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ce style:name="Times New Roman1" svg:font-family="'Times New Roman'"/>
    <style:font-face style:name="ＭＳ Ｐゴシック2" svg:font-family="'ＭＳ Ｐゴシック'"/>
    <style:font-face style:name="Times New Roman2" svg:font-family="'Times New Roman'" style:font-family-generic="modern"/>
    <style:font-face style:name="メイリオ2" svg:font-family="メイリオ" style:font-family-generic="moder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3" svg:font-family="'Times New Roman'" style:font-family-generic="swiss"/>
    <style:font-face style:name="ＭＳ Ｐゴシック3" svg:font-family="'ＭＳ Ｐゴシック'" style:font-family-generic="swiss"/>
    <style:font-face style:name="Monaco3" svg:font-family="Monaco" style:font-family-generic="modern" style:font-pitch="fixed"/>
    <style:font-face style:name="Arial Unicode MS1" svg:font-family="'Arial Unicode MS'" style:font-pitch="variable"/>
    <style:font-face style:name="Monaco1" svg:font-family="Monaco" style:font-pitch="variable"/>
    <style:font-face style:name="ＭＳ 明朝1" svg:font-family="'ＭＳ 明朝'" style:font-pitch="variable"/>
    <style:font-face style:name="ＭＳ Ｐゴシック" svg:font-family="'ＭＳ Ｐゴシック'" style:font-pitch="variable"/>
    <style:font-face style:name="ＭＳ Ｐゴシック4" svg:font-family="'ＭＳ Ｐゴシック'" style:font-adornments="標準" style:font-pitch="variable"/>
    <style:font-face style:name="ＭＳ Ｐ明朝1" svg:font-family="'ＭＳ Ｐ明朝'" style:font-pitch="variable"/>
    <style:font-face style:name="Arial Unicode MS3" svg:font-family="'Arial Unicode MS'" style:font-family-generic="modern" style:font-pitch="variable"/>
    <style:font-face style:name="Monaco2" svg:font-family="Monaco" style:font-family-generic="modern"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ＭＳ Ｐ明朝2" svg:font-family="'ＭＳ Ｐ明朝'" style:font-family-generic="modern" style:font-pitch="variable"/>
    <style:font-face style:name="Arial Unicode MS2" svg:font-family="'Arial Unicode MS'" style:font-family-generic="swiss" style:font-pitch="variable"/>
    <style:font-face style:name="Tahoma" svg:font-family="Tahoma" style:font-family-generic="swiss" style:font-pitch="variable"/>
    <style:font-face style:name="Tahoma1" svg:font-family="Tahoma" style:font-adornments="標準" style:font-family-generic="swiss" style:font-pitch="variable"/>
    <style:font-face style:name="ＭＳ Ｐゴシック1" svg:font-family="'ＭＳ Ｐゴシック'" style:font-family-generic="swiss" style:font-pitch="variable"/>
    <style:font-face style:name="ＭＳ Ｐ明朝3" svg:font-family="'ＭＳ Ｐ明朝'" style:font-family-generic="swiss" style:font-pitch="variable"/>
    <style:font-face style:name="Arial Unicode MS" svg:font-family="'Arial Unicode MS'"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officeooo:paragraph-rsid="007cd048" style:font-name-asian="ＭＳ 明朝" style:font-size-asian="12pt" style:language-asian="ja" style:country-asian="JP" style:font-size-complex="12pt"/>
    </style:style>
    <style:style style:name="P3" style:family="paragraph" style:parent-style-name="Standard">
      <style:text-properties fo:font-size="12pt" officeooo:paragraph-rsid="00cbd77f" style:font-name-asian="ＭＳ 明朝1" style:font-size-asian="12pt" style:language-asian="ja" style:country-asian="JP" style:font-size-complex="12pt"/>
    </style:style>
    <style:style style:name="P4" style:family="paragraph" style:parent-style-name="Standard">
      <style:paragraph-properties fo:text-align="end" style:justify-single-word="false"/>
      <style:text-properties fo:font-size="12pt" officeooo:paragraph-rsid="00f0d0ec" style:font-name-asian="ＭＳ 明朝1" style:font-size-asian="12pt" style:language-asian="ja" style:country-asian="JP" style:font-size-complex="12pt"/>
    </style:style>
    <style:style style:name="P5" style:family="paragraph" style:parent-style-name="Standard">
      <style:text-properties fo:font-size="12pt" officeooo:paragraph-rsid="007cd048" style:font-name-asian="ＭＳ 明朝1" style:font-size-asian="12pt" style:language-asian="ja" style:country-asian="JP" style:font-size-complex="12pt"/>
    </style:style>
    <style:style style:name="P6" style:family="paragraph" style:parent-style-name="Standard">
      <style:paragraph-properties fo:text-align="center" style:justify-single-word="false"/>
      <style:text-properties fo:font-size="20pt" officeooo:paragraph-rsid="007cd048" style:font-name-asian="ＭＳ 明朝"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officeooo:paragraph-rsid="007cd048" style:font-name-asian="ＭＳ 明朝" style:font-size-asian="20pt" style:language-asian="ja" style:country-asian="JP"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17a0df9" officeooo:paragraph-rsid="007cd048" style:font-name-asian="ＭＳ 明朝" style:font-size-asian="20pt" style:language-asian="ja" style:country-asian="JP" style:font-weight-asian="bold" style:font-size-complex="20pt" style:font-weight-complex="bold"/>
    </style:style>
    <style:style style:name="P9" style:family="paragraph" style:parent-style-name="Standard">
      <style:text-properties fo:font-size="20pt" fo:font-weight="bold" officeooo:rsid="017a0df9" officeooo:paragraph-rsid="007cd048" style:font-name-asian="ＭＳ 明朝" style:font-size-asian="20pt" style:language-asian="ja" style:country-asian="JP"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7cd048" officeooo:paragraph-rsid="007cd048" style:font-name-asian="ＭＳ 明朝" style:font-size-asian="20pt" style:language-asian="ja" style:country-asian="JP" style:font-weight-asian="bold" style:font-size-complex="20pt" style:font-weight-complex="bold"/>
    </style:style>
    <style:style style:name="P11" style:family="paragraph" style:parent-style-name="Standard">
      <style:text-properties fo:color="#000000" style:text-outline="false" style:text-line-through-style="none" style:text-line-through-type="none" style:font-name="メイリオ" fo:font-size="12pt" fo:font-style="normal" fo:text-shadow="none" style:text-underline-style="none" fo:font-weight="normal" officeooo:paragraph-rsid="007cd048" style:letter-kerning="true" style:font-name-asian="ＭＳ 明朝1" style:font-size-asian="12pt" style:language-asian="ja" style:country-asian="JP" style:font-style-asian="normal" style:font-weight-asian="normal" style:font-size-complex="12pt" style:text-emphasize="none"/>
    </style:style>
    <style:style style:name="P12" style:family="paragraph" style:parent-style-name="Standard">
      <style:paragraph-properties fo:margin-left="0pt" fo:margin-right="0pt" fo:margin-top="0pt" fo:margin-bottom="0pt" loext:contextual-spacing="false" style:line-height-at-least="10.01pt" fo:text-align="end" style:justify-single-word="false" fo:text-indent="0pt" style:auto-text-indent="false"/>
      <style:text-properties fo:color="#000000" style:text-outline="false" style:text-line-through-style="none" style:text-line-through-type="none" style:font-name="メイリオ" fo:font-size="12pt" fo:font-style="normal" fo:text-shadow="none" style:text-underline-style="none" fo:font-weight="normal" officeooo:paragraph-rsid="00f0d0ec" style:letter-kerning="true" style:font-name-asian="ＭＳ 明朝1" style:font-size-asian="12pt" style:language-asian="ja" style:country-asian="JP" style:font-style-asian="normal" style:font-weight-asian="normal" style:font-size-complex="12pt" style:text-emphasize="none"/>
    </style:style>
    <style:style style:name="P13" style:family="paragraph" style:parent-style-name="Standard" style:master-page-name="">
      <style:paragraph-properties fo:margin-left="28.35pt" fo:margin-right="0pt" fo:text-indent="0pt" style:auto-text-indent="false" style:page-number="auto" fo:break-before="page"/>
    </style:style>
    <style:style style:name="P14" style:family="paragraph" style:parent-style-name="Standard" style:master-page-name="">
      <style:paragraph-properties fo:margin-left="28.35pt" fo:margin-right="0pt" fo:text-indent="0pt" style:auto-text-indent="false" style:page-number="auto" fo:break-before="page"/>
      <style:text-properties officeooo:paragraph-rsid="007feeb7"/>
    </style:style>
    <style:style style:name="P15" style:family="paragraph" style:parent-style-name="Standard" style:master-page-name="">
      <style:paragraph-properties fo:margin-left="28.35pt" fo:margin-right="0pt" fo:text-indent="0pt" style:auto-text-indent="false" style:page-number="auto" fo:break-before="page"/>
      <style:text-properties officeooo:rsid="00108491" officeooo:paragraph-rsid="007feeb7"/>
    </style:style>
    <style:style style:name="P16" style:family="paragraph" style:parent-style-name="Standard">
      <style:paragraph-properties fo:margin-left="28.35pt" fo:margin-right="0pt" fo:text-indent="0pt" style:auto-text-indent="false" fo:break-before="page"/>
    </style:style>
    <style:style style:name="P17" style:family="paragraph" style:parent-style-name="Standard">
      <style:paragraph-properties fo:margin-left="28.35pt" fo:margin-right="0pt" fo:text-indent="0pt" style:auto-text-indent="false" fo:break-before="page"/>
      <style:text-properties officeooo:paragraph-rsid="007feeb7"/>
    </style:style>
    <style:style style:name="P18" style:family="paragraph" style:parent-style-name="Standard" style:master-page-name="">
      <style:paragraph-properties fo:text-align="end" style:justify-single-word="false" style:page-number="auto"/>
      <style:text-properties fo:font-size="12pt" officeooo:paragraph-rsid="00f0d0ec" style:font-name-asian="ＭＳ 明朝1" style:font-size-asian="12pt" style:language-asian="ja" style:country-asian="JP" style:font-size-complex="12pt"/>
    </style:style>
    <style:style style:name="P19" style:family="paragraph" style:parent-style-name="Standard" style:master-page-name="First_20_Page">
      <style:paragraph-properties fo:text-align="start" style:justify-single-word="false" style:page-number="auto"/>
      <style:text-properties fo:font-size="12pt" officeooo:paragraph-rsid="007cd048" style:font-name-asian="ＭＳ 明朝" style:font-size-asian="12pt" style:language-asian="ja" style:country-asian="JP" style:font-size-complex="12pt"/>
    </style:style>
    <style:style style:name="P20" style:family="paragraph" style:parent-style-name="Standard" style:master-page-name="Standard">
      <style:paragraph-properties fo:margin-left="28.35pt" fo:margin-right="0pt" fo:text-indent="0pt" style:auto-text-indent="false" style:page-number="1" fo:break-before="page"/>
    </style:style>
    <style:style style:name="P21" style:family="paragraph" style:parent-style-name="Standard">
      <style:paragraph-properties fo:margin-left="0pt" fo:margin-right="0pt" fo:margin-top="0pt" fo:margin-bottom="0pt" loext:contextual-spacing="false" style:line-height-at-least="10.01pt" fo:text-align="end" style:justify-single-word="false" fo:text-indent="0pt" style:auto-text-indent="false"/>
      <style:text-properties fo:color="#000000" style:text-outline="false" style:text-line-through-style="none" style:text-line-through-type="none" style:font-name="メイリオ" fo:font-size="12pt" fo:font-style="normal" fo:text-shadow="none" style:text-underline-style="none" fo:font-weight="normal" officeooo:paragraph-rsid="00f0d0ec" style:letter-kerning="true" style:font-name-asian="ＭＳ 明朝1" style:font-size-asian="12pt" style:language-asian="ja" style:country-asian="JP" style:font-style-asian="normal" style:font-weight-asian="normal" style:font-size-complex="12pt" style:text-emphasize="none"/>
    </style:style>
    <style:style style:name="P22" style:family="paragraph">
      <style:paragraph-properties fo:margin-left="36.85pt" fo:margin-right="0pt" fo:text-indent="-35.97pt"/>
    </style:style>
    <style:style style:name="P23" style:family="paragraph">
      <style:paragraph-properties fo:margin-left="33.99pt" fo:margin-right="0pt" fo:text-indent="-33.11pt"/>
    </style:style>
    <style:style style:name="P24" style:family="paragraph">
      <style:paragraph-properties fo:margin-left="33.99pt" fo:margin-right="0pt" fo:text-indent="0pt"/>
    </style:style>
    <style:style style:name="P25" style:family="paragraph">
      <style:paragraph-properties fo:margin-left="31.21pt" fo:margin-right="0pt" fo:text-indent="-30.36pt"/>
    </style:style>
    <style:style style:name="P26" style:family="paragraph">
      <style:paragraph-properties fo:margin-left="31.21pt" fo:margin-right="0pt" fo:text-indent="0pt"/>
    </style:style>
    <style:style style:name="P27" style:family="paragraph">
      <style:text-properties style:font-name="ＭＳ Ｐゴシック" fo:font-size="12pt" style:font-name-asian="ＭＳ Ｐゴシック" style:font-size-asian="12pt" style:font-size-complex="12pt"/>
    </style:style>
    <style:style style:name="P28" style:family="paragraph">
      <style:paragraph-properties fo:text-align="center"/>
      <style:text-properties fo:font-size="12pt"/>
    </style:style>
    <style:style style:name="P29" style:family="paragraph">
      <style:paragraph-properties fo:text-align="center"/>
    </style:style>
    <style:style style:name="P30" style:family="paragraph">
      <style:paragraph-properties fo:text-align="center"/>
      <style:text-properties style:font-name="メイリオ1" fo:font-size="9pt" style:font-name-asian="メイリオ1" style:font-size-asian="9pt" style:font-size-complex="9pt"/>
    </style:style>
    <style:style style:name="P31" style:family="paragraph">
      <style:text-properties style:font-name="ＭＳ Ｐゴシック" fo:font-size="10pt" style:font-size-asian="10pt" style:font-size-complex="10pt"/>
    </style:style>
    <style:style style:name="P32" style:family="paragraph">
      <style:paragraph-properties fo:text-align="center"/>
      <style:text-properties style:font-name="ＭＳ Ｐゴシック1" fo:font-size="9pt" style:font-name-asian="ＭＳ Ｐゴシック1" style:font-size-asian="9pt" style:font-size-complex="9pt"/>
    </style:style>
    <style:style style:name="P33" style:family="paragraph">
      <style:paragraph-properties fo:line-height="100%" fo:text-align="center" style:text-autospace="none"/>
    </style:style>
    <style:style style:name="P34" style:family="paragraph">
      <style:paragraph-properties fo:line-height="100%" fo:text-align="center" style:text-autospace="none"/>
      <style:text-properties fo:color="#3f7f5f" style:font-name="ＭＳ Ｐゴシック1" fo:font-size="10pt" style:font-name-asian="ＭＳ Ｐゴシック" style:font-size-asian="10pt" style:font-name-complex="Monaco" style:font-size-complex="10pt"/>
    </style:style>
    <style:style style:name="P35" style:family="paragraph">
      <style:paragraph-properties fo:line-height="100%" fo:text-align="center" style:text-autospace="none"/>
      <style:text-properties fo:color="#3f7f5f" style:font-name="Monaco" fo:font-size="10pt" style:font-name-asian="ＭＳ Ｐゴシック" style:font-size-asian="10pt" style:font-name-complex="Monaco" style:font-size-complex="10pt"/>
    </style:style>
    <style:style style:name="P36" style:family="paragraph">
      <style:paragraph-properties fo:text-align="center"/>
      <style:text-properties style:font-name="ＭＳ Ｐゴシック1"/>
    </style:style>
    <style:style style:name="P37" style:family="paragraph">
      <style:paragraph-properties fo:margin-left="28.35pt" fo:margin-right="0pt" fo:text-indent="-27.72pt"/>
    </style:style>
    <style:style style:name="P38" style:family="paragraph">
      <style:paragraph-properties fo:margin-left="28.35pt" fo:margin-right="0pt" fo:text-indent="0pt"/>
    </style:style>
    <style:style style:name="P39" style:family="paragraph">
      <style:paragraph-properties fo:text-align="center"/>
      <style:text-properties style:font-name="ＭＳ Ｐゴシック1" fo:font-size="10pt" style:font-name-asian="ＭＳ Ｐゴシック1" style:font-size-asian="10pt" style:font-size-complex="10pt"/>
    </style:style>
    <style:style style:name="P40" style:family="paragraph">
      <style:text-properties style:font-name="ＭＳ Ｐゴシック1" fo:font-size="10pt" style:font-size-asian="10pt" style:font-size-complex="10pt"/>
    </style:style>
    <style:style style:name="P41" style:family="paragraph">
      <style:paragraph-properties fo:margin-left="0pt" fo:margin-right="0pt" fo:margin-top="0pt" fo:margin-bottom="0pt" fo:line-height="100%" fo:text-align="center" fo:text-indent="0pt"/>
      <style:text-properties style:font-name="ＭＳ Ｐゴシック1" fo:font-size="9pt" style:font-name-asian="ＭＳ Ｐゴシック1" style:font-size-asian="9pt" style:font-size-complex="9pt"/>
    </style:style>
    <style:style style:name="P42" style:family="paragraph">
      <style:paragraph-properties fo:text-align="center"/>
      <style:text-properties style:font-name="ＭＳ Ｐゴシック1" fo:font-size="12pt" fo:font-weight="normal" style:font-size-asian="12pt" style:font-weight-asian="normal" style:font-size-complex="12pt" style:font-weight-complex="normal"/>
    </style:style>
    <style:style style:name="P43" style:family="paragraph">
      <style:paragraph-properties fo:line-height="100%" fo:text-align="center" style:text-autospace="none"/>
      <style:text-properties fo:color="#3f7f5f" style:font-name="ＭＳ Ｐゴシック1" fo:font-size="10pt" style:font-name-asian="ＭＳ Ｐゴシック1" style:font-size-asian="10pt" style:font-name-complex="Monaco" style:font-size-complex="10pt"/>
    </style:style>
    <style:style style:name="P44" style:family="paragraph">
      <style:paragraph-properties fo:margin-left="0pt" fo:margin-right="0pt" fo:margin-top="0pt" fo:margin-bottom="0pt" fo:line-height="100%" fo:text-align="center" fo:text-indent="0pt"/>
      <style:text-properties style:font-name="ＭＳ Ｐゴシック1" fo:font-size="10pt" style:font-name-asian="ＭＳ Ｐゴシック1" style:font-size-asian="10pt" style:font-size-complex="10pt"/>
    </style:style>
    <style:style style:name="P45" style:family="paragraph">
      <style:paragraph-properties fo:line-height="100%" fo:text-align="center" style:text-autospace="none"/>
      <style:text-properties fo:color="#3f7f5f" style:font-name="ＭＳ Ｐゴシック" fo:font-size="10pt" fo:font-weight="normal" style:font-name-asian="ＭＳ Ｐゴシック4" style:font-size-asian="10pt" style:font-weight-asian="normal" style:font-name-complex="Monaco" style:font-size-complex="10pt" style:font-weight-complex="normal"/>
    </style:style>
    <style:style style:name="P46" style:family="paragraph">
      <style:paragraph-properties fo:margin-left="36.85pt" fo:margin-right="0pt" fo:text-indent="0pt"/>
    </style:style>
    <style:style style:name="P47" style:family="paragraph">
      <style:paragraph-properties fo:line-height="100%" fo:text-align="center" style:text-autospace="none"/>
      <style:text-properties fo:color="#3f7f5f" style:font-name="Monaco" fo:font-size="10pt" style:font-name-asian="ＭＳ Ｐゴシック1" style:font-size-asian="10pt" style:font-name-complex="Monaco" style:font-size-complex="10pt"/>
    </style:style>
    <style:style style:name="P48" style:family="paragraph">
      <style:text-properties style:font-name="ＭＳ Ｐゴシック1" fo:font-size="9pt" style:font-size-asian="9pt" style:font-size-complex="9pt"/>
    </style:style>
    <style:style style:name="P49" style:family="paragraph">
      <style:paragraph-properties fo:text-align="center" style:text-autospace="none"/>
    </style:style>
    <style:style style:name="P50" style:family="paragraph">
      <style:paragraph-properties fo:text-align="center"/>
      <style:text-properties style:font-name="ＭＳ Ｐゴシック1" fo:font-size="10pt" fo:font-weight="normal" style:font-name-asian="ＭＳ Ｐゴシック1" style:font-size-asian="10pt" style:font-weight-asian="normal" style:font-size-complex="10pt" style:font-weight-complex="normal"/>
    </style:style>
    <style:style style:name="T1" style:family="text">
      <style:text-properties officeooo:rsid="007cd048"/>
    </style:style>
    <style:style style:name="T2" style:family="text">
      <style:text-properties style:font-name="ＭＳ Ｐゴシック" fo:font-size="12pt" style:font-name-asian="ＭＳ Ｐゴシック" style:font-size-asian="12pt" style:font-size-complex="12pt"/>
    </style:style>
    <style:style style:name="T3" style:family="text">
      <style:text-properties fo:color="#000000" style:font-name="ＭＳ Ｐゴシック" fo:font-size="12pt" style:font-name-asian="ＭＳ Ｐゴシック" style:font-size-asian="12pt" style:font-name-complex="Monaco" style:font-size-complex="12pt"/>
    </style:style>
    <style:style style:name="T4" style:family="text">
      <style:text-properties style:font-name="ＭＳ Ｐゴシック1" fo:font-size="10pt" style:font-name-asian="メイリオ1" style:font-size-asian="10pt" style:font-size-complex="10pt"/>
    </style:style>
    <style:style style:name="T5" style:family="text">
      <style:text-properties fo:font-size="10pt" style:font-name-asian="ＭＳ Ｐゴシック" style:font-size-asian="10pt" style:font-size-complex="10pt"/>
    </style:style>
    <style:style style:name="T6" style:family="text">
      <style:text-properties style:font-name="ＭＳ Ｐゴシック" fo:font-size="10pt" style:font-size-asian="10pt" style:font-size-complex="10pt"/>
    </style:style>
    <style:style style:name="T7" style:family="text">
      <style:text-properties style:font-name="ＭＳ Ｐゴシック1" fo:font-size="10pt" style:font-name-asian="ＭＳ Ｐゴシック1" style:font-size-asian="10pt" style:font-size-complex="10pt"/>
    </style:style>
    <style:style style:name="T8" style:family="text">
      <style:text-properties fo:color="#000000" style:font-name="ＭＳ Ｐゴシック1" fo:font-size="10pt" style:font-name-asian="ＭＳ Ｐゴシック" style:font-size-asian="10pt" style:font-name-complex="Monaco" style:font-size-complex="10pt"/>
    </style:style>
    <style:style style:name="T9" style:family="text">
      <style:text-properties fo:color="#000000" style:font-name="Monaco" fo:font-size="10pt" style:font-name-asian="ＭＳ Ｐゴシック" style:font-size-asian="10pt" style:font-name-complex="Monaco" style:font-size-complex="10pt"/>
    </style:style>
    <style:style style:name="T10" style:family="text">
      <style:text-properties style:font-name="ＭＳ Ｐゴシック1"/>
    </style:style>
    <style:style style:name="T11" style:family="text">
      <style:text-properties style:font-name="ＭＳ Ｐゴシック1" fo:font-size="9pt" style:font-name-asian="ＭＳ Ｐゴシック1" style:font-size-asian="9pt" style:font-size-complex="9pt"/>
    </style:style>
    <style:style style:name="T12" style:family="text">
      <style:text-properties fo:font-size="10pt" style:font-name-asian="ＭＳ Ｐゴシック1" style:font-size-asian="10pt" style:font-size-complex="10pt"/>
    </style:style>
    <style:style style:name="T13" style:family="text">
      <style:text-properties style:text-outline="false" style:text-line-through-style="none" style:text-line-through-type="none" style:font-name="ＭＳ Ｐゴシック1" fo:font-size="9pt" fo:text-shadow="none" style:text-underline-style="none" style:letter-kerning="true" style:font-name-asian="ＭＳ Ｐゴシック1" style:font-size-asian="9pt" style:font-name-complex="Tahoma1" style:font-size-complex="9pt" style:text-emphasize="none" style:font-relief="none" style:text-overline-style="none" style:text-overline-color="font-color"/>
    </style:style>
    <style:style style:name="T14" style:family="text">
      <style:text-properties style:text-outline="false" style:text-line-through-style="none" style:text-line-through-type="none" style:font-name="ＭＳ Ｐゴシック" fo:font-size="9pt" fo:text-shadow="none" style:text-underline-style="none" style:letter-kerning="true" style:font-name-asian="ＭＳ Ｐゴシック" style:font-size-asian="9pt" style:font-name-complex="Tahoma1" style:font-size-complex="9pt" style:text-emphasize="none" style:font-relief="none" style:text-overline-style="none" style:text-overline-color="font-color"/>
    </style:style>
    <style:style style:name="T15" style:family="text">
      <style:text-properties style:font-name="ＭＳ Ｐゴシック1" fo:font-size="12pt" fo:font-weight="normal" style:font-size-asian="12pt" style:font-weight-asian="normal" style:font-size-complex="12pt" style:font-weight-complex="normal"/>
    </style:style>
    <style:style style:name="T16" style:family="text">
      <style:text-properties fo:color="#000000" style:font-name="ＭＳ Ｐゴシック1" fo:font-size="10pt" style:font-name-asian="ＭＳ Ｐゴシック1" style:font-size-asian="10pt" style:font-name-complex="Monaco" style:font-size-complex="10pt"/>
    </style:style>
    <style:style style:name="T17" style:family="text">
      <style:text-properties fo:color="#000000" style:text-outline="false" style:text-line-through-style="none" style:text-line-through-type="none" style:font-name="ＭＳ Ｐゴシック1" fo:font-size="9pt" fo:text-shadow="none" style:text-underline-style="none" style:letter-kerning="true" style:font-name-asian="ＭＳ Ｐゴシック1" style:font-size-asian="9pt" style:font-name-complex="Tahoma1" style:font-size-complex="9pt" style:text-emphasize="none" style:font-relief="none" style:text-overline-style="none" style:text-overline-color="font-color"/>
    </style:style>
    <style:style style:name="T18" style:family="text">
      <style:text-properties style:font-name="ＭＳ Ｐゴシック1" fo:font-size="10pt" style:font-size-asian="10pt" style:font-size-complex="10pt"/>
    </style:style>
    <style:style style:name="T19" style:family="text">
      <style:text-properties style:text-outline="false" style:text-line-through-style="none" style:text-line-through-type="none" style:font-name="ＭＳ Ｐゴシック1" fo:font-size="10pt" fo:text-shadow="none" style:text-underline-style="none" style:letter-kerning="true" style:font-name-asian="ＭＳ Ｐゴシック1" style:font-size-asian="10pt" style:font-name-complex="Tahoma1" style:font-size-complex="10pt" style:text-emphasize="none" style:font-relief="none" style:text-overline-style="none" style:text-overline-color="font-color"/>
    </style:style>
    <style:style style:name="T20" style:family="text">
      <style:text-properties fo:color="#000000" style:font-name="Monaco" fo:font-size="10pt" style:font-name-asian="ＭＳ Ｐゴシック1" style:font-size-asian="10pt" style:font-name-complex="Monaco" style:font-size-complex="10pt"/>
    </style:style>
    <style:style style:name="T21" style:family="text">
      <style:text-properties fo:color="#000000" style:font-name="ＭＳ Ｐゴシック1" fo:font-size="10pt" style:font-name-asian="メイリオ1" style:font-size-asian="10pt" style:font-name-complex="Monaco" style:font-size-complex="10pt"/>
    </style:style>
    <style:style style:name="T22" style:family="text">
      <style:text-properties style:font-name="ＭＳ Ｐゴシック1" fo:font-size="9pt" style:font-size-asian="9pt" style:font-size-complex="9pt"/>
    </style:style>
    <style:style style:name="T23" style:family="text">
      <style:text-properties style:font-name="ＭＳ Ｐゴシック1" fo:font-size="9.5pt" fo:font-weight="normal" style:font-name-asian="ＭＳ Ｐゴシック1" style:font-size-asian="9.5pt" style:font-weight-asian="normal" style:font-size-complex="9.5pt" style:font-weight-complex="normal"/>
    </style:style>
    <style:style style:name="T24" style:family="text">
      <style:text-properties fo:color="#000000" style:font-name="ＭＳ Ｐゴシック1" fo:font-size="9pt" fo:font-weight="normal" style:font-name-asian="ＭＳ Ｐゴシック1" style:font-size-asian="9pt" style:font-weight-asian="normal" style:font-name-complex="Monaco3" style:font-size-complex="9pt"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marker-end="Arrow" draw:fill="none" draw:fill-color="#ffffff" fo:min-height="672.04pt" style:run-through="foreground"/>
    </style:style>
    <style:style style:name="gr3" style:family="graphic">
      <style:graphic-properties svg:stroke-color="#000000" draw:marker-end="Arrow" draw:marker-end-width="8.5pt" draw:fill="solid" draw:fill-color="#ffffff" draw:textarea-horizontal-align="center" draw:textarea-vertical-align="middle" style:run-through="foreground"/>
    </style:style>
    <style:style style:name="gr4" style:family="graphic">
      <style:graphic-properties style:run-through="foreground"/>
    </style:style>
    <style:style style:name="gr5" style:family="graphic">
      <style:graphic-properties svg:stroke-color="#000000" draw:fill="solid" draw:fill-color="#ffffff" draw:textarea-horizontal-align="justify" draw:textarea-vertical-align="middle" draw:auto-grow-height="false" fo:min-height="60.35pt" fo:min-width="175.95pt" style:run-through="foreground"/>
    </style:style>
    <style:style style:name="gr6" style:family="graphic">
      <style:graphic-properties svg:stroke-color="#000000" draw:marker-end="" draw:fill="solid" draw:fill-color="#ffffff" draw:textarea-horizontal-align="center" draw:textarea-vertical-align="middle" style:run-through="foreground"/>
    </style:style>
    <style:style style:name="gr7" style:family="graphic">
      <style:graphic-properties draw:stroke="none" svg:stroke-color="#000000" draw:marker-end="Arrow" draw:fill="none" draw:fill-color="#ffffff" fo:min-height="16.04pt" style:run-through="foreground"/>
    </style:style>
    <style:style style:name="gr8" style:family="graphic">
      <style:graphic-properties svg:stroke-color="#000000" draw:fill="solid" draw:fill-color="#ffffff" draw:textarea-horizontal-align="center" draw:textarea-vertical-align="middle" style:run-through="foreground"/>
    </style:style>
    <style:style style:name="gr9" style:family="graphic">
      <style:graphic-properties draw:stroke="none" svg:stroke-color="#000000" draw:marker-end="Arrow" draw:fill="none" draw:fill-color="#ffffff" fo:min-height="16.36pt" style:run-through="foreground"/>
    </style:style>
    <style:style style:name="gr10" style:family="graphic">
      <style:graphic-properties svg:stroke-color="#000000" draw:marker-end="Arrow" draw:fill="solid" draw:fill-color="#ffffff" draw:textarea-horizontal-align="justify" draw:textarea-vertical-align="middle" draw:auto-grow-height="false" fo:min-height="25.51pt" fo:min-width="204.75pt" style:run-through="foreground"/>
    </style:style>
    <style:style style:name="gr11" style:family="graphic">
      <style:graphic-properties svg:stroke-color="#000000" draw:fill="none" draw:textarea-horizontal-align="center" draw:textarea-vertical-align="middle" style:run-through="foreground"/>
    </style:style>
    <style:style style:name="gr12" style:family="graphic">
      <style:graphic-properties draw:stroke="none" svg:stroke-color="#000000" draw:marker-end="Arrow" draw:fill="none" draw:fill-color="#ffffff" fo:min-height="390.05pt" style:run-through="foreground"/>
    </style:style>
    <style:style style:name="gr13" style:family="graphic">
      <style:graphic-properties svg:stroke-color="#000000" draw:fill="solid" draw:fill-color="#ffffff" draw:textarea-horizontal-align="justify" draw:textarea-vertical-align="middle" draw:auto-grow-height="false" fo:min-height="49.66pt" fo:min-width="187.51pt" style:run-through="foreground"/>
    </style:style>
    <style:style style:name="gr14" style:family="graphic">
      <style:graphic-properties draw:stroke="none" svg:stroke-color="#000000" draw:marker-end="Arrow" draw:fill="none" draw:fill-color="#ffffff" fo:min-height="67.66pt" style:run-through="foreground"/>
    </style:style>
    <style:style style:name="gr15" style:family="graphic">
      <style:graphic-properties svg:stroke-color="#000000" draw:fill="solid" draw:fill-color="#ffffff" draw:textarea-horizontal-align="justify" draw:textarea-vertical-align="middle" draw:auto-grow-height="false" fo:min-height="18.31pt" fo:min-width="92.75pt" style:run-through="foreground"/>
    </style:style>
    <style:style style:name="gr16" style:family="graphic">
      <style:graphic-properties svg:stroke-color="#000000" draw:fill="solid" draw:fill-color="#ffffff" draw:textarea-horizontal-align="justify" draw:textarea-vertical-align="middle" draw:auto-grow-height="false" fo:min-height="73.11pt" fo:min-width="172.66pt" style:run-through="foreground"/>
    </style:style>
    <style:style style:name="gr17" style:family="graphic">
      <style:graphic-properties draw:stroke="none" svg:stroke-color="#000000" draw:marker-end="Arrow" draw:fill="none" draw:fill-color="#ffffff" fo:min-height="19.36pt" style:run-through="foreground"/>
    </style:style>
    <style:style style:name="gr18" style:family="graphic">
      <style:graphic-properties draw:stroke="none" svg:stroke-color="#000000" draw:fill="none" draw:fill-color="#ffffff" fo:min-height="17.74pt" style:run-through="foreground"/>
    </style:style>
    <style:style style:name="gr19" style:family="graphic">
      <style:graphic-properties svg:stroke-color="#000000" draw:fill="solid" draw:fill-color="#ffffff" draw:textarea-horizontal-align="justify" draw:textarea-vertical-align="middle" draw:auto-grow-height="false" fo:min-height="52.41pt" fo:min-width="104.4pt" style:run-through="foreground"/>
    </style:style>
    <style:style style:name="gr20" style:family="graphic">
      <style:graphic-properties svg:stroke-color="#000000" draw:marker-end="Arrow" draw:marker-end-width="8.5pt" draw:textarea-horizontal-align="center" draw:textarea-vertical-align="middle" style:run-through="foreground"/>
    </style:style>
    <style:style style:name="gr21" style:family="graphic">
      <style:graphic-properties svg:stroke-color="#000000" draw:fill="solid" draw:fill-color="#ffffff" draw:textarea-horizontal-align="justify" draw:textarea-vertical-align="middle" draw:auto-grow-height="false" fo:min-height="64.29pt" fo:min-width="104.4pt" style:run-through="foreground"/>
    </style:style>
    <style:style style:name="gr22" style:family="graphic">
      <style:graphic-properties draw:stroke="none" svg:stroke-color="#000000" draw:marker-end="Arrow" draw:fill="none" draw:fill-color="#ffffff" fo:min-height="343.25pt" style:run-through="foreground"/>
    </style:style>
    <style:style style:name="gr23" style:family="graphic">
      <style:graphic-properties svg:stroke-color="#000000" draw:fill="solid" draw:fill-color="#ffffff" draw:textarea-horizontal-align="justify" draw:textarea-vertical-align="middle" draw:auto-grow-height="false" fo:min-height="53.09pt" fo:min-width="120.3pt" style:run-through="foreground"/>
    </style:style>
    <style:style style:name="gr24" style:family="graphic">
      <style:graphic-properties svg:stroke-color="#000000" draw:fill="solid" draw:fill-color="#ffffff" draw:textarea-horizontal-align="justify" draw:textarea-vertical-align="middle" draw:auto-grow-height="false" fo:min-height="17.09pt" fo:min-width="16.55pt" style:run-through="foreground"/>
    </style:style>
    <style:style style:name="gr25" style:family="graphic">
      <style:graphic-properties svg:stroke-color="#000000" draw:marker-end="Arrow" draw:fill="solid" draw:fill-color="#ffffff" draw:textarea-horizontal-align="justify" draw:textarea-vertical-align="middle" draw:auto-grow-height="false" fo:min-height="22.51pt" fo:min-width="169.4pt" style:run-through="foreground"/>
    </style:style>
    <style:style style:name="gr26" style:family="graphic">
      <style:graphic-properties svg:stroke-color="#000000" draw:marker-end="Arrow" draw:fill="solid" draw:fill-color="#ffffff" draw:textarea-horizontal-align="justify" draw:textarea-vertical-align="middle" draw:auto-grow-height="false" fo:min-height="22.39pt" fo:min-width="169.4pt" style:run-through="foreground"/>
    </style:style>
    <style:style style:name="gr27" style:family="graphic">
      <style:graphic-properties svg:stroke-color="#000000" draw:fill="solid" draw:fill-color="#ffffff" draw:textarea-horizontal-align="justify" draw:textarea-vertical-align="middle" draw:auto-grow-height="false" fo:min-height="53.94pt" fo:min-width="167.5pt" style:run-through="foreground"/>
    </style:style>
    <style:style style:name="gr28" style:family="graphic">
      <style:graphic-properties draw:stroke="none" svg:stroke-color="#000000" draw:marker-end="Arrow" draw:fill="none" draw:fill-color="#ffffff" fo:min-height="41.44pt" style:run-through="foreground"/>
    </style:style>
    <style:style style:name="gr29" style:family="graphic">
      <style:graphic-properties svg:stroke-color="#000000" draw:fill="solid" draw:fill-color="#ffffff" draw:textarea-horizontal-align="justify" draw:textarea-vertical-align="middle" draw:auto-grow-height="false" fo:min-height="12.76pt" fo:min-width="92.75pt" style:run-through="foreground"/>
    </style:style>
    <style:style style:name="gr30" style:family="graphic">
      <style:graphic-properties svg:stroke-color="#000000" draw:marker-end="Arrow" draw:fill="solid" draw:fill-color="#ffffff" draw:textarea-horizontal-align="justify" draw:textarea-vertical-align="middle" draw:auto-grow-height="false" fo:min-height="26.76pt" fo:min-width="169.4pt" style:run-through="foreground"/>
    </style:style>
    <style:style style:name="gr31" style:family="graphic">
      <style:graphic-properties svg:stroke-color="#000000" draw:marker-end="Arrow" draw:fill="solid" draw:fill-color="#ffffff" draw:textarea-horizontal-align="justify" draw:textarea-vertical-align="middle" draw:auto-grow-height="false" fo:min-height="26.65pt" fo:min-width="169.4pt" style:run-through="foreground"/>
    </style:style>
    <style:style style:name="gr32" style:family="graphic">
      <style:graphic-properties svg:stroke-color="#000000" draw:marker-end="Arrow" draw:fill="solid" draw:fill-color="#ffffff" draw:textarea-horizontal-align="justify" draw:textarea-vertical-align="middle" draw:auto-grow-height="false" fo:min-height="20.61pt" fo:min-width="169.4pt" style:run-through="foreground"/>
    </style:style>
    <style:style style:name="gr33" style:family="graphic">
      <style:graphic-properties svg:stroke-color="#000000" draw:marker-end="Arrow" draw:fill="solid" draw:fill-color="#ffffff" draw:textarea-horizontal-align="justify" draw:textarea-vertical-align="middle" draw:auto-grow-height="false" fo:min-height="20.55pt" fo:min-width="169.4pt" style:run-through="foreground"/>
    </style:style>
    <style:style style:name="gr34" style:family="graphic">
      <style:graphic-properties svg:stroke-color="#000000" draw:marker-end="Arrow" draw:fill="solid" draw:fill-color="#ffffff" draw:textarea-horizontal-align="justify" draw:textarea-vertical-align="middle" draw:auto-grow-height="false" fo:min-height="30.16pt" fo:min-width="137.96pt" style:run-through="foreground"/>
    </style:style>
    <style:style style:name="gr35" style:family="graphic">
      <style:graphic-properties svg:stroke-color="#000000" draw:marker-end="Arrow" draw:fill="solid" draw:fill-color="#ffffff" draw:textarea-horizontal-align="justify" draw:textarea-vertical-align="middle" draw:auto-grow-height="false" fo:min-height="29.99pt" fo:min-width="137.96pt" style:run-through="foreground"/>
    </style:style>
    <style:style style:name="gr36" style:family="graphic">
      <style:graphic-properties draw:stroke="none" svg:stroke-color="#000000" draw:fill="none" draw:fill-color="#ffffff" fo:min-height="17.69pt" style:run-through="foreground"/>
    </style:style>
    <style:style style:name="gr37" style:family="graphic">
      <style:graphic-properties style:run-through="foreground" style:vertical-pos="from-top" style:horizontal-pos="from-left" style:horizontal-rel="paragraph" draw:wrap-influence-on-position="once-concurrent" style:flow-with-text="false"/>
    </style:style>
    <style:style style:name="gr38" style:family="graphic">
      <style:graphic-properties draw:stroke="none" svg:stroke-color="#000000" draw:marker-end="Arrow" draw:fill="none" draw:fill-color="#ffffff" fo:min-height="421.26pt" style:run-through="foreground"/>
    </style:style>
    <style:style style:name="gr39" style:family="graphic">
      <style:graphic-properties svg:stroke-color="#000000" draw:fill="solid" draw:fill-color="#ffffff" draw:textarea-horizontal-align="justify" draw:textarea-vertical-align="middle" draw:auto-grow-height="false" fo:min-height="37.7pt" fo:min-width="100.86pt" style:run-through="foreground"/>
    </style:style>
    <style:style style:name="gr40" style:family="graphic">
      <style:graphic-properties svg:stroke-color="#000000" draw:marker-end="Arrow" draw:fill="solid" draw:fill-color="#ffffff" draw:textarea-horizontal-align="justify" draw:textarea-vertical-align="middle" draw:auto-grow-height="false" fo:min-height="30.81pt" fo:min-width="180pt" style:run-through="foreground"/>
    </style:style>
    <style:style style:name="gr41" style:family="graphic">
      <style:graphic-properties svg:stroke-color="#000000" draw:marker-end="Arrow" draw:fill="solid" draw:fill-color="#ffffff" draw:textarea-horizontal-align="justify" draw:textarea-vertical-align="middle" draw:auto-grow-height="false" fo:min-height="30.76pt" fo:min-width="180pt" style:run-through="foreground"/>
    </style:style>
    <style:style style:name="gr42" style:family="graphic">
      <style:graphic-properties draw:stroke="none" svg:stroke-color="#000000" draw:marker-end="Arrow" draw:fill="none" draw:fill-color="#ffffff" fo:min-height="55.11pt" style:run-through="foreground"/>
    </style:style>
    <style:style style:name="gr43" style:family="graphic">
      <style:graphic-properties svg:stroke-color="#000000" draw:marker-end="Arrow" draw:fill="solid" draw:fill-color="#ffffff" draw:textarea-horizontal-align="justify" draw:textarea-vertical-align="middle" draw:auto-grow-height="false" fo:min-height="29.45pt" fo:min-width="183.94pt" style:run-through="foreground"/>
    </style:style>
    <style:style style:name="gr44" style:family="graphic">
      <style:graphic-properties svg:stroke-color="#000000" draw:marker-end="Arrow" draw:fill="solid" draw:fill-color="#ffffff" draw:textarea-horizontal-align="justify" draw:textarea-vertical-align="middle" draw:auto-grow-height="false" fo:min-height="29.34pt" fo:min-width="183.94pt" style:run-through="foreground"/>
    </style:style>
    <style:style style:name="gr45" style:family="graphic">
      <style:graphic-properties svg:stroke-color="#000000" draw:fill="solid" draw:fill-color="#ffffff" draw:textarea-horizontal-align="justify" draw:textarea-vertical-align="middle" draw:auto-grow-height="false" fo:min-height="17.15pt" fo:min-width="16.64pt" style:run-through="foreground"/>
    </style:style>
    <style:style style:name="gr46" style:family="graphic">
      <style:graphic-properties svg:stroke-color="#000000" draw:fill="solid" draw:fill-color="#ffffff" draw:textarea-horizontal-align="justify" draw:textarea-vertical-align="middle" draw:auto-grow-height="false" fo:min-height="17.29pt" fo:min-width="16.7pt" style:run-through="foreground"/>
    </style:style>
    <style:style style:name="gr47" style:family="graphic">
      <style:graphic-properties draw:stroke="none" svg:stroke-color="#000000" draw:marker-end="Arrow" draw:fill="none" draw:fill-color="#ffffff" fo:min-height="265.01pt" style:run-through="foreground"/>
    </style:style>
    <style:style style:name="gr48" style:family="graphic">
      <style:graphic-properties svg:stroke-color="#000000" draw:marker-end="Arrow" draw:fill="solid" draw:fill-color="#ffffff" draw:textarea-horizontal-align="justify" draw:textarea-vertical-align="middle" draw:auto-grow-height="false" fo:min-height="23.9pt" fo:min-width="169.4pt" style:run-through="foreground"/>
    </style:style>
    <style:style style:name="gr49" style:family="graphic">
      <style:graphic-properties svg:stroke-color="#000000" draw:marker-end="Arrow" draw:fill="solid" draw:fill-color="#ffffff" draw:textarea-horizontal-align="justify" draw:textarea-vertical-align="middle" draw:auto-grow-height="false" fo:min-height="23.84pt" fo:min-width="169.4pt" style:run-through="foreground"/>
    </style:style>
    <style:style style:name="gr50" style:family="graphic">
      <style:graphic-properties svg:stroke-color="#000000" draw:marker-end="Arrow" draw:fill="solid" draw:fill-color="#ffffff" draw:textarea-horizontal-align="justify" draw:textarea-vertical-align="middle" draw:auto-grow-height="false" fo:min-height="46.66pt" fo:min-width="180.4pt" style:run-through="foreground"/>
    </style:style>
    <style:style style:name="gr51" style:family="graphic">
      <style:graphic-properties svg:stroke-color="#000000" draw:marker-end="Arrow" draw:fill="solid" draw:fill-color="#ffffff" draw:textarea-horizontal-align="justify" draw:textarea-vertical-align="middle" draw:auto-grow-height="false" fo:min-height="46.49pt" fo:min-width="180.4pt" style:run-through="foreground"/>
    </style:style>
    <style:style style:name="gr52" style:family="graphic">
      <style:graphic-properties svg:stroke-color="#000000" draw:marker-end="Arrow" draw:fill="solid" draw:fill-color="#ffffff" draw:textarea-horizontal-align="justify" draw:textarea-vertical-align="middle" draw:auto-grow-height="false" fo:min-height="19.5pt" fo:min-width="169.4pt" style:run-through="foreground"/>
    </style:style>
    <style:style style:name="gr53" style:family="graphic">
      <style:graphic-properties svg:stroke-color="#000000" draw:marker-end="Arrow" draw:fill="solid" draw:fill-color="#ffffff" draw:textarea-horizontal-align="justify" draw:textarea-vertical-align="middle" draw:auto-grow-height="false" fo:min-height="19.39pt" fo:min-width="169.4pt" style:run-through="foreground"/>
    </style:style>
    <style:style style:name="gr54" style:family="graphic">
      <style:graphic-properties svg:stroke-color="#000000" draw:marker-end="Arrow" draw:fill="solid" draw:fill-color="#ffffff" draw:textarea-horizontal-align="justify" draw:textarea-vertical-align="middle" draw:auto-grow-height="false" fo:min-height="24.8pt" fo:min-width="169.4pt" style:run-through="foreground"/>
    </style:style>
    <style:style style:name="gr55" style:family="graphic">
      <style:graphic-properties svg:stroke-color="#000000" draw:marker-end="Arrow" draw:fill="solid" draw:fill-color="#ffffff" draw:textarea-horizontal-align="justify" draw:textarea-vertical-align="middle" draw:auto-grow-height="false" fo:min-height="24.69pt" fo:min-width="169.4pt" style:run-through="foreground"/>
    </style:style>
    <style:style style:name="gr56" style:family="graphic">
      <style:graphic-properties style:run-through="background" style:vertical-pos="middle" style:vertical-rel="baseline" style:horizontal-pos="from-left" style:horizontal-rel="paragraph" draw:wrap-influence-on-position="once-concurrent" style:flow-with-text="false"/>
    </style:style>
    <style:style style:name="gr57" style:family="graphic">
      <style:graphic-properties draw:stroke="none" svg:stroke-color="#000000" draw:marker-end="Arrow" draw:fill="none" draw:fill-color="#ffffff" fo:min-height="530.45pt" style:run-through="foreground"/>
    </style:style>
    <style:style style:name="gr58" style:family="graphic">
      <style:graphic-properties svg:stroke-color="#000000" draw:fill="solid" draw:fill-color="#ffffff" draw:textarea-horizontal-align="justify" draw:textarea-vertical-align="middle" draw:auto-grow-height="false" fo:min-height="17.09pt" fo:min-width="16.55pt" style:run-through="background"/>
    </style:style>
    <style:style style:name="gr59" style:family="graphic">
      <style:graphic-properties style:run-through="background"/>
    </style:style>
    <style:style style:name="gr60" style:family="graphic">
      <style:graphic-properties svg:stroke-color="#000000" draw:fill="solid" draw:fill-color="#ffffff" draw:textarea-horizontal-align="justify" draw:textarea-vertical-align="middle" draw:auto-grow-height="false" fo:min-height="70.81pt" fo:min-width="175.95pt" style:run-through="background"/>
    </style:style>
    <style:style style:name="gr61" style:family="graphic">
      <style:graphic-properties svg:stroke-color="#000000" draw:textarea-horizontal-align="center" draw:textarea-vertical-align="middle" style:run-through="foreground"/>
    </style:style>
    <style:style style:name="gr62" style:family="graphic">
      <style:graphic-properties svg:stroke-color="#000000" draw:marker-end="Arrow" draw:fill="solid" draw:fill-color="#ffffff" draw:textarea-horizontal-align="justify" draw:textarea-vertical-align="middle" draw:auto-grow-height="false" fo:min-height="22.51pt" fo:min-width="169.4pt" style:run-through="background"/>
    </style:style>
    <style:style style:name="gr63" style:family="graphic">
      <style:graphic-properties svg:stroke-color="#000000" draw:marker-end="Arrow" draw:fill="solid" draw:fill-color="#ffffff" draw:textarea-horizontal-align="justify" draw:textarea-vertical-align="middle" draw:auto-grow-height="false" fo:min-height="22.39pt" fo:min-width="169.4pt" style:run-through="background"/>
    </style:style>
    <style:style style:name="gr64" style:family="graphic">
      <style:graphic-properties svg:stroke-color="#000000" draw:marker-end="Arrow" draw:fill="solid" draw:fill-color="#ffffff" draw:textarea-horizontal-align="justify" draw:textarea-vertical-align="middle" draw:auto-grow-height="false" fo:min-height="30.5pt" fo:min-width="206.96pt" style:run-through="background"/>
    </style:style>
    <style:style style:name="gr65" style:family="graphic">
      <style:graphic-properties svg:stroke-color="#000000" draw:marker-end="Arrow" draw:fill="solid" draw:fill-color="#ffffff" draw:textarea-horizontal-align="justify" draw:textarea-vertical-align="middle" draw:auto-grow-height="false" fo:min-height="30.39pt" fo:min-width="206.96pt" style:run-through="background"/>
    </style:style>
    <style:style style:name="gr66" style:family="graphic">
      <style:graphic-properties svg:stroke-color="#000000" draw:marker-end="Arrow" draw:fill="solid" draw:fill-color="#ffffff" draw:textarea-horizontal-align="justify" draw:textarea-vertical-align="middle" draw:auto-grow-height="false" fo:min-height="21.29pt" fo:min-width="169.4pt" style:run-through="background"/>
    </style:style>
    <style:style style:name="gr67" style:family="graphic">
      <style:graphic-properties svg:stroke-color="#000000" draw:marker-end="Arrow" draw:fill="solid" draw:fill-color="#ffffff" draw:textarea-horizontal-align="justify" draw:textarea-vertical-align="middle" draw:auto-grow-height="false" fo:min-height="21.15pt" fo:min-width="169.4pt" style:run-through="background"/>
    </style:style>
    <style:style style:name="gr68" style:family="graphic">
      <style:graphic-properties svg:stroke-color="#000000" draw:fill="solid" draw:fill-color="#ffffff" draw:textarea-horizontal-align="justify" draw:textarea-vertical-align="middle" draw:auto-grow-height="false" fo:min-height="43.2pt" fo:min-width="167.5pt" style:run-through="background"/>
    </style:style>
    <style:style style:name="gr69" style:family="graphic">
      <style:graphic-properties draw:stroke="none" svg:stroke-color="#000000" draw:marker-end="Arrow" draw:fill="none" draw:fill-color="#ffffff" fo:min-height="47.59pt" style:run-through="foreground"/>
    </style:style>
    <style:style style:name="gr70" style:family="graphic">
      <style:graphic-properties svg:stroke-color="#000000" draw:fill="solid" draw:fill-color="#ffffff" draw:textarea-horizontal-align="justify" draw:textarea-vertical-align="middle" draw:auto-grow-height="false" fo:min-height="66.25pt" fo:min-width="167.5pt" style:run-through="background"/>
    </style:style>
    <style:style style:name="gr71" style:family="graphic">
      <style:graphic-properties draw:stroke="none" svg:stroke-color="#000000" draw:marker-end="Arrow" draw:fill="none" draw:fill-color="#ffffff" fo:min-height="71.74pt" style:run-through="foreground"/>
    </style:style>
    <style:style style:name="gr72" style:family="graphic">
      <style:graphic-properties draw:stroke="none" svg:stroke-color="#000000" draw:fill="none" draw:fill-color="#ffffff" fo:min-height="14.14pt" style:run-through="foreground"/>
    </style:style>
    <style:style style:name="gr73" style:family="graphic">
      <style:graphic-properties svg:stroke-color="#000000" draw:marker-end="Arrow" draw:fill="solid" draw:fill-color="#ffffff" draw:textarea-horizontal-align="justify" draw:textarea-vertical-align="middle" draw:auto-grow-height="false" fo:min-height="28.4pt" fo:min-width="169.4pt" style:run-through="background"/>
    </style:style>
    <style:style style:name="gr74" style:family="graphic">
      <style:graphic-properties svg:stroke-color="#000000" draw:marker-end="Arrow" draw:fill="solid" draw:fill-color="#ffffff" draw:textarea-horizontal-align="justify" draw:textarea-vertical-align="middle" draw:auto-grow-height="false" fo:min-height="28.2pt" fo:min-width="169.4pt" style:run-through="background"/>
    </style:style>
    <style:style style:name="gr75" style:family="graphic">
      <style:graphic-properties draw:stroke="none" svg:stroke-color="#000000" draw:marker-end="Arrow" draw:fill="none" draw:fill-color="#ffffff" fo:min-height="327.66pt" style:run-through="foreground"/>
    </style:style>
    <style:style style:name="gr76" style:family="graphic">
      <style:graphic-properties svg:stroke-color="#000000" draw:fill="solid" draw:fill-color="#ffffff" draw:textarea-horizontal-align="justify" draw:textarea-vertical-align="middle" draw:auto-grow-height="false" fo:min-height="37.16pt" fo:min-width="93.74pt" style:run-through="foreground"/>
    </style:style>
    <style:style style:name="gr77" style:family="graphic">
      <style:graphic-properties svg:stroke-color="#000000" draw:fill="solid" draw:fill-color="#ffffff" draw:textarea-horizontal-align="justify" draw:textarea-vertical-align="middle" draw:auto-grow-height="false" fo:min-height="12.76pt" fo:min-width="94.2pt" style:run-through="foreground"/>
    </style:style>
    <style:style style:name="gr78" style:family="graphic">
      <style:graphic-properties svg:stroke-color="#000000" draw:fill="solid" draw:fill-color="#ffffff" draw:textarea-horizontal-align="justify" draw:textarea-vertical-align="middle" draw:auto-grow-height="false" fo:min-height="25.8pt" fo:min-width="94.2pt" style:run-through="foreground"/>
    </style:style>
    <style:style style:name="gr79" style:family="graphic">
      <style:graphic-properties svg:stroke-color="#000000" draw:marker-end="Arrow" draw:fill="solid" draw:fill-color="#ffffff" draw:textarea-horizontal-align="justify" draw:textarea-vertical-align="middle" draw:auto-grow-height="false" fo:min-height="17.74pt" fo:min-width="169.4pt" style:run-through="foreground"/>
    </style:style>
    <style:style style:name="gr80" style:family="graphic">
      <style:graphic-properties svg:stroke-color="#000000" draw:marker-end="Arrow" draw:fill="solid" draw:fill-color="#ffffff" draw:textarea-horizontal-align="justify" draw:textarea-vertical-align="middle" draw:auto-grow-height="false" fo:min-height="17.66pt" fo:min-width="169.4pt" style:run-through="foreground"/>
    </style:style>
    <style:style style:name="gr81" style:family="graphic">
      <style:graphic-properties draw:stroke="none" svg:stroke-color="#000000" draw:fill="none" draw:fill-color="#ffffff" fo:min-height="24.8pt" style:run-through="foreground"/>
    </style:style>
    <style:style style:name="gr82" style:family="graphic">
      <style:graphic-properties draw:stroke="none" svg:stroke-color="#000000" draw:fill="none" draw:fill-color="#ffffff" fo:min-height="17.66pt" style:run-through="foreground"/>
    </style:style>
    <style:style style:name="gr83" style:family="graphic">
      <style:graphic-properties draw:stroke="none" svg:stroke-color="#000000" draw:marker-end="Arrow" draw:fill="none" draw:fill-color="#ffffff" fo:min-height="436.85pt" style:run-through="foreground"/>
    </style:style>
    <style:style style:name="gr84" style:family="graphic">
      <style:graphic-properties draw:stroke="none" svg:stroke-color="#000000" draw:fill="none" draw:fill-color="#ffffff" fo:min-height="11.76pt" style:run-through="foreground"/>
    </style:style>
    <style:style style:name="gr85" style:family="graphic">
      <style:graphic-properties svg:stroke-color="#000000" draw:fill="solid" draw:fill-color="#ffffff" draw:textarea-horizontal-align="justify" draw:textarea-vertical-align="middle" draw:auto-grow-height="false" fo:min-height="69.9pt" fo:min-width="175.95pt" style:run-through="foreground"/>
    </style:style>
    <style:style style:name="gr86" style:family="graphic">
      <style:graphic-properties draw:stroke="none" svg:stroke-color="#000000" draw:fill="none" draw:fill-color="#ffffff" fo:min-height="13.61pt" style:run-through="foreground"/>
    </style:style>
    <style:style style:name="gr87" style:family="graphic">
      <style:graphic-properties svg:stroke-color="#000000" draw:marker-end="Arrow" draw:fill="solid" draw:fill-color="#ffffff" draw:textarea-horizontal-align="justify" draw:textarea-vertical-align="middle" draw:auto-grow-height="false" fo:min-height="30.16pt" fo:min-width="229.95pt" style:run-through="foreground"/>
    </style:style>
    <style:style style:name="gr88" style:family="graphic">
      <style:graphic-properties svg:stroke-color="#000000" draw:marker-end="Arrow" draw:fill="solid" draw:fill-color="#ffffff" draw:textarea-horizontal-align="justify" draw:textarea-vertical-align="middle" draw:auto-grow-height="false" fo:min-height="29.99pt" fo:min-width="229.95pt" style:run-through="foreground"/>
    </style:style>
    <style:style style:name="gr89" style:family="graphic">
      <style:graphic-properties draw:stroke="none" svg:stroke-color="#000000" draw:fill="none" draw:fill-color="#ffffff" fo:min-height="35.35pt" style:run-through="foreground"/>
    </style:style>
    <style:style style:name="gr90" style:family="graphic">
      <style:graphic-properties draw:stroke="none" svg:stroke-color="#000000" draw:marker-end="Arrow" draw:fill="none" draw:fill-color="#ffffff" fo:min-height="624.05pt" style:run-through="foreground"/>
    </style:style>
    <style:style style:name="gr91" style:family="graphic">
      <style:graphic-properties svg:stroke-color="#000000" draw:marker-end="Arrow" draw:fill="solid" draw:fill-color="#ffffff" draw:textarea-horizontal-align="justify" draw:textarea-vertical-align="middle" draw:auto-grow-height="false" fo:min-height="31.01pt" fo:min-width="205.8pt" style:run-through="foreground"/>
    </style:style>
    <style:style style:name="gr92" style:family="graphic">
      <style:graphic-properties svg:stroke-color="#000000" draw:marker-end="Arrow" draw:fill="solid" draw:fill-color="#ffffff" draw:textarea-horizontal-align="justify" draw:textarea-vertical-align="middle" draw:auto-grow-height="false" fo:min-height="30.84pt" fo:min-width="205.8pt" style:run-through="foreground"/>
    </style:style>
    <style:style style:name="gr93" style:family="graphic">
      <style:graphic-properties svg:stroke-color="#000000" draw:marker-end="Arrow" draw:fill="solid" draw:fill-color="#ffffff" draw:textarea-horizontal-align="justify" draw:textarea-vertical-align="middle" draw:auto-grow-height="false" fo:min-height="31.89pt" fo:min-width="205.2pt" style:run-through="foreground"/>
    </style:style>
    <style:style style:name="gr94" style:family="graphic">
      <style:graphic-properties svg:stroke-color="#000000" draw:marker-end="Arrow" draw:fill="solid" draw:fill-color="#ffffff" draw:textarea-horizontal-align="justify" draw:textarea-vertical-align="middle" draw:auto-grow-height="false" fo:min-height="31.75pt" fo:min-width="205.2pt" style:run-through="foreground"/>
    </style:style>
    <style:style style:name="gr95" style:family="graphic">
      <style:graphic-properties svg:stroke-color="#000000" draw:marker-end="Arrow" draw:fill="solid" draw:fill-color="#ffffff" draw:textarea-horizontal-align="justify" draw:textarea-vertical-align="middle" draw:auto-grow-height="false" fo:min-height="31.01pt" fo:min-width="206.19pt" style:run-through="foreground"/>
    </style:style>
    <style:style style:name="gr96" style:family="graphic">
      <style:graphic-properties svg:stroke-color="#000000" draw:marker-end="Arrow" draw:fill="solid" draw:fill-color="#ffffff" draw:textarea-horizontal-align="justify" draw:textarea-vertical-align="middle" draw:auto-grow-height="false" fo:min-height="30.9pt" fo:min-width="206.19pt" style:run-through="foreground"/>
    </style:style>
    <style:style style:name="gr97" style:family="graphic">
      <style:graphic-properties svg:stroke-color="#000000" draw:fill="solid" draw:fill-color="#ffffff" draw:textarea-horizontal-align="justify" draw:textarea-vertical-align="middle" draw:auto-grow-height="false" fo:min-height="19.9pt" fo:min-width="112.96pt" style:run-through="foreground"/>
    </style:style>
    <style:style style:name="gr98" style:family="graphic">
      <style:graphic-properties svg:stroke-color="#000000" draw:fill="solid" draw:fill-color="#ffffff" draw:textarea-horizontal-align="justify" draw:textarea-vertical-align="middle" draw:auto-grow-height="false" fo:min-height="73.16pt" fo:min-width="197.26pt" style:run-through="foreground"/>
    </style:style>
    <style:style style:name="gr99" style:family="graphic">
      <style:graphic-properties draw:stroke="none" svg:stroke-color="#000000" draw:marker-end="Arrow" draw:fill="none" draw:fill-color="#ffffff" fo:min-height="82.4pt" style:run-through="foreground"/>
    </style:style>
    <style:style style:name="gr100" style:family="graphic">
      <style:graphic-properties svg:stroke-color="#000000" draw:marker-end="Arrow" draw:fill="solid" draw:fill-color="#ffffff" draw:textarea-horizontal-align="justify" draw:textarea-vertical-align="middle" draw:auto-grow-height="false" fo:min-height="27.24pt" fo:min-width="205.8pt" style:run-through="foreground"/>
    </style:style>
    <style:style style:name="gr101" style:family="graphic">
      <style:graphic-properties svg:stroke-color="#000000" draw:marker-end="Arrow" draw:fill="solid" draw:fill-color="#ffffff" draw:textarea-horizontal-align="justify" draw:textarea-vertical-align="middle" draw:auto-grow-height="false" fo:min-height="27.1pt" fo:min-width="205.8pt" style:run-through="foreground"/>
    </style:style>
    <style:style style:name="gr102" style:family="graphic">
      <style:graphic-properties svg:stroke-color="#000000" draw:marker-end="Arrow" draw:fill="solid" draw:fill-color="#ffffff" draw:textarea-horizontal-align="justify" draw:textarea-vertical-align="middle" draw:auto-grow-height="false" fo:min-height="19.64pt" fo:min-width="205.8pt" style:run-through="foreground"/>
    </style:style>
    <style:style style:name="gr103" style:family="graphic">
      <style:graphic-properties svg:stroke-color="#000000" draw:marker-end="Arrow" draw:fill="solid" draw:fill-color="#ffffff" draw:textarea-horizontal-align="justify" draw:textarea-vertical-align="middle" draw:auto-grow-height="false" fo:min-height="19.59pt" fo:min-width="205.8pt" style:run-through="foreground"/>
    </style:style>
    <style:style style:name="gr104" style:family="graphic">
      <style:graphic-properties svg:stroke-color="#000000" draw:marker-end="Arrow" draw:fill="solid" draw:fill-color="#ffffff" draw:textarea-horizontal-align="justify" draw:textarea-vertical-align="middle" draw:auto-grow-height="false" fo:min-height="21.29pt" fo:min-width="205.2pt" style:run-through="foreground"/>
    </style:style>
    <style:style style:name="gr105" style:family="graphic">
      <style:graphic-properties svg:stroke-color="#000000" draw:marker-end="Arrow" draw:fill="solid" draw:fill-color="#ffffff" draw:textarea-horizontal-align="justify" draw:textarea-vertical-align="middle" draw:auto-grow-height="false" fo:min-height="21.15pt" fo:min-width="205.2pt" style:run-through="foreground"/>
    </style:style>
    <style:style style:name="gr106" style:family="graphic">
      <style:graphic-properties svg:stroke-color="#000000" draw:marker-end="Arrow" draw:fill="solid" draw:fill-color="#ffffff" draw:textarea-horizontal-align="justify" draw:textarea-vertical-align="middle" draw:auto-grow-height="false" fo:min-height="23.05pt" fo:min-width="206.19pt" style:run-through="foreground"/>
    </style:style>
    <style:style style:name="gr107" style:family="graphic">
      <style:graphic-properties svg:stroke-color="#000000" draw:marker-end="Arrow" draw:fill="solid" draw:fill-color="#ffffff" draw:textarea-horizontal-align="justify" draw:textarea-vertical-align="middle" draw:auto-grow-height="false" fo:min-height="22.96pt" fo:min-width="206.19pt" style:run-through="foreground"/>
    </style:style>
    <style:style style:name="gr108" style:family="graphic">
      <style:graphic-properties svg:stroke-color="#000000" draw:fill="solid" draw:fill-color="#ffffff" draw:textarea-horizontal-align="justify" draw:textarea-vertical-align="middle" draw:auto-grow-height="false" fo:min-height="64.01pt" fo:min-width="197.26pt" style:run-through="foreground"/>
    </style:style>
    <style:style style:name="gr109" style:family="graphic">
      <style:graphic-properties draw:stroke="none" svg:stroke-color="#000000" draw:marker-end="Arrow" draw:fill="none" draw:fill-color="#ffffff" fo:min-height="72.14pt" style:run-through="foreground"/>
    </style:style>
    <style:style style:name="gr110" style:family="graphic">
      <style:graphic-properties svg:stroke-color="#000000" draw:marker-end="Arrow" draw:fill="solid" draw:fill-color="#ffffff" draw:textarea-horizontal-align="justify" draw:textarea-vertical-align="middle" draw:auto-grow-height="false" fo:min-height="32.06pt" fo:min-width="205.8pt" style:run-through="foreground"/>
    </style:style>
    <style:style style:name="gr111" style:family="graphic">
      <style:graphic-properties svg:stroke-color="#000000" draw:marker-end="Arrow" draw:fill="solid" draw:fill-color="#ffffff" draw:textarea-horizontal-align="justify" draw:textarea-vertical-align="middle" draw:auto-grow-height="false" fo:min-height="31.95pt" fo:min-width="205.8pt" style:run-through="foreground"/>
    </style:style>
    <style:style style:name="gr112" style:family="graphic">
      <style:graphic-properties svg:stroke-color="#000000" draw:fill="solid" draw:fill-color="#ffffff" draw:textarea-horizontal-align="justify" draw:textarea-vertical-align="middle" draw:auto-grow-height="false" fo:min-height="46.01pt" fo:min-width="113.19pt" style:run-through="foreground"/>
    </style:style>
    <style:style style:name="gr113" style:family="graphic">
      <style:graphic-properties svg:stroke-color="#000000" draw:marker-end="Arrow" draw:fill="solid" draw:fill-color="#ffffff" draw:textarea-horizontal-align="justify" draw:textarea-vertical-align="middle" draw:auto-grow-height="false" fo:min-height="27.24pt" fo:min-width="145.05pt" style:run-through="foreground"/>
    </style:style>
    <style:style style:name="gr114" style:family="graphic">
      <style:graphic-properties svg:stroke-color="#000000" draw:marker-end="Arrow" draw:fill="solid" draw:fill-color="#ffffff" draw:textarea-horizontal-align="justify" draw:textarea-vertical-align="middle" draw:auto-grow-height="false" fo:min-height="27.1pt" fo:min-width="145.05pt" style:run-through="foreground"/>
    </style:style>
    <style:style style:name="gr115" style:family="graphic">
      <style:graphic-properties draw:stroke="none" svg:stroke-color="#000000" draw:fill="none" draw:fill-color="#ffffff" fo:min-height="16.1pt" style:run-through="foreground"/>
    </style:style>
    <style:style style:name="gr116" style:family="graphic">
      <style:graphic-properties draw:stroke="none" svg:stroke-color="#000000" draw:fill="none" draw:fill-color="#ffffff" fo:min-height="13.86pt" style:run-through="foreground"/>
    </style:style>
    <style:style style:name="gr117" style:family="graphic">
      <style:graphic-properties svg:stroke-color="#000000" draw:fill="solid" draw:fill-color="#ffffff" draw:textarea-horizontal-align="justify" draw:textarea-vertical-align="middle" draw:auto-grow-height="false" fo:min-height="53.69pt" fo:min-width="197.26pt" style:run-through="foreground"/>
    </style:style>
    <style:style style:name="gr118" style:family="graphic">
      <style:graphic-properties draw:stroke="none" svg:stroke-color="#000000" draw:marker-end="Arrow" draw:fill="none" draw:fill-color="#ffffff" fo:min-height="58.11pt" style:run-through="foreground"/>
    </style:style>
    <style:style style:name="gr119" style:family="graphic">
      <style:graphic-properties svg:stroke-color="#000000" draw:marker-end="Arrow" draw:fill="solid" draw:fill-color="#ffffff" draw:textarea-horizontal-align="justify" draw:textarea-vertical-align="middle" draw:auto-grow-height="false" fo:min-height="27.24pt" fo:min-width="145.64pt" style:run-through="foreground"/>
    </style:style>
    <style:style style:name="gr120" style:family="graphic">
      <style:graphic-properties svg:stroke-color="#000000" draw:marker-end="Arrow" draw:fill="solid" draw:fill-color="#ffffff" draw:textarea-horizontal-align="justify" draw:textarea-vertical-align="middle" draw:auto-grow-height="false" fo:min-height="27.1pt" fo:min-width="145.64pt" style:run-through="foreground"/>
    </style:style>
    <style:style style:name="gr121" style:family="graphic">
      <style:graphic-properties draw:stroke="none" svg:stroke-color="#000000" draw:fill="none" draw:fill-color="#ffffff" fo:min-height="21.26pt"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2"/>
      <text:p text:style-name="P2"/>
      <text:p text:style-name="P2"/>
      <text:p text:style-name="P2"/>
      <text:p text:style-name="P2"/>
      <text:p text:style-name="P2"/>
      <text:p text:style-name="P6"/>
      <text:p text:style-name="P7">ボルグシステム</text:p>
      <text:p text:style-name="P10">Java Servlet</text:p>
      <text:p text:style-name="P8"><text:span text:style-name="T1">JSONDBManagerクラス</text:span>　</text:p>
      <text:p text:style-name="P8">フローチャート</text:p>
      <text:p text:style-name="P5"/>
      <text:p text:style-name="P5"/>
      <text:p text:style-name="P5"/>
      <text:p text:style-name="P5"/>
      <text:p text:style-name="P5"/>
      <text:p text:style-name="P5"/>
      <text:p text:style-name="P5"/>
      <text:p text:style-name="P5"/>
      <text:p text:style-name="P5"/>
      <text:p text:style-name="P5"/>
      <text:p text:style-name="P9"/>
      <text:p text:style-name="P3"/>
      <text:p text:style-name="P3"/>
      <text:p text:style-name="P3"/>
      <text:p text:style-name="P3"/>
      <text:p text:style-name="P3"/>
      <text:p text:style-name="P3"/>
      <text:p text:style-name="P18"/>
      <text:p text:style-name="P4"/>
      <text:p text:style-name="P4"/>
      <text:p text:style-name="P4"/>
      <text:p text:style-name="P4"/>
      <text:p text:style-name="P4"/>
      <text:p text:style-name="P4"/>
      <text:p text:style-name="P4"/>
      <text:p text:style-name="P4"/>
      <text:p text:style-name="P4"/>
      <text:p text:style-name="P12"/>
      <text:p text:style-name="P12">株式会社デジタルデザインシンク</text:p>
      <text:p text:style-name="P5"/>
      <text:p text:style-name="P11"/>
      <text:p text:style-name="P20"><draw:g text:anchor-type="as-char" draw:z-index="0" draw:style-name="gr1"><draw:frame draw:style-name="gr2" draw:text-style-name="P27" svg:width="139.72pt" svg:height="672.07pt" svg:x="0pt" svg:y="4.56pt"><draw:text-box><text:p><text:span text:style-name="T2">Fig0</text:span></text:p><text:p><text:span text:style-name="T2">関数名：</text:span><text:span text:style-name="T2">createJSON</text:span></text:p><text:p text:style-name="P22"><text:span text:style-name="T2">概要 <text:s/></text:span><text:span text:style-name="T2">:</text:span><text:span text:style-name="T3">DB</text:span><text:span text:style-name="T3">からデータを取得して</text:span><text:span text:style-name="T3">JSON</text:span><text:span text:style-name="T3">を作る</text:span></text:p><text:p text:style-name="P23"><text:span text:style-name="T2">引数 <text:s/></text:span><text:span text:style-name="T2">:Map&lt;String, Object&gt; json:</text:span><text:span text:style-name="T2">カレントの</text:span><text:span text:style-name="T2">JSON</text:span></text:p><text:p text:style-name="P24"><text:span text:style-name="T2">String key:JSON</text:span><text:span text:style-name="T2">のキー</text:span></text:p><text:p text:style-name="P24"><text:span text:style-name="T2">DBResultTree:dbrt_parent:DB</text:span><text:span text:style-name="T2">から取得したデータを格納してツリー構造を作るためのクラスのインスタンス</text:span></text:p><text:p text:style-name="P23"><text:span text:style-name="T2">戻り値</text:span><text:span text:style-name="T2">:</text:span><text:span text:style-name="T2">なし</text:span></text:p><text:p><text:span text:style-name="T2"/></text:p><text:p text:style-name="P25"><text:span text:style-name="T2">変数</text:span><text:span text:style-name="T2">:DBResultTree db_resultTree:DB</text:span><text:span text:style-name="T2">の結果から構築したツリーを構成するクラスのインスタンス</text:span></text:p><text:p text:style-name="P26"><text:span text:style-name="T2">ResultSet db_resultTree.db_result:DB</text:span><text:span text:style-name="T2">から取得した結果セットを格納するためのメンバ</text:span></text:p><text:p text:style-name="P26"><text:span text:style-name="T2">DBResultTree db_resultTree.parent:</text:span><text:span text:style-name="T2">このメソッド内で生成した</text:span><text:span text:style-name="T2">DBResultTree</text:span><text:span text:style-name="T2">インスタンスの、ツリー構造での親となるインスタンスを格納するメンバ</text:span></text:p><text:p text:style-name="P26"><text:span text:style-name="T2">String column:</text:span><text:span text:style-name="T2">取得した列</text:span><text:span text:style-name="T2">(</text:span><text:span text:style-name="T2">キー</text:span><text:span text:style-name="T2">)</text:span><text:span text:style-name="T2">の値を格納する変数</text:span></text:p><text:p text:style-name="P26"><text:span text:style-name="T2">String column:</text:span><text:span text:style-name="T2">取得した結果セットの特定のキーの列の値を格納する変数</text:span></text:p><text:p text:style-name="P26"><text:span text:style-name="T2"/></text:p></draw:text-box></draw:frame><draw:line draw:style-name="gr3" draw:text-style-name="P28" svg:x1="273.49pt" svg:y1="28.74pt" svg:x2="273.49pt" svg:y2="51.79pt"><text:p/></draw:line><draw:line draw:style-name="gr3" draw:text-style-name="P28" svg:x1="273.26pt" svg:y1="291.4pt" svg:x2="273.26pt" svg:y2="315.69pt"><text:p/></draw:line><draw:line draw:style-name="gr3" draw:text-style-name="P28" svg:x1="273.29pt" svg:y1="216.14pt" svg:x2="273.29pt" svg:y2="244.54pt"><text:p/></draw:line><draw:line draw:style-name="gr3" draw:text-style-name="P28" svg:x1="273.29pt" svg:y1="384.12pt" svg:x2="273.29pt" svg:y2="410.23pt"><text:p/></draw:line><draw:g draw:style-name="gr4"><draw:custom-shape draw:style-name="gr5" draw:text-style-name="P30" svg:width="229.97pt" svg:height="67.78pt" svg:x="156.56pt" svg:y="148.39pt"><text:p text:style-name="P29"><text:span text:style-name="T4">db_resultTree.dbresult = executeQuery</text:span></text:p><text:p text:style-name="P29"><text:span text:style-name="T4">(json, DB_GETQUERY)</text:span></text:p><text:p text:style-name="P29"><text:span text:style-name="T4"/></text:p><text:p text:style-name="P29"><text:span text:style-name="T5">データベースから当該レコード群を</text:span></text:p><text:p text:style-name="P29"><text:span text:style-name="T5">取得する</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style-name="gr6" draw:text-style-name="P29" svg:x1="183.03pt" svg:y1="179.69pt" svg:x2="358.87pt" svg:y2="179.69pt"><text:p/></draw:line><draw:frame draw:style-name="gr7" draw:text-style-name="P31" svg:width="36.03pt" svg:height="16.07pt" svg:x="352.26pt" svg:y="220.79pt"><draw:text-box><text:p><text:span text:style-name="T6">Fig1</text:span></text:p></draw:text-box></draw:frame></draw:g><draw:line draw:style-name="gr8" draw:text-style-name="P29" svg:x1="144.71pt" svg:y1="3.6pt" svg:x2="144.71pt" svg:y2="680.2pt"><text:p/></draw:line><draw:g draw:style-name="gr4"><draw:custom-shape draw:style-name="gr5" draw:text-style-name="P32" svg:width="229.97pt" svg:height="69.08pt" svg:x="154.8pt" svg:y="314.65pt"><text:p text:style-name="P29"><text:span text:style-name="T7">column = getDBColumn</text:span></text:p><text:p text:style-name="P29"><text:span text:style-name="T7">(key, db_resultTree)</text:span></text:p><text:p text:style-name="P29"><text:span text:style-name="T7"/></text:p><text:p text:style-name="P29"><text:span text:style-name="T7">db_resultTree</text:span><text:span text:style-name="T7">から”</text:span><text:span text:style-name="T7">key”</text:span><text:span text:style-name="T7">に該当する</text:span></text:p><text:p text:style-name="P29"><text:span text:style-name="T7">データを取得する</text:span></text:p><draw:enhanced-geometry svg:viewBox="0 0 21600 21600" draw:text-areas="2540 0 19060 21600" draw:type="flowchart-predefined-process" draw:enhanced-path="M 0 0 L 21600 0 21600 21600 0 21600 Z N M 2540 0 L 2540 21600 N M 19060 0 L 19060 21600 N"/></draw:custom-shape><draw:line draw:style-name="gr6" draw:text-style-name="P29" svg:x1="181.28pt" svg:y1="346.51pt" svg:x2="357.11pt" svg:y2="346.51pt"><text:p/></draw:line><draw:frame draw:style-name="gr9" draw:text-style-name="P31" svg:width="36.03pt" svg:height="16.38pt" svg:x="350.5pt" svg:y="388.46pt"><draw:text-box><text:p><text:span text:style-name="T6">Fig2</text:span></text:p></draw:text-box></draw:frame></draw:g><draw:g draw:style-name="gr4"><draw:custom-shape draw:style-name="gr10" draw:text-style-name="P34" svg:width="204.77pt" svg:height="25.51pt" svg:x="170.7pt" svg:y="240.41pt"><text:p text:style-name="P33"><text:span text:style-name="T8">db_resultTree.parent = dbrt_parent;</text:span></text:p><draw:enhanced-geometry svg:viewBox="0 0 21600 21600" draw:glue-points="10800 0 0 10800 10800 21600 21600 10800" draw:type="flowchart-process" draw:enhanced-path="M 0 0 L 21600 0 21600 21600 0 21600 0 0 Z N"/></draw:custom-shape><draw:custom-shape draw:style-name="gr10" draw:text-style-name="P35" svg:width="204.77pt" svg:height="25.51pt" svg:x="170.7pt" svg:y="265.89pt"><text:p text:style-name="P33"><text:span text:style-name="T9">DB_ResultTree</text:span><text:span text:style-name="T9">の親子関係を構築する</text:span></text:p><draw:enhanced-geometry svg:viewBox="0 0 21600 21600" draw:glue-points="10800 0 0 10800 10800 21600 21600 10800" draw:type="flowchart-process" draw:enhanced-path="M 0 0 L 21600 0 21600 21600 0 21600 0 0 Z N"/></draw:custom-shape></draw:g><draw:g draw:style-name="gr4"><draw:custom-shape draw:style-name="gr10" draw:text-style-name="P34" svg:width="204.77pt" svg:height="36.82pt" svg:x="170.9pt" svg:y="50.09pt"><text:p text:style-name="P33"><text:span text:style-name="T8">DB_ResultTree db_resultTree </text:span></text:p><text:p text:style-name="P33"><text:span text:style-name="T8">= new DB_ResultTre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0" draw:text-style-name="P35" svg:width="204.77pt" svg:height="36.77pt" svg:x="170.9pt" svg:y="86.91pt"><text:p text:style-name="P33"><text:span text:style-name="T9">DB_ResultTree</text:span><text:span text:style-name="T9">の</text:span></text:p><text:p text:style-name="P33"><text:span text:style-name="T9">インスタンスを新規に生成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8" svg:x1="273.29pt" svg:y1="125.35pt" svg:x2="273.29pt" svg:y2="148.39pt"><text:p/></draw:line><draw:circle draw:style-name="gr11" draw:text-style-name="P36" svg:width="28.32pt" svg:height="28.32pt" svg:x="259.34pt" svg:y="0pt"><text:p text:style-name="P29"><text:span text:style-name="T10">S</text:span></text:p></draw:circle><draw:circle draw:style-name="gr11" draw:text-style-name="P36" svg:width="28.32pt" svg:height="28.32pt" svg:x="259.14pt" svg:y="406.66pt"><text:p text:style-name="P29"><text:span text:style-name="T10">1</text:span></text:p></draw:circle></draw:g></text:p>
      <text:p text:style-name="P13"><draw:g text:anchor-type="as-char" draw:z-index="1" draw:style-name="gr1"><draw:frame draw:style-name="gr12" draw:text-style-name="P27" svg:width="139.72pt" svg:height="390.08pt" svg:x="0pt" svg:y="0.96pt"><draw:text-box><text:p><text:span text:style-name="T2">Fig0 </text:span><text:span text:style-name="T2">続き</text:span></text:p><text:p><text:span text:style-name="T2"/></text:p><text:p text:style-name="P37"><text:span text:style-name="T2">変数</text:span><text:span text:style-name="T2">:Entry&lt;String, Object&gt; <text:s/>curKey: </text:span><text:span text:style-name="T2">引数</text:span><text:span text:style-name="T2">json</text:span><text:span text:style-name="T2">をループで走査する時のカレントのキーと値をセットで格納する変数</text:span></text:p><text:p text:style-name="P26"><text:span text:style-name="T2">String keyString:</text:span><text:span text:style-name="T2">引数</text:span><text:span text:style-name="T2">json</text:span><text:span text:style-name="T2">を走査するループ内でカレントのキーを受け取る変数</text:span></text:p><text:p text:style-name="P26"><text:span text:style-name="T2">String DB_GETQUERY:JSON</text:span><text:span text:style-name="T2">のレコード取得クエリ文字列のキー</text:span></text:p><text:p text:style-name="P38"><text:span text:style-name="T2">String KEY_TEXT:</text:span><text:span text:style-name="T2">キーの文字列 </text:span><text:span text:style-name="T2">text </text:span><text:span text:style-name="T2">を格納する定数</text:span></text:p><text:p text:style-name="P38"><text:span text:style-name="T2">String KEY_HTML:</text:span><text:span text:style-name="T2">キーの文字列 </text:span><text:span text:style-name="T2">html </text:span><text:span text:style-name="T2">を格納する定数</text:span></text:p><text:p text:style-name="P38"><text:span text:style-name="T2">String KEY_SRC:</text:span><text:span text:style-name="T2">キーの文字列 </text:span><text:span text:style-name="T2">src </text:span><text:span text:style-name="T2">を格納する定数</text:span></text:p></draw:text-box></draw:frame><draw:line draw:style-name="gr8" draw:text-style-name="P29" svg:x1="144.71pt" svg:y1="0pt" svg:x2="144.71pt" svg:y2="676.6pt"><text:p/></draw:line><draw:g draw:style-name="gr4"><draw:custom-shape draw:style-name="gr13" svg:width="187.51pt" svg:height="49.66pt" svg:x="181.5pt" svg:y="56.04pt"><text:p/><draw:enhanced-geometry svg:viewBox="0 0 21600 21600" draw:mirror-vertical="tru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4" draw:text-style-name="P39" svg:width="114.72pt" svg:height="67.66pt" svg:x="220.14pt" svg:y="63.04pt"><draw:text-box><text:p text:style-name="P29"><text:span text:style-name="T11">json</text:span><text:span text:style-name="T11">の子供分ループする</text:span></text:p><text:p text:style-name="P29"><text:span text:style-name="T7">for(Entry&lt;String, Object&gt; curKey : json.entrySet())</text:span></text:p></draw:text-box></draw:frame></draw:g><draw:custom-shape draw:style-name="gr15" draw:text-style-name="P40" svg:width="165.57pt" svg:height="32.71pt" svg:x="190.69pt" svg:y="490.71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8" svg:x1="275.02pt" svg:y1="414.14pt" svg:x2="275.02pt" svg:y2="493.99pt"><text:p/></draw:line><draw:g draw:style-name="gr4"><draw:custom-shape draw:style-name="gr16" draw:text-style-name="P30" svg:width="225.67pt" svg:height="73.13pt" svg:x="160.84pt" svg:y="340.95pt"><text:p text:style-name="P29"><text:span text:style-name="T4">createJSON(</text:span></text:p><text:p text:style-name="P29"><text:span text:style-name="T4">(Map&lt;String, Object&gt;)curKey.getValue(), </text:span></text:p><text:p text:style-name="P29"><text:span text:style-name="T4">keyString, db_resultTree)</text:span></text:p><text:p text:style-name="P29"><text:span text:style-name="T4"/></text:p><text:p text:style-name="P29"><text:span text:style-name="T12">再帰的に</text:span><text:span text:style-name="T12">createJSON</text:span><text:span text:style-name="T12">メソッドをコールする</text:span></text:p><draw:enhanced-geometry svg:viewBox="0 0 21600 21600" draw:text-areas="2540 0 19060 21600" draw:type="flowchart-predefined-process" draw:enhanced-path="M 0 0 L 21600 0 21600 21600 0 21600 Z N M 2540 0 L 2540 21600 N M 19060 0 L 19060 21600 N"/></draw:custom-shape><draw:line draw:style-name="gr6" draw:text-style-name="P29" svg:x1="186.86pt" svg:y1="384.09pt" svg:x2="359.4pt" svg:y2="384.09pt"><text:p/></draw:line><draw:frame draw:style-name="gr17" draw:text-style-name="P31" svg:width="35.32pt" svg:height="19.36pt" svg:x="352.91pt" svg:y="419.16pt"><draw:text-box><text:p><text:span text:style-name="T6">Fig0</text:span></text:p></draw:text-box></draw:frame></draw:g><draw:line draw:style-name="gr3" draw:text-style-name="P28" svg:x1="274.99pt" svg:y1="235.59pt" svg:x2="274.99pt" svg:y2="341.04pt"><text:p/></draw:line><draw:polyline draw:style-name="gr3" draw:text-style-name="P29" svg:width="120.27pt" svg:height="115.23pt" svg:x="409.41pt" svg:y="279.27pt" svg:viewBox="0 0 4244 4066" draw:points="3637,0 4244,0 4244,4066 0,4066"><text:p/></draw:polyline><draw:line draw:style-name="gr3" draw:text-style-name="P28" svg:x1="275.41pt" svg:y1="523.39pt" svg:x2="275.41pt" svg:y2="555.45pt"><text:p/></draw:line><draw:frame draw:style-name="gr18" svg:width="17.06pt" svg:height="17.77pt" svg:x="431.29pt" svg:y="335.85pt"><draw:text-box><text:p>Y</text:p></draw:text-box></draw:frame><draw:custom-shape draw:style-name="gr19" draw:text-style-name="P41" svg:width="208.71pt" svg:height="104.83pt" svg:x="168.86pt" svg:y="130.71pt"><text:p text:style-name="P29"><text:span text:style-name="T13">json</text:span><text:span text:style-name="T13">の子のキーの</text:span></text:p><text:p text:style-name="P29"><text:span text:style-name="T13">値がオブジェクト</text:span><text:span text:style-name="T13">(</text:span><text:span text:style-name="T13">連想配列</text:span><text:span text:style-name="T13">)</text:span></text:p><text:p text:style-name="P29"><text:span text:style-name="T13">であれば</text:span></text:p><text:p text:style-name="P29"><text:span text:style-name="T13">if(curKey.getValue()</text:span></text:p><text:p text:style-name="P29"><text:span text:style-name="T13"><text:s/></text:span><text:span text:style-name="T13">instanceof LinkedHashMap)</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28" svg:x1="272.81pt" svg:y1="106.27pt" svg:x2="272.81pt" svg:y2="133.17pt"><text:p/></draw:line><draw:polyline draw:style-name="gr20" draw:text-style-name="P29" svg:width="35.32pt" svg:height="28.66pt" svg:x="374.06pt" svg:y="183.74pt" svg:viewBox="0 0 1247 1012" draw:points="0,0 1247,0 1247,1012"><text:p/></draw:polyline><draw:frame draw:style-name="gr18" svg:width="17.06pt" svg:height="17.77pt" svg:x="374.71pt" svg:y="151.91pt"><draw:text-box><text:p>N</text:p></draw:text-box></draw:frame><draw:frame draw:style-name="gr18" svg:width="17.06pt" svg:height="17.77pt" svg:x="512.65pt" svg:y="254.44pt"><draw:text-box><text:p>N</text:p></draw:text-box></draw:frame><draw:frame draw:style-name="gr18" svg:width="17.06pt" svg:height="17.77pt" svg:x="299.76pt" svg:y="233.26pt"><draw:text-box><text:p>Y</text:p></draw:text-box></draw:frame><draw:line draw:style-name="gr3" draw:text-style-name="P28" svg:x1="273.49pt" svg:y1="32.09pt" svg:x2="273.49pt" svg:y2="58.2pt"><text:p/></draw:line><draw:circle draw:style-name="gr11" draw:text-style-name="P36" svg:width="28.32pt" svg:height="28.32pt" svg:x="259.34pt" svg:y="3.71pt"><text:p text:style-name="P29"><text:span text:style-name="T10">1</text:span></text:p></draw:circle><draw:custom-shape draw:style-name="gr21" draw:text-style-name="P41" svg:width="208.71pt" svg:height="128.52pt" svg:x="303.31pt" svg:y="212.46pt"><text:p text:style-name="P29"><text:span text:style-name="T13">column</text:span><text:span text:style-name="T13">が</text:span><text:span text:style-name="T13">null</text:span><text:span text:style-name="T13">でなく、</text:span></text:p><text:p text:style-name="P29"><text:span text:style-name="T13">json</text:span><text:span text:style-name="T13">の子のキーが</text:span><text:span text:style-name="T13">text</text:span><text:span text:style-name="T13">か</text:span></text:p><text:p text:style-name="P29"><text:span text:style-name="T13">html</text:span><text:span text:style-name="T13">、</text:span><text:span text:style-name="T13">src</text:span><text:span text:style-name="T13">であれば</text:span></text:p><text:p text:style-name="P29"><text:span text:style-name="T13"><text:s/></text:span><text:span text:style-name="T13">else if(column != null </text:span></text:p><text:p text:style-name="P29"><text:span text:style-name="T13">&amp;&amp;(keyString.equals(KEY_TEXT)</text:span></text:p><text:p text:style-name="P29"><text:span text:style-name="T13"><text:s/></text:span><text:span text:style-name="T13">|| keyString.equals(KEY_HTML)</text:span></text:p><text:p text:style-name="P29"><text:span text:style-name="T13">|| keyString.equals(KEY_SRC)))</text:span></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0" draw:text-style-name="P29" svg:width="134.36pt" svg:height="108.17pt" svg:x="275.02pt" svg:y="341.04pt" svg:viewBox="0 0 4741 3817" draw:points="4741,0 4741,3817 0,3817"><text:p/></draw:polyline><draw:circle draw:style-name="gr11" draw:text-style-name="P36" svg:width="28.32pt" svg:height="28.32pt" svg:x="260.84pt" svg:y="555.19pt"><text:p text:style-name="P29"><text:span text:style-name="T10">E</text:span></text:p></draw:circle></draw:g></text:p>
      <text:p text:style-name="P14"><draw:g text:anchor-type="as-char" svg:y="-71.74pt" draw:z-index="3" draw:style-name="gr37"><draw:frame draw:style-name="gr38" draw:text-style-name="P27" svg:width="139.72pt" svg:height="421.29pt" svg:x="0pt" svg:y="6.75pt"><draw:text-box><text:p><text:span text:style-name="T2">Fig1</text:span></text:p><text:p><text:span text:style-name="T2">関数名：</text:span><text:span text:style-name="T2">executeQuery</text:span></text:p><text:p text:style-name="P22"><text:span text:style-name="T2">概要 <text:s/></text:span><text:span text:style-name="T2">:</text:span><text:span text:style-name="T3">クエリを実行して</text:span><text:span text:style-name="T3">DB</text:span><text:span text:style-name="T3">から結果セットを取得する。</text:span></text:p><text:p text:style-name="P23"><text:span text:style-name="T2">引数 <text:s/></text:span><text:span text:style-name="T2">:Map&lt;String, Object&gt; json:</text:span><text:span text:style-name="T2">カレントの</text:span><text:span text:style-name="T2">JSON</text:span><text:span text:style-name="T2">連想配列</text:span></text:p><text:p text:style-name="P24"><text:span text:style-name="T2">String queryKey:</text:span><text:span text:style-name="T2">実行するクエリのベースとなる文字列</text:span></text:p><text:p text:style-name="P23"><text:span text:style-name="T2">戻り値</text:span><text:span text:style-name="T2">:ResultSet:DB</text:span><text:span text:style-name="T2">から取得した結果セットを返す。</text:span></text:p><text:p text:style-name="P25"><text:span text:style-name="T2">変数</text:span><text:span text:style-name="T2">:ResultSet retRS:</text:span><text:span text:style-name="T2">返却する結果セットを格納する変数</text:span></text:p><text:p text:style-name="P26"><text:span text:style-name="T2">String query:DB</text:span><text:span text:style-name="T2">に対し発行するクエリ</text:span></text:p><text:p text:style-name="P26"><text:span text:style-name="T2">Connection conn:DB</text:span><text:span text:style-name="T2">との接続のインスタンス</text:span></text:p><text:p text:style-name="P26"><text:span text:style-name="T2">Statement stmt:DB</text:span><text:span text:style-name="T2">にクエリを発行するためのステートメント</text:span></text:p><text:p text:style-name="P26"><text:span text:style-name="T2">String KEY_VALUE:value</text:span><text:span text:style-name="T2">　の文字列を格納した定数</text:span></text:p></draw:text-box></draw:frame><draw:frame draw:style-name="gr18" svg:width="17.06pt" svg:height="17.77pt" svg:x="330.09pt" svg:y="251.66pt"><draw:text-box><text:p>Y</text:p></draw:text-box></draw:frame><draw:frame draw:style-name="gr18" svg:width="17.06pt" svg:height="17.77pt" svg:x="383.81pt" svg:y="541.76pt"><draw:text-box><text:p>N</text:p></draw:text-box></draw:frame><draw:custom-shape draw:style-name="gr39" draw:text-style-name="P44" svg:width="201.69pt" svg:height="75.43pt" svg:x="177.96pt" svg:y="179.86pt"><text:p text:style-name="P29"><text:span text:style-name="T19">query</text:span><text:span text:style-name="T19">に正しい値が</text:span></text:p><text:p text:style-name="P29"><text:span text:style-name="T19">入っていれば</text:span></text:p><text:p text:style-name="P29"><text:span text:style-name="T19"><text:tab/></text:span><text:span text:style-name="T19"><text:tab/></text:span><text:span text:style-name="T19">if(query != null </text:span></text:p><text:p text:style-name="P29"><text:span text:style-name="T19">&amp;&amp; query.length() &gt;=1)</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28" svg:x1="278.25pt" svg:y1="25.14pt" svg:x2="278.25pt" svg:y2="42.89pt"><text:p/></draw:line><draw:line draw:style-name="gr3" draw:text-style-name="P28" svg:x1="277.06pt" svg:y1="255.29pt" svg:x2="277.06pt" svg:y2="279.69pt"><text:p/></draw:line><draw:custom-shape draw:style-name="gr24" draw:text-style-name="P42" svg:width="23.39pt" svg:height="23.92pt" svg:x="266pt" svg:y="0pt"><text:p text:style-name="P29"><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29" svg:x1="144.71pt" svg:y1="5.84pt" svg:x2="144.71pt" svg:y2="682.44pt"><text:p/></draw:line><draw:g draw:style-name="gr4"><draw:custom-shape draw:style-name="gr40" draw:text-style-name="P34" svg:width="180.03pt" svg:height="30.81pt" svg:x="185.05pt" svg:y="444.84pt"><text:p text:style-name="P33"><text:span text:style-name="T8">Map&lt;String, Object&gt; childObject </text:span></text:p><text:p text:style-name="P33"><text:span text:style-name="T8">= (Map&lt;String, Object&gt;)child.getValue();</text:span></text:p><draw:enhanced-geometry svg:viewBox="0 0 21600 21600" draw:glue-points="10800 0 0 10800 10800 21600 21600 10800" draw:type="flowchart-process" draw:enhanced-path="M 0 0 L 21600 0 21600 21600 0 21600 0 0 Z N"/></draw:custom-shape><draw:custom-shape draw:style-name="gr41" draw:text-style-name="P35" svg:width="180.03pt" svg:height="30.78pt" svg:x="185.05pt" svg:y="475.65pt"><text:p text:style-name="P33"><text:span text:style-name="T9">子オブジェクトを取得する</text:span></text:p><draw:enhanced-geometry svg:viewBox="0 0 21600 21600" draw:glue-points="10800 0 0 10800 10800 21600 21600 10800" draw:type="flowchart-process" draw:enhanced-path="M 0 0 L 21600 0 21600 21600 0 21600 0 0 Z N"/></draw:custom-shape></draw:g><draw:custom-shape draw:style-name="gr24" draw:text-style-name="P42" svg:width="23.39pt" svg:height="23.92pt" svg:x="264.3pt" svg:y="641.71pt"><text:p text:style-name="P29"><text:span text:style-name="T15">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13" svg:width="187.51pt" svg:height="49.66pt" svg:x="185.05pt" svg:y="278.99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42" draw:text-style-name="P32" svg:width="114.72pt" svg:height="55.13pt" svg:x="223.71pt" svg:y="279.64pt"><draw:text-box><text:p text:style-name="P29"><text:span text:style-name="T11">カレント</text:span><text:span text:style-name="T11">json</text:span><text:span text:style-name="T11">の子供オブジェクト分ループする</text:span></text:p><text:list text:style-name=""><text:list-item><text:p text:style-name="P29"><text:span text:style-name="T11">for(Entry&lt;String, Object&gt; child:json.entrySet())</text:span></text:p></text:list-item></text:list></draw:text-box></draw:frame></draw:g><draw:line draw:style-name="gr3" draw:text-style-name="P28" svg:x1="279.33pt" svg:y1="329.47pt" svg:x2="279.33pt" svg:y2="352.8pt"><text:p/></draw:line><draw:line draw:style-name="gr3" draw:text-style-name="P28" svg:x1="279.35pt" svg:y1="419.95pt" svg:x2="279.35pt" svg:y2="446.26pt"><text:p/></draw:line><draw:line draw:style-name="gr3" draw:text-style-name="P28" svg:x1="277.06pt" svg:y1="603.44pt" svg:x2="277.06pt" svg:y2="641.74pt"><text:p/></draw:line><draw:g draw:style-name="gr4"><draw:custom-shape draw:style-name="gr32" draw:text-style-name="P34" svg:width="169.43pt" svg:height="20.61pt" svg:x="197.04pt" svg:y="41.61pt"><text:p text:style-name="P33"><text:span text:style-name="T8">ResultSet retRS = nul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3" draw:text-style-name="P43" svg:width="169.43pt" svg:height="20.58pt" svg:x="197.04pt" svg:y="62.19pt"><text:p text:style-name="P33"><text:span text:style-name="T16">返却する結果セットの変数を作成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8" svg:x1="278.25pt" svg:y1="82.74pt" svg:x2="278.25pt" svg:y2="103.15pt"><text:p/></draw:line><draw:custom-shape draw:style-name="gr24" draw:text-style-name="P42" svg:width="23.39pt" svg:height="23.92pt" svg:x="508.39pt" svg:y="640.8pt"><text:p text:style-name="P29"><text:span text:style-name="T15">4</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43" draw:text-style-name="P34" svg:width="183.97pt" svg:height="29.48pt" svg:x="188.59pt" svg:y="100.91pt"><text:p text:style-name="P33"><text:span text:style-name="T8">String query = (String)json.get(queryKey);</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4" draw:text-style-name="P43" svg:width="183.97pt" svg:height="29.37pt" svg:x="188.59pt" svg:y="130.34pt"><text:p text:style-name="P33"><text:span text:style-name="T16">カレント</text:span><text:span text:style-name="T16">json</text:span><text:span text:style-name="T16">から</text:span><text:span text:style-name="T16">"queryKey"</text:span><text:span text:style-name="T16">を</text:span></text:p><text:p text:style-name="P33"><text:span text:style-name="T16">持つキーを取得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8" svg:x1="278.25pt" svg:y1="159.7pt" svg:x2="278.25pt" svg:y2="180.11pt"><text:p/></draw:line><draw:custom-shape draw:style-name="gr39" draw:text-style-name="P41" svg:width="201.69pt" svg:height="75.43pt" svg:x="177.96pt" svg:y="350.76pt"><text:p text:style-name="P29"><text:span text:style-name="T13">現在走査対象となっている</text:span></text:p><text:p text:style-name="P29"><text:span text:style-name="T13">子がオブジェクト</text:span><text:span text:style-name="T13">(</text:span><text:span text:style-name="T13">連想配列</text:span><text:span text:style-name="T13">)</text:span><text:span text:style-name="T13">なら</text:span></text:p><text:p text:style-name="P29"><text:span text:style-name="T13">if(child.getValue() instanceof </text:span></text:p><text:p text:style-name="P29"><text:span text:style-name="T13">LinkedHashMap)</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28" svg:x1="279.35pt" svg:y1="504.85pt" svg:x2="279.35pt" svg:y2="531.16pt"><text:p/></draw:line><draw:custom-shape draw:style-name="gr39" draw:text-style-name="P41" svg:width="201.69pt" svg:height="75.43pt" svg:x="177.96pt" svg:y="530.05pt"><text:p text:style-name="P29"><text:span text:style-name="T13">子オブジェクトが</text:span><text:span text:style-name="T13">value</text:span><text:span text:style-name="T13">のキーを持っている</text:span></text:p><text:p text:style-name="P29"><text:span text:style-name="T13">childObject.containsKey(KEY_VALUE)</text:span></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0" draw:text-style-name="P29" svg:width="141.48pt" svg:height="424.46pt" svg:x="379.59pt" svg:y="216.34pt" svg:viewBox="0 0 4992 14975" draw:points="0,0 4992,0 4992,14975"><text:p/></draw:polyline><draw:polyline draw:style-name="gr20" draw:text-style-name="P29" svg:width="99.01pt" svg:height="251.72pt" svg:x="379.59pt" svg:y="389.65pt" svg:viewBox="0 0 3494 8881" draw:points="0,0 3494,0 3494,8881"><text:p/></draw:polyline><draw:polyline draw:style-name="gr20" draw:text-style-name="P29" svg:width="53.06pt" svg:height="75.06pt" svg:x="379.59pt" svg:y="566.59pt" svg:viewBox="0 0 1873 2649" draw:points="0,0 1873,0 1873,2649"><text:p/></draw:polyline><draw:custom-shape draw:style-name="gr45" draw:text-style-name="P42" svg:width="23.47pt" svg:height="23.98pt" svg:x="419.95pt" svg:y="641.65pt"><text:p text:style-name="P29"><text:span text:style-name="T15">2</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42" svg:width="23.61pt" svg:height="24.21pt" svg:x="465.96pt" svg:y="641.4pt"><text:p text:style-name="P29"><text:span text:style-name="T15">3</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svg:width="17.06pt" svg:height="17.77pt" svg:x="379.59pt" svg:y="191.54pt"><draw:text-box><text:p>N</text:p></draw:text-box></draw:frame><draw:frame draw:style-name="gr18" svg:width="0.09pt" svg:height="17.77pt" svg:x="383.16pt" svg:y="364.85pt"><draw:text-box><text:p>N</text:p></draw:text-box></draw:frame><draw:frame draw:style-name="gr18" svg:width="17.06pt" svg:height="17.77pt" svg:x="330.09pt" svg:y="421.46pt"><draw:text-box><text:p>Y</text:p></draw:text-box></draw:frame><draw:frame draw:style-name="gr18" svg:width="17.06pt" svg:height="17.77pt" svg:x="330.09pt" svg:y="601.85pt"><draw:text-box><text:p>Y</text:p></draw:text-box></draw:frame></draw:g></text:p>
      <text:p text:style-name="P17"><draw:g text:anchor-type="as-char" draw:z-index="4" draw:style-name="gr1"><draw:frame draw:style-name="gr47" draw:text-style-name="P27" svg:width="139.72pt" svg:height="265.01pt" svg:x="0pt" svg:y="2.75pt"><draw:text-box><text:p><text:span text:style-name="T2">Fig1 </text:span><text:span text:style-name="T2">続き</text:span></text:p><text:p><text:span text:style-name="T2"/></text:p><text:p><text:span text:style-name="T2"/></text:p></draw:text-box></draw:frame><draw:custom-shape draw:style-name="gr29" draw:text-style-name="P40" svg:width="165.57pt" svg:height="22.76pt" svg:x="192.84pt" svg:y="182.49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8" svg:x1="277.03pt" svg:y1="350.36pt" svg:x2="277.03pt" svg:y2="373.61pt"><text:p/></draw:line><draw:g draw:style-name="gr4"><draw:custom-shape draw:style-name="gr30" draw:text-style-name="P34" svg:width="169.43pt" svg:height="26.76pt" svg:x="195.65pt" svg:y="233.55pt"><text:p text:style-name="P33"><text:span text:style-name="T8">Statement stmt =</text:span></text:p><text:p text:style-name="P33"><text:span text:style-name="T8">conn.createStatement();</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1" draw:text-style-name="P43" svg:width="169.43pt" svg:height="26.67pt" svg:x="195.65pt" svg:y="260.31pt"><text:p text:style-name="P33"><text:span text:style-name="T16">ステートメントを作成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8" draw:text-style-name="P29" svg:x1="144.71pt" svg:y1="1.7pt" svg:x2="144.71pt" svg:y2="678.3pt"><text:p/></draw:line><draw:line draw:style-name="gr3" draw:text-style-name="P28" svg:x1="274.45pt" svg:y1="421.09pt" svg:x2="274.45pt" svg:y2="484.3pt"><text:p/></draw:line><draw:g draw:style-name="gr4"><draw:custom-shape draw:style-name="gr48" draw:text-style-name="P34" svg:width="169.43pt" svg:height="23.92pt" svg:x="192.16pt" svg:y="481.21pt"><text:p text:style-name="P33"><text:span text:style-name="T8">return retRS;</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9" draw:text-style-name="P43" svg:width="169.43pt" svg:height="23.87pt" svg:x="192.16pt" svg:y="505.11pt"><text:p text:style-name="P33"><text:span text:style-name="T16">結果セットを返す</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8" svg:x1="274.45pt" svg:y1="527.02pt" svg:x2="274.45pt" svg:y2="558.06pt"><text:p/></draw:line><draw:custom-shape draw:style-name="gr24" draw:text-style-name="P42" svg:width="23.39pt" svg:height="23.92pt" svg:x="263pt" svg:y="556.36pt"><text:p text:style-name="P29"><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42" svg:width="23.39pt" svg:height="23.92pt" svg:x="264.3pt" svg:y="0.91pt"><text:p text:style-name="P29"><text:span text:style-name="T15">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42" svg:width="23.39pt" svg:height="23.92pt" svg:x="508.39pt" svg:y="0pt"><text:p text:style-name="P29"><text:span text:style-name="T15">4</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42" svg:width="23.47pt" svg:height="23.98pt" svg:x="419.95pt" svg:y="0.85pt"><text:p text:style-name="P29"><text:span text:style-name="T15">2</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42" svg:width="23.61pt" svg:height="24.21pt" svg:x="465.96pt" svg:y="0.6pt"><text:p text:style-name="P29"><text:span text:style-name="T15">3</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50" draw:text-style-name="P45" svg:width="180.43pt" svg:height="46.66pt" svg:x="185.05pt" svg:y="49.24pt"><text:p text:style-name="P29"><text:span text:style-name="T6">query = query.replace</text:span></text:p><text:p text:style-name="P29"><text:span text:style-name="T6">(“'” + child.getKey() + “'”,</text:span></text:p><text:p text:style-name="P29"><text:span text:style-name="T6">“</text:span><text:span text:style-name="T6">'” <text:s/>+ (String)childObject.get</text:span></text:p><text:p text:style-name="P29"><text:span text:style-name="T6">(KEY_VALUE) + “'”);</text:span></text:p><draw:enhanced-geometry svg:viewBox="0 0 21600 21600" draw:glue-points="10800 0 0 10800 10800 21600 21600 10800" draw:type="flowchart-process" draw:enhanced-path="M 0 0 L 21600 0 21600 21600 0 21600 0 0 Z N"/></draw:custom-shape><draw:custom-shape draw:style-name="gr51" draw:text-style-name="P43" svg:width="180.43pt" svg:height="46.52pt" svg:x="185.05pt" svg:y="95.9pt"><text:p text:style-name="P33"><text:span text:style-name="T16">子オブジェクトの</text:span><text:span text:style-name="T16">"text"</text:span><text:span text:style-name="T16">キーの値を</text:span></text:p><text:p text:style-name="P33"><text:span text:style-name="T16">query</text:span><text:span text:style-name="T16">内の</text:span><text:span text:style-name="T16">"db_column"</text:span><text:span text:style-name="T16">の値と置換する</text:span></text:p><draw:enhanced-geometry svg:viewBox="0 0 21600 21600" draw:glue-points="10800 0 0 10800 10800 21600 21600 10800" draw:type="flowchart-process" draw:enhanced-path="M 0 0 L 21600 0 21600 21600 0 21600 0 0 Z N"/></draw:custom-shape></draw:g><draw:line draw:style-name="gr3" draw:text-style-name="P28" svg:x1="277.06pt" svg:y1="24.86pt" svg:x2="277.06pt" svg:y2="49.66pt"><text:p/></draw:line><draw:line draw:style-name="gr3" draw:text-style-name="P28" svg:x1="277.03pt" svg:y1="142.44pt" svg:x2="277.03pt" svg:y2="184.05pt"><text:p/></draw:line><draw:polyline draw:style-name="gr20" draw:text-style-name="P29" svg:width="152.08pt" svg:height="135.21pt" svg:x="277.03pt" svg:y="24.75pt" svg:viewBox="0 0 5366 4771" draw:points="5366,0 5366,4771 0,4771"><text:p/></draw:polyline><draw:polyline draw:style-name="gr20" draw:text-style-name="P29" svg:width="49.46pt" svg:height="102.59pt" svg:x="429.17pt" svg:y="24.75pt" svg:viewBox="0 0 1746 3620" draw:points="1746,0 1746,3620 0,3620"><text:p/></draw:polyline><draw:polyline draw:style-name="gr20" draw:text-style-name="P29" svg:width="246.61pt" svg:height="421.88pt" svg:x="274.45pt" svg:y="23.84pt" svg:viewBox="0 0 8701 14884" draw:points="8701,0 8701,14884 0,14884"><text:p/></draw:polyline><draw:g draw:style-name="gr4"><draw:custom-shape draw:style-name="gr52" draw:text-style-name="P34" svg:width="169.43pt" svg:height="19.53pt" svg:x="195.65pt" svg:y="311.41pt"><text:p text:style-name="P33"><text:span text:style-name="T8">retRS = stmt.executeQuery(query);</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3" draw:text-style-name="P43" svg:width="169.43pt" svg:height="19.42pt" svg:x="195.65pt" svg:y="330.89pt"><text:p text:style-name="P33"><text:span text:style-name="T16">クエリを実行して結果セットを取得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8" svg:x1="277.06pt" svg:y1="287.01pt" svg:x2="277.06pt" svg:y2="314.96pt"><text:p/></draw:line><draw:g draw:style-name="gr4"><draw:custom-shape draw:style-name="gr54" draw:text-style-name="P34" svg:width="169.43pt" svg:height="24.83pt" svg:x="195.65pt" svg:y="371.54pt"><text:p text:style-name="P33"><text:span text:style-name="T8">retRS = retRS.next()? retRS: null; </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5" draw:text-style-name="P43" svg:width="169.43pt" svg:height="24.72pt" svg:x="195.65pt" svg:y="396.34pt"><text:p text:style-name="P33"><text:span text:style-name="T16">結果セットのポインタを進め、</text:span></text:p><text:p text:style-name="P33"><text:span text:style-name="T16">レコードがなければ</text:span><text:span text:style-name="T16">null</text:span><text:span text:style-name="T16">をセット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8" svg:x1="277.06pt" svg:y1="205.31pt" svg:x2="277.06pt" svg:y2="233.26pt"><text:p/></draw:line></draw:g></text:p>
      <text:p text:style-name="P16"><draw:g text:anchor-type="as-char" draw:z-index="2" draw:style-name="gr1"><draw:frame draw:style-name="gr22" draw:text-style-name="P27" svg:width="139.72pt" svg:height="343.28pt" svg:x="0pt" svg:y="5.5pt"><draw:text-box><text:p><text:span text:style-name="T2">Fig2</text:span></text:p><text:p><text:span text:style-name="T2">関数名：</text:span><text:span text:style-name="T2">getDBColumn</text:span></text:p><text:p text:style-name="P22"><text:span text:style-name="T2">概要 <text:s/></text:span><text:span text:style-name="T2">:</text:span><text:span text:style-name="T2">指定した</text:span><text:span text:style-name="T2">key(</text:span><text:span text:style-name="T2">列</text:span><text:span text:style-name="T2">)</text:span><text:span text:style-name="T2">の値を結果セットから取得して返す</text:span><text:span text:style-name="T3">。</text:span></text:p><text:p text:style-name="P23"><text:span text:style-name="T2">引数 <text:s/></text:span><text:span text:style-name="T2">:String key:JSON</text:span><text:span text:style-name="T2">のオブジェクトのキー</text:span></text:p><text:p text:style-name="P24"><text:span text:style-name="T2">DBResultTree dbrTree:DB</text:span><text:span text:style-name="T2">から取得した結果をツリー構造にするクラスのインスタンス</text:span></text:p><text:p text:style-name="P23"><text:span text:style-name="T2">戻り値</text:span><text:span text:style-name="T2">:String column:</text:span><text:span text:style-name="T2">取得した列の値を返す</text:span></text:p><text:p><text:span text:style-name="T2"/></text:p><text:p text:style-name="P25"><text:span text:style-name="T2">変数　</text:span><text:span text:style-name="T2">:String column:</text:span><text:span text:style-name="T2">取得した列の値を格納して返すための変数</text:span></text:p><text:p text:style-name="P24"><text:span text:style-name="T2">String[] colNameList:</text:span><text:span text:style-name="T2">結果セットの列名のリスト</text:span></text:p><text:p><text:span text:style-name="T2"/></text:p></draw:text-box></draw:frame><draw:frame draw:style-name="gr18" svg:width="17.06pt" svg:height="17.77pt" svg:x="446.26pt" svg:y="207.41pt"><draw:text-box><text:p>Y</text:p></draw:text-box></draw:frame><draw:frame draw:style-name="gr18" svg:width="17.06pt" svg:height="17.77pt" svg:x="357.85pt" svg:y="302.91pt"><draw:text-box><text:p>N</text:p></draw:text-box></draw:frame><draw:custom-shape draw:style-name="gr23" draw:text-style-name="P41" svg:width="240.58pt" svg:height="106.19pt" svg:x="209.25pt" svg:y="196.84pt"><text:p text:style-name="P29"><text:span text:style-name="T13">レコードの列名リストが生成できた</text:span><text:span text:style-name="T13">&amp;&amp;</text:span></text:p><text:p text:style-name="P29"><text:span text:style-name="T13">key</text:span><text:span text:style-name="T13">に該当する</text:span><text:span text:style-name="T13">column</text:span><text:span text:style-name="T13">がある</text:span></text:p><text:p text:style-name="P29"><text:span text:style-name="T13">if(</text:span><text:span text:style-name="T14">checkColumn</text:span></text:p><text:p text:style-name="P29"><text:span text:style-name="T13">(dbrtree.db_result, key))</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28" svg:x1="328.25pt" svg:y1="25.14pt" svg:x2="328.25pt" svg:y2="55.59pt"><text:p/></draw:line><draw:line draw:style-name="gr3" draw:text-style-name="P28" svg:x1="329.33pt" svg:y1="168.41pt" svg:x2="329.33pt" svg:y2="197.8pt"><text:p/></draw:line><draw:custom-shape draw:style-name="gr24" draw:text-style-name="P42" svg:width="23.39pt" svg:height="23.92pt" svg:x="316.01pt" svg:y="0pt"><text:p text:style-name="P29"><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29" svg:x1="146.15pt" svg:y1="6.09pt" svg:x2="146.15pt" svg:y2="682.7pt"><text:p/></draw:line><draw:g draw:style-name="gr4"><draw:custom-shape draw:style-name="gr25" draw:text-style-name="P34" svg:width="169.43pt" svg:height="22.54pt" svg:x="247.04pt" svg:y="328.85pt"><text:p text:style-name="P33"><text:span text:style-name="T8">dbrtree = dbrtree.parent</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6" draw:text-style-name="P35" svg:width="169.43pt" svg:height="22.42pt" svg:x="247.04pt" svg:y="351.35pt"><text:p text:style-name="P33"><text:span text:style-name="T9">親をセットする</text:span></text:p><draw:enhanced-geometry svg:viewBox="0 0 21600 21600" draw:mirror-horizontal="false" draw:mirror-vertical="false" draw:glue-points="10800 0 0 10800 10800 21600 21600 10800" draw:type="flowchart-process" draw:enhanced-path="M 0 0 L 21600 0 21600 21600 0 21600 0 0 Z N"/></draw:custom-shape></draw:g><draw:custom-shape draw:style-name="gr24" draw:text-style-name="P42" svg:width="23.39pt" svg:height="23.92pt" svg:x="317.91pt" svg:y="626.4pt"><text:p text:style-name="P29"><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27" svg:width="167.53pt" svg:height="53.97pt" svg:x="246.64pt" svg:y="113.9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28" draw:text-style-name="P39" svg:width="131.22pt" svg:height="41.47pt" svg:x="269.26pt" svg:y="119pt"><draw:text-box><text:p text:style-name="P29"><text:span text:style-name="T7">dbrtree != null</text:span></text:p><text:p text:style-name="P29"><text:span text:style-name="T7">dbrtree</text:span><text:span text:style-name="T7">に親がある限り</text:span></text:p><text:p text:style-name="P29"><text:span text:style-name="T7">続ける</text:span></text:p></draw:text-box></draw:frame></draw:g><draw:line draw:style-name="gr3" draw:text-style-name="P28" svg:x1="329.33pt" svg:y1="303pt" svg:x2="329.33pt" svg:y2="330.09pt"><text:p/></draw:line><draw:custom-shape draw:style-name="gr29" draw:text-style-name="P40" svg:width="165.57pt" svg:height="22.76pt" svg:x="248.6pt" svg:y="469.25pt"><text:p/><draw:enhanced-geometry svg:viewBox="0 0 21600 21600" draw:mirror-vertical="fals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8" svg:x1="329.53pt" svg:y1="490.25pt" svg:x2="329.53pt" svg:y2="552.16pt"><text:p/></draw:line><draw:g draw:style-name="gr4"><draw:custom-shape draw:style-name="gr30" draw:text-style-name="P34" svg:width="169.43pt" svg:height="26.76pt" svg:x="247.04pt" svg:y="551.79pt"><text:p text:style-name="P33"><text:span text:style-name="T8">return column;</text:span></text:p><draw:enhanced-geometry svg:viewBox="0 0 21600 21600" draw:glue-points="10800 0 0 10800 10800 21600 21600 10800" draw:type="flowchart-process" draw:enhanced-path="M 0 0 L 21600 0 21600 21600 0 21600 0 0 Z N"/></draw:custom-shape><draw:custom-shape draw:style-name="gr31" draw:text-style-name="P43" svg:width="169.43pt" svg:height="26.67pt" svg:x="247.04pt" svg:y="578.55pt"><text:p text:style-name="P33"><text:span text:style-name="T16">column</text:span><text:span text:style-name="T16">を返す</text:span></text:p><draw:enhanced-geometry svg:viewBox="0 0 21600 21600" draw:glue-points="10800 0 0 10800 10800 21600 21600 10800" draw:type="flowchart-process" draw:enhanced-path="M 0 0 L 21600 0 21600 21600 0 21600 0 0 Z N"/></draw:custom-shape></draw:g><draw:line draw:style-name="gr3" draw:text-style-name="P28" svg:x1="329.53pt" svg:y1="605.23pt" svg:x2="329.53pt" svg:y2="628.47pt"><text:p/></draw:line><draw:g draw:style-name="gr4"><draw:custom-shape draw:style-name="gr32" draw:text-style-name="P34" svg:width="169.43pt" svg:height="20.61pt" svg:x="247.04pt" svg:y="55.59pt"><text:p text:style-name="P33"><text:span text:style-name="T8">String column = nul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3" draw:text-style-name="P43" svg:width="169.43pt" svg:height="20.58pt" svg:x="247.04pt" svg:y="76.2pt"><text:p text:style-name="P33"><text:span text:style-name="T16">戻り値を格納する変数を初期化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8" svg:x1="328.25pt" svg:y1="96.75pt" svg:x2="328.11pt" svg:y2="116.96pt"><text:p/></draw:line><draw:polyline draw:style-name="gr20" draw:text-style-name="P29" svg:width="148.54pt" svg:height="77.75pt" svg:x="325.98pt" svg:y="440.96pt" svg:viewBox="0 0 5241 2744" draw:points="5241,0 5241,2744 0,2744"><text:p/></draw:polyline><draw:line draw:style-name="gr3" draw:text-style-name="P28" svg:x1="329.33pt" svg:y1="373.75pt" svg:x2="329.33pt" svg:y2="469.25pt"><text:p/></draw:line><draw:g draw:style-name="gr4"><draw:custom-shape draw:style-name="gr34" draw:text-style-name="P34" svg:width="137.96pt" svg:height="30.16pt" svg:x="400.31pt" svg:y="380.81pt"><text:p text:style-name="P33"><text:span text:style-name="T8">column = </text:span><text:span text:style-name="T17">dbrtree</text:span></text:p><text:p text:style-name="P33"><text:span text:style-name="T17">.db_result.getString(key)</text:span><text:span text:style-name="T8">;</text:span></text:p><draw:enhanced-geometry svg:viewBox="0 0 21600 21600" draw:glue-points="10800 0 0 10800 10800 21600 21600 10800" draw:type="flowchart-process" draw:enhanced-path="M 0 0 L 21600 0 21600 21600 0 21600 0 0 Z N"/></draw:custom-shape><draw:custom-shape draw:style-name="gr35" draw:text-style-name="P35" svg:width="137.96pt" svg:height="30.02pt" svg:x="400.31pt" svg:y="410.94pt"><text:p text:style-name="P33"><text:span text:style-name="T9">column</text:span><text:span text:style-name="T9">に値をセットする</text:span></text:p><draw:enhanced-geometry svg:viewBox="0 0 21600 21600" draw:glue-points="10800 0 0 10800 10800 21600 21600 10800" draw:type="flowchart-process" draw:enhanced-path="M 0 0 L 21600 0 21600 21600 0 21600 0 0 Z N"/></draw:custom-shape></draw:g><draw:polyline draw:style-name="gr20" draw:text-style-name="P29" svg:width="28.26pt" svg:height="130.88pt" svg:x="446.23pt" svg:y="249.93pt" svg:viewBox="0 0 998 4618" draw:points="0,0 998,0 998,4618"><text:p/></draw:polyline><draw:frame draw:style-name="gr36" draw:text-style-name="P40" svg:width="32.23pt" svg:height="17.72pt" svg:x="396.4pt" svg:y="274.65pt"><draw:text-box><text:p><text:span text:style-name="T18">Fig8</text:span></text:p></draw:text-box></draw:frame></draw:g></text:p>
      <text:p text:style-name="P14"><draw:g text:anchor-type="as-char" draw:z-index="5" draw:style-name="gr56"><draw:frame draw:style-name="gr57" draw:text-style-name="P27" svg:width="139.72pt" svg:height="530.48pt" svg:x="0pt" svg:y="6.75pt"><draw:text-box><text:p><text:span text:style-name="T2">Fig3</text:span></text:p><text:p><text:span text:style-name="T2">関数名：</text:span><text:span text:style-name="T2">getListJSON</text:span></text:p><text:p text:style-name="P22"><text:span text:style-name="T2">概要 <text:s/></text:span><text:span text:style-name="T2">:</text:span><text:span text:style-name="T2">リスト形式の</text:span><text:span text:style-name="T2">JSON</text:span><text:span text:style-name="T2">を作成して返す</text:span><text:span text:style-name="T3">。</text:span></text:p><text:p text:style-name="P23"><text:span text:style-name="T2">引数 <text:s/></text:span><text:span text:style-name="T2">:Map&lt;String, Object&gt; json:JSON</text:span><text:span text:style-name="T2">のオブジェクト。</text:span></text:p><text:p text:style-name="P23"><text:span text:style-name="T2">戻り値</text:span><text:span text:style-name="T2">:String strAll:JSON</text:span><text:span text:style-name="T2">の文字列配列を文字列で返す</text:span></text:p><text:p text:style-name="P22"><text:span text:style-name="T2">変数 　</text:span><text:span text:style-name="T2">:ResultSet rs:DB</text:span><text:span text:style-name="T2">から取得した結果セットを受け取る変数</text:span></text:p><text:p text:style-name="P46"><text:span text:style-name="T2">String strAll:</text:span><text:span text:style-name="T2">完成した</text:span><text:span text:style-name="T2">JSON</text:span><text:span text:style-name="T2">文字列を格納する変数</text:span></text:p><text:p text:style-name="P46"><text:span text:style-name="T2">String strBlock:</text:span><text:span text:style-name="T2">作成した行の</text:span><text:span text:style-name="T2">JSON</text:span><text:span text:style-name="T2">文字列をまとめる変数</text:span></text:p><text:p text:style-name="P46"><text:span text:style-name="T2">String strLine:1</text:span><text:span text:style-name="T2">行ごとの</text:span><text:span text:style-name="T2">JSON</text:span><text:span text:style-name="T2">文字列を格納する変数</text:span></text:p><text:p text:style-name="P46"><text:span text:style-name="T2">ResultSetMetaData rsm:</text:span><text:span text:style-name="T2">結果セットのメタデータを格納する変数</text:span></text:p><text:p text:style-name="P46"><text:span text:style-name="T2">int ccount:</text:span><text:span text:style-name="T2">結果セットの列名の数を格納する変数</text:span></text:p><text:p text:style-name="P46"><text:span text:style-name="T2">String DB_GETQUERY:JSON</text:span><text:span text:style-name="T2">のレコード取得クエリ文字列のキー</text:span></text:p></draw:text-box></draw:frame><draw:line draw:style-name="gr3" draw:text-style-name="P28" svg:x1="280.54pt" svg:y1="336.56pt" svg:x2="280.54pt" svg:y2="361.36pt"><text:p/></draw:line><draw:custom-shape draw:style-name="gr58" draw:text-style-name="P42" svg:width="23.39pt" svg:height="23.92pt" svg:x="266pt" svg:y="0pt"><text:p text:style-name="P29"><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29" svg:x1="144.71pt" svg:y1="5.81pt" svg:x2="144.71pt" svg:y2="682.41pt"><text:p/></draw:line><draw:custom-shape draw:style-name="gr58" draw:text-style-name="P42" svg:width="23.39pt" svg:height="23.92pt" svg:x="264.3pt" svg:y="644.34pt"><text:p text:style-name="P29"><text:span text:style-name="T15">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8" svg:x1="274.99pt" svg:y1="624.76pt" svg:x2="274.99pt" svg:y2="648pt"><text:p/></draw:line><draw:g draw:style-name="gr59"><draw:custom-shape draw:style-name="gr60" draw:text-style-name="P30" svg:width="229.97pt" svg:height="70.78pt" svg:x="167.36pt" svg:y="124.36pt"><text:p text:style-name="P29"><text:span text:style-name="T4">ResultSet rs = executeQuery</text:span></text:p><text:p text:style-name="P29"><text:span text:style-name="T4">(</text:span><text:span text:style-name="T2">json</text:span><text:span text:style-name="T4">, DB_GETQUERY)</text:span></text:p><text:p text:style-name="P29"/><text:p text:style-name="P29"><text:span text:style-name="T5">データベースから当該レコード群を</text:span></text:p><text:p text:style-name="P29"><text:span text:style-name="T5">取得する</text:span></text:p><draw:enhanced-geometry svg:viewBox="0 0 21600 21600" draw:text-areas="2540 0 19060 21600" draw:type="flowchart-predefined-process" draw:enhanced-path="M 0 0 L 21600 0 21600 21600 0 21600 Z N M 2540 0 L 2540 21600 N M 19060 0 L 19060 21600 N"/></draw:custom-shape><draw:line draw:style-name="gr61" draw:text-style-name="P29" svg:x1="193.38pt" svg:y1="160.1pt" svg:x2="370.23pt" svg:y2="160.1pt"><text:p/></draw:line></draw:g><draw:g draw:style-name="gr59"><draw:custom-shape draw:style-name="gr62" draw:text-style-name="P34" svg:width="169.43pt" svg:height="22.54pt" svg:x="197.15pt" svg:y="584.19pt"><text:p text:style-name="P33"><text:span text:style-name="T8">String sColName</text:span></text:p><text:p text:style-name="P33"><text:span text:style-name="T8"><text:s/></text:span><text:span text:style-name="T8">= rsm.getColumnLabel(iLoop);</text:span></text:p><draw:enhanced-geometry svg:viewBox="0 0 21600 21600" draw:glue-points="10800 0 0 10800 10800 21600 21600 10800" draw:type="flowchart-process" draw:enhanced-path="M 0 0 L 21600 0 21600 21600 0 21600 0 0 Z N"/></draw:custom-shape><draw:custom-shape draw:style-name="gr63" draw:text-style-name="P35" svg:width="169.43pt" svg:height="22.42pt" svg:x="197.15pt" svg:y="606.7pt"><text:p text:style-name="P33"><text:span text:style-name="T9">列名を取得する</text:span></text:p><draw:enhanced-geometry svg:viewBox="0 0 21600 21600" draw:glue-points="10800 0 0 10800 10800 21600 21600 10800" draw:type="flowchart-process" draw:enhanced-path="M 0 0 L 21600 0 21600 21600 0 21600 0 0 Z N"/></draw:custom-shape></draw:g><draw:g draw:style-name="gr59"><draw:custom-shape draw:style-name="gr64" draw:text-style-name="P34" svg:width="206.99pt" svg:height="30.53pt" svg:x="173.76pt" svg:y="40.51pt"><text:p text:style-name="P33"><text:span text:style-name="T8">String strAll = "";String strBlock = "";</text:span></text:p><text:p text:style-name="P33"><text:span text:style-name="T8">String strLine = "";</text:span></text:p><draw:enhanced-geometry svg:viewBox="0 0 21600 21600" draw:glue-points="10800 0 0 10800 10800 21600 21600 10800" draw:type="flowchart-process" draw:enhanced-path="M 0 0 L 21600 0 21600 21600 0 21600 0 0 Z N"/></draw:custom-shape><draw:custom-shape draw:style-name="gr65" draw:text-style-name="P35" svg:width="206.99pt" svg:height="30.42pt" svg:x="173.76pt" svg:y="71.01pt"><text:p text:style-name="P33"><text:span text:style-name="T9">返却する文字列を作成するための</text:span></text:p><text:p text:style-name="P33"><text:span text:style-name="T9">変数を</text:span><text:span text:style-name="T9">3</text:span><text:span text:style-name="T9">つ宣言、初期化する</text:span></text:p><draw:enhanced-geometry svg:viewBox="0 0 21600 21600" draw:glue-points="10800 0 0 10800 10800 21600 21600 10800" draw:type="flowchart-process" draw:enhanced-path="M 0 0 L 21600 0 21600 21600 0 21600 0 0 Z N"/></draw:custom-shape></draw:g><draw:line draw:style-name="gr3" draw:text-style-name="P28" svg:x1="278.25pt" svg:y1="23.9pt" svg:x2="278.25pt" svg:y2="41.64pt"><text:p/></draw:line><draw:g draw:style-name="gr59"><draw:custom-shape draw:style-name="gr66" draw:text-style-name="P34" svg:width="169.43pt" svg:height="21.32pt" svg:x="195.65pt" svg:y="432.11pt"><text:p text:style-name="P33"><text:span text:style-name="T8">int ccount = rsm.getColumnCount();</text:span></text:p><draw:enhanced-geometry svg:viewBox="0 0 21600 21600" draw:glue-points="10800 0 0 10800 10800 21600 21600 10800" draw:type="flowchart-process" draw:enhanced-path="M 0 0 L 21600 0 21600 21600 0 21600 0 0 Z N"/></draw:custom-shape><draw:custom-shape draw:style-name="gr67" draw:text-style-name="P47" svg:width="169.43pt" svg:height="21.17pt" svg:x="195.65pt" svg:y="453.4pt"><text:p text:style-name="P33"><text:span text:style-name="T20">レコードの文字列を初期化する</text:span></text:p><draw:enhanced-geometry svg:viewBox="0 0 21600 21600" draw:glue-points="10800 0 0 10800 10800 21600 21600 10800" draw:type="flowchart-process" draw:enhanced-path="M 0 0 L 21600 0 21600 21600 0 21600 0 0 Z N"/></draw:custom-shape></draw:g><draw:line draw:style-name="gr3" draw:text-style-name="P28" svg:x1="280.29pt" svg:y1="475.06pt" svg:x2="280.29pt" svg:y2="499.29pt"><text:p/></draw:line><draw:line draw:style-name="gr3" draw:text-style-name="P28" svg:x1="278.25pt" svg:y1="101.4pt" svg:x2="278.25pt" svg:y2="126.26pt"><text:p/></draw:line><draw:line draw:style-name="gr3" draw:text-style-name="P28" svg:x1="278.25pt" svg:y1="195pt" svg:x2="278.25pt" svg:y2="219.86pt"><text:p/></draw:line><draw:g draw:style-name="gr59"><draw:custom-shape draw:style-name="gr66" draw:text-style-name="P34" svg:width="169.43pt" svg:height="21.32pt" svg:x="197.04pt" svg:y="297.69pt"><text:p text:style-name="P33"><text:span text:style-name="T8">int ccount = rsm.getColumnCount();</text:span></text:p><draw:enhanced-geometry svg:viewBox="0 0 21600 21600" draw:glue-points="10800 0 0 10800 10800 21600 21600 10800" draw:type="flowchart-process" draw:enhanced-path="M 0 0 L 21600 0 21600 21600 0 21600 0 0 Z N"/></draw:custom-shape><draw:custom-shape draw:style-name="gr67" draw:text-style-name="P47" svg:width="169.43pt" svg:height="21.17pt" svg:x="197.04pt" svg:y="319.01pt"><text:p text:style-name="P33"><text:span text:style-name="T20">結果セットの列数を取得する。</text:span></text:p><draw:enhanced-geometry svg:viewBox="0 0 21600 21600" draw:glue-points="10800 0 0 10800 10800 21600 21600 10800" draw:type="flowchart-process" draw:enhanced-path="M 0 0 L 21600 0 21600 21600 0 21600 0 0 Z N"/></draw:custom-shape></draw:g><draw:line draw:style-name="gr3" draw:text-style-name="P28" svg:x1="278.25pt" svg:y1="272.86pt" svg:x2="278.25pt" svg:y2="297.72pt"><text:p/></draw:line><draw:g draw:style-name="gr59"><draw:line draw:style-name="gr3" draw:text-style-name="P28" svg:x1="277.14pt" svg:y1="401.78pt" svg:x2="277.14pt" svg:y2="435.69pt"><text:p/></draw:line><draw:g draw:style-name="gr59"><draw:custom-shape draw:style-name="gr68" svg:width="167.53pt" svg:height="43.23pt" svg:x="194.46pt" svg:y="357.79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69" draw:text-style-name="P39" svg:width="131.22pt" svg:height="47.62pt" svg:x="217.05pt" svg:y="363.6pt"><draw:text-box><text:p text:style-name="P29"><text:span text:style-name="T7">後判定で結果セットを</text:span></text:p><text:p text:style-name="P29"><text:span text:style-name="T7">ループさせる</text:span></text:p><text:p text:style-name="P29"><text:span text:style-name="T7">do</text:span></text:p></draw:text-box></draw:frame></draw:g></draw:g><draw:g draw:style-name="gr59"><draw:line draw:style-name="gr3" draw:text-style-name="P28" svg:x1="277.14pt" svg:y1="562.76pt" svg:x2="277.14pt" svg:y2="584.16pt"><text:p/></draw:line><draw:g draw:style-name="gr59"><draw:custom-shape draw:style-name="gr70" svg:width="167.53pt" svg:height="66.27pt" svg:x="194.46pt" svg:y="495.16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71" draw:text-style-name="P39" svg:width="131.22pt" svg:height="71.77pt" svg:x="217.05pt" svg:y="504.26pt"><draw:text-box><text:p text:style-name="P29"><text:span text:style-name="T7">結果セットの列を</text:span></text:p><text:p text:style-name="P29"><text:span text:style-name="T7">走査する</text:span></text:p><text:p text:style-name="P29"><text:span text:style-name="T7">for(int iLoop = 1;iLoop &lt;= ccount ; iLoop ++)</text:span></text:p></draw:text-box></draw:frame></draw:g></draw:g><draw:frame draw:style-name="gr72" draw:text-style-name="P40" svg:width="35.43pt" svg:height="14.17pt" svg:x="374pt" svg:y="205.71pt"><draw:text-box><text:p><text:span text:style-name="T18">Fig1</text:span></text:p></draw:text-box></draw:frame><draw:g draw:style-name="gr59"><draw:custom-shape draw:style-name="gr73" draw:text-style-name="P34" svg:width="169.43pt" svg:height="28.43pt" svg:x="191.76pt" svg:y="216.31pt"><text:p text:style-name="P29"><text:span text:style-name="T21">ResultSetMetaData rsm </text:span></text:p><text:p text:style-name="P29"><text:span text:style-name="T4">= rs.getMetaData();</text:span></text:p><draw:enhanced-geometry svg:viewBox="0 0 21600 21600" draw:glue-points="10800 0 0 10800 10800 21600 21600 10800" draw:type="flowchart-process" draw:enhanced-path="M 0 0 L 21600 0 21600 21600 0 21600 0 0 Z N"/></draw:custom-shape><draw:custom-shape draw:style-name="gr74" draw:text-style-name="P47" svg:width="169.43pt" svg:height="28.23pt" svg:x="191.76pt" svg:y="244.69pt"><text:p text:style-name="P29"><text:span text:style-name="T9">結果セットのメタデータを取得する</text:span></text:p><draw:enhanced-geometry svg:viewBox="0 0 21600 21600" draw:glue-points="10800 0 0 10800 10800 21600 21600 10800" draw:type="flowchart-process" draw:enhanced-path="M 0 0 L 21600 0 21600 21600 0 21600 0 0 Z N"/></draw:custom-shape></draw:g></draw:g></text:p>
      <text:p text:style-name="P15"><draw:g text:anchor-type="as-char" draw:z-index="6" draw:style-name="gr1"><draw:line draw:style-name="gr3" draw:text-style-name="P28" svg:x1="274.85pt" svg:y1="118.29pt" svg:x2="274.85pt" svg:y2="141.53pt"><text:p/></draw:line><draw:frame draw:style-name="gr75" draw:text-style-name="P27" svg:width="139.72pt" svg:height="327.69pt" svg:x="0pt" svg:y="4.79pt"><draw:text-box><text:p><text:span text:style-name="T2">Fig3</text:span><text:span text:style-name="T2">　続き</text:span></text:p></draw:text-box></draw:frame><draw:line draw:style-name="gr8" draw:text-style-name="P29" svg:x1="144.71pt" svg:y1="3.86pt" svg:x2="144.71pt" svg:y2="680.46pt"><text:p/></draw:line><draw:custom-shape draw:style-name="gr24" draw:text-style-name="P42" svg:width="23.39pt" svg:height="23.92pt" svg:x="264.3pt" svg:y="0pt"><text:p text:style-name="P29"><text:span text:style-name="T15">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8" svg:x1="277.03pt" svg:y1="22.71pt" svg:x2="277.03pt" svg:y2="45.95pt"><text:p/></draw:line><draw:custom-shape draw:style-name="gr76" draw:text-style-name="P41" svg:width="187.48pt" svg:height="74.27pt" svg:x="182.89pt" svg:y="46.01pt"><text:p text:style-name="P29"><text:span text:style-name="T13">文字列の行単位の変数が空でなければ</text:span></text:p><text:p text:style-name="P29"><text:span text:style-name="T13">if(strLine != "")</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4"><draw:custom-shape draw:style-name="gr25" draw:text-style-name="P34" svg:width="169.43pt" svg:height="22.54pt" svg:x="193.86pt" svg:y="141.51pt"><text:p text:style-name="P33"><text:span text:style-name="T8">strLine += ",";</text:span></text:p><draw:enhanced-geometry svg:viewBox="0 0 21600 21600" draw:glue-points="10800 0 0 10800 10800 21600 21600 10800" draw:type="flowchart-process" draw:enhanced-path="M 0 0 L 21600 0 21600 21600 0 21600 0 0 Z N"/></draw:custom-shape><draw:custom-shape draw:style-name="gr26" draw:text-style-name="P35" svg:width="169.43pt" svg:height="22.42pt" svg:x="193.86pt" svg:y="164.01pt"><text:p text:style-name="P33"><text:span text:style-name="T9">行の文字列をカンマで区切る</text:span></text:p><draw:enhanced-geometry svg:viewBox="0 0 21600 21600" draw:glue-points="10800 0 0 10800 10800 21600 21600 10800" draw:type="flowchart-process" draw:enhanced-path="M 0 0 L 21600 0 21600 21600 0 21600 0 0 Z N"/></draw:custom-shape></draw:g><draw:line draw:style-name="gr3" draw:text-style-name="P28" svg:x1="274.85pt" svg:y1="185.44pt" svg:x2="274.85pt" svg:y2="222.83pt"><text:p/></draw:line><draw:g draw:style-name="gr4"><draw:custom-shape draw:style-name="gr25" draw:text-style-name="P34" svg:width="169.43pt" svg:height="22.54pt" svg:x="193.86pt" svg:y="220.39pt"><text:p text:style-name="P33"><text:span text:style-name="T8">strLine += ",";</text:span></text:p><draw:enhanced-geometry svg:viewBox="0 0 21600 21600" draw:glue-points="10800 0 0 10800 10800 21600 21600 10800" draw:type="flowchart-process" draw:enhanced-path="M 0 0 L 21600 0 21600 21600 0 21600 0 0 Z N"/></draw:custom-shape><draw:custom-shape draw:style-name="gr26" draw:text-style-name="P35" svg:width="169.43pt" svg:height="22.42pt" svg:x="193.86pt" svg:y="242.9pt"><text:p text:style-name="P33"><text:span text:style-name="T9">行の文字列をカンマで区切る</text:span></text:p><draw:enhanced-geometry svg:viewBox="0 0 21600 21600" draw:glue-points="10800 0 0 10800 10800 21600 21600 10800" draw:type="flowchart-process" draw:enhanced-path="M 0 0 L 21600 0 21600 21600 0 21600 0 0 Z N"/></draw:custom-shape></draw:g><draw:polyline draw:style-name="gr20" draw:text-style-name="P29" svg:width="166.22pt" svg:height="120.22pt" svg:x="274.85pt" svg:y="81.35pt" svg:viewBox="0 0 5865 4242" draw:points="3369,0 5865,0 5865,4242 0,4242"><text:p/></draw:polyline><draw:line draw:style-name="gr3" draw:text-style-name="P28" svg:x1="274.85pt" svg:y1="265.29pt" svg:x2="274.85pt" svg:y2="297.16pt"><text:p/></draw:line><draw:custom-shape draw:style-name="gr77" draw:text-style-name="P40" svg:width="168.12pt" svg:height="22.76pt" svg:x="191.65pt" svg:y="295.6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 draw:style-name="gr4"><draw:custom-shape draw:style-name="gr25" draw:text-style-name="P34" svg:width="169.43pt" svg:height="22.54pt" svg:x="193.86pt" svg:y="336.05pt"><text:p text:style-name="P33"><text:span text:style-name="T8">strLine += ",";</text:span></text:p><draw:enhanced-geometry svg:viewBox="0 0 21600 21600" draw:glue-points="10800 0 0 10800 10800 21600 21600 10800" draw:type="flowchart-process" draw:enhanced-path="M 0 0 L 21600 0 21600 21600 0 21600 0 0 Z N"/></draw:custom-shape><draw:custom-shape draw:style-name="gr26" draw:text-style-name="P35" svg:width="169.43pt" svg:height="22.42pt" svg:x="193.86pt" svg:y="358.55pt"><text:p text:style-name="P33"><text:span text:style-name="T9">行の文字列をカンマで区切る</text:span></text:p><draw:enhanced-geometry svg:viewBox="0 0 21600 21600" draw:glue-points="10800 0 0 10800 10800 21600 21600 10800" draw:type="flowchart-process" draw:enhanced-path="M 0 0 L 21600 0 21600 21600 0 21600 0 0 Z N"/></draw:custom-shape></draw:g><draw:g draw:style-name="gr4"><draw:custom-shape draw:style-name="gr25" draw:text-style-name="P34" svg:width="169.43pt" svg:height="22.54pt" svg:x="193.86pt" svg:y="406.8pt"><text:p text:style-name="P33"><text:span text:style-name="T8">strLine += ",";</text:span></text:p><draw:enhanced-geometry svg:viewBox="0 0 21600 21600" draw:glue-points="10800 0 0 10800 10800 21600 21600 10800" draw:type="flowchart-process" draw:enhanced-path="M 0 0 L 21600 0 21600 21600 0 21600 0 0 Z N"/></draw:custom-shape><draw:custom-shape draw:style-name="gr26" draw:text-style-name="P35" svg:width="169.43pt" svg:height="22.42pt" svg:x="193.86pt" svg:y="429.31pt"><text:p text:style-name="P33"><text:span text:style-name="T9">行の文字列をカンマで区切る</text:span></text:p><draw:enhanced-geometry svg:viewBox="0 0 21600 21600" draw:glue-points="10800 0 0 10800 10800 21600 21600 10800" draw:type="flowchart-process" draw:enhanced-path="M 0 0 L 21600 0 21600 21600 0 21600 0 0 Z N"/></draw:custom-shape></draw:g><draw:line draw:style-name="gr3" draw:text-style-name="P28" svg:x1="274.85pt" svg:y1="451.7pt" svg:x2="274.85pt" svg:y2="476.45pt"><text:p/></draw:line><draw:line draw:style-name="gr3" draw:text-style-name="P28" svg:x1="274.85pt" svg:y1="380.95pt" svg:x2="274.85pt" svg:y2="406.8pt"><text:p/></draw:line><draw:custom-shape draw:style-name="gr78" draw:text-style-name="P32" svg:width="168.12pt" svg:height="46.03pt" svg:x="191.65pt" svg:y="474.01pt"><text:p text:style-name="P29"><text:span text:style-name="T11">結果セットのポインタを次に進める</text:span></text:p><text:p text:style-name="P29"><text:span text:style-name="T11">次がなければループを</text:span></text:p><text:p text:style-name="P29"><text:span text:style-name="T11">抜ける</text:span></text:p><text:p text:style-name="P29"><text:span text:style-name="T11">while(rs.next())</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8" svg:x1="274.85pt" svg:y1="318.39pt" svg:x2="274.85pt" svg:y2="339.14pt"><text:p/></draw:line><draw:line draw:style-name="gr3" draw:text-style-name="P28" svg:x1="274.85pt" svg:y1="519.99pt" svg:x2="274.85pt" svg:y2="543.23pt"><text:p/></draw:line><draw:g draw:style-name="gr4"><draw:custom-shape draw:style-name="gr79" draw:text-style-name="P34" svg:width="169.43pt" svg:height="17.77pt" svg:x="193.86pt" svg:y="541.19pt"><text:p text:style-name="P33"><text:span text:style-name="T8">strAll = "["+strBlock+"]";</text:span></text:p><draw:enhanced-geometry svg:viewBox="0 0 21600 21600" draw:glue-points="10800 0 0 10800 10800 21600 21600 10800" draw:type="flowchart-process" draw:enhanced-path="M 0 0 L 21600 0 21600 21600 0 21600 0 0 Z N"/></draw:custom-shape><draw:custom-shape draw:style-name="gr80" draw:text-style-name="P35" svg:width="169.43pt" svg:height="17.66pt" svg:x="193.86pt" svg:y="558.96pt"><text:p text:style-name="P33"><text:span text:style-name="T9">作成した全ブロックを配列の括弧で囲む</text:span></text:p><draw:enhanced-geometry svg:viewBox="0 0 21600 21600" draw:glue-points="10800 0 0 10800 10800 21600 21600 10800" draw:type="flowchart-process" draw:enhanced-path="M 0 0 L 21600 0 21600 21600 0 21600 0 0 Z N"/></draw:custom-shape></draw:g><draw:g draw:style-name="gr4"><draw:custom-shape draw:style-name="gr79" draw:text-style-name="P34" svg:width="169.43pt" svg:height="17.77pt" svg:x="193.86pt" svg:y="597.8pt"><text:p text:style-name="P33"><text:span text:style-name="T8">return strAll;</text:span></text:p><draw:enhanced-geometry svg:viewBox="0 0 21600 21600" draw:glue-points="10800 0 0 10800 10800 21600 21600 10800" draw:type="flowchart-process" draw:enhanced-path="M 0 0 L 21600 0 21600 21600 0 21600 0 0 Z N"/></draw:custom-shape><draw:custom-shape draw:style-name="gr80" draw:text-style-name="P35" svg:width="169.43pt" svg:height="17.66pt" svg:x="193.86pt" svg:y="615.54pt"><text:p text:style-name="P33"><text:span text:style-name="T9">作成した文字列を返す</text:span></text:p><draw:enhanced-geometry svg:viewBox="0 0 21600 21600" draw:glue-points="10800 0 0 10800 10800 21600 21600 10800" draw:type="flowchart-process" draw:enhanced-path="M 0 0 L 21600 0 21600 21600 0 21600 0 0 Z N"/></draw:custom-shape></draw:g><draw:line draw:style-name="gr3" draw:text-style-name="P28" svg:x1="274.85pt" svg:y1="576.6pt" svg:x2="274.85pt" svg:y2="599.84pt"><text:p/></draw:line><draw:line draw:style-name="gr3" draw:text-style-name="P28" svg:x1="274.85pt" svg:y1="633.2pt" svg:x2="274.85pt" svg:y2="656.45pt"><text:p/></draw:line><draw:custom-shape draw:style-name="gr24" draw:text-style-name="P42" svg:width="23.39pt" svg:height="23.92pt" svg:x="264.3pt" svg:y="651.74pt"><text:p text:style-name="P29"><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1" svg:width="28.32pt" svg:height="24.83pt" svg:x="320.8pt" svg:y="116.7pt"><draw:text-box><text:p>Y</text:p></draw:text-box></draw:frame><draw:frame draw:style-name="gr82" svg:width="28.32pt" svg:height="17.66pt" svg:x="366.8pt" svg:y="42.46pt"><draw:text-box><text:p>N</text:p></draw:text-box></draw:frame></draw:g></text:p>
      <text:p text:style-name="P14"><draw:g text:anchor-type="as-char" draw:z-index="7" draw:style-name="gr1"><draw:frame draw:style-name="gr83" draw:text-style-name="P27" svg:width="139.72pt" svg:height="436.88pt" svg:x="0pt" svg:y="6.75pt"><draw:text-box><text:p><text:span text:style-name="T2">Fig4</text:span></text:p><text:p><text:span text:style-name="T2">関数名：</text:span><text:span text:style-name="T2">outputJSON</text:span></text:p><text:p text:style-name="P22"><text:span text:style-name="T2">概要 <text:s/></text:span><text:span text:style-name="T2">:DB</text:span><text:span text:style-name="T2">から取得したレコードで</text:span><text:span text:style-name="T2">JSON</text:span><text:span text:style-name="T2">を作る</text:span><text:span text:style-name="T3">。</text:span></text:p><text:p text:style-name="P23"><text:span text:style-name="T2">引数 <text:s/></text:span><text:span text:style-name="T2">:String jsonString:</text:span><text:span text:style-name="T2">クライアントから受け取った</text:span><text:span text:style-name="T2">JSON</text:span><text:span text:style-name="T2">文字列</text:span></text:p><text:p text:style-name="P24"><text:span text:style-name="T2">String key:JSON</text:span><text:span text:style-name="T2">のトップのノードのキー。</text:span><text:span text:style-name="T2">2015.0521</text:span><text:span text:style-name="T2">時点では空文字が渡されている</text:span></text:p><text:p text:style-name="P23"><text:span text:style-name="T2">戻り値</text:span><text:span text:style-name="T2">:</text:span><text:span text:style-name="T2">なし</text:span></text:p><text:p text:style-name="P22"><text:span text:style-name="T2">変数　</text:span><text:span text:style-name="T2">:Map this.json:JSON</text:span><text:span text:style-name="T2">文字列を変換した</text:span><text:span text:style-name="T2">JSON</text:span><text:span text:style-name="T2">連想配列を格納する</text:span><text:span text:style-name="T2">JSONFBManager</text:span><text:span text:style-name="T2">クラスのメンバ変数</text:span></text:p><text:p text:style-name="P46"><text:span text:style-name="T2">Connection this.conn:DB</text:span><text:span text:style-name="T2">との接続情報のクラスのインスタンスを格納する、</text:span><text:span text:style-name="T2">JSONDBManager</text:span><text:span text:style-name="T2">クラスのメンバ変数</text:span></text:p><text:p text:style-name="P22"><text:span text:style-name="T2"/></text:p></draw:text-box></draw:frame><draw:line draw:style-name="gr3" draw:text-style-name="P28" svg:x1="278.25pt" svg:y1="110.55pt" svg:x2="278.25pt" svg:y2="133.99pt"><text:p/></draw:line><draw:custom-shape draw:style-name="gr24" draw:text-style-name="P42" svg:width="23.39pt" svg:height="23.92pt" svg:x="266pt" svg:y="0pt"><text:p text:style-name="P29"><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29" svg:x1="144.71pt" svg:y1="5.81pt" svg:x2="144.71pt" svg:y2="682.41pt"><text:p/></draw:line><draw:line draw:style-name="gr3" draw:text-style-name="P28" svg:x1="278.25pt" svg:y1="273.46pt" svg:x2="278.7pt" svg:y2="300.61pt"><text:p/></draw:line><draw:frame draw:style-name="gr84" draw:text-style-name="P48" svg:width="33.08pt" svg:height="11.76pt" svg:x="359.8pt" svg:y="280.35pt"><draw:text-box><text:p><text:span text:style-name="T22">Fig0</text:span></text:p></draw:text-box></draw:frame><draw:line draw:style-name="gr3" draw:text-style-name="P28" svg:x1="278.25pt" svg:y1="23.9pt" svg:x2="278.25pt" svg:y2="41.64pt"><text:p/></draw:line><draw:g draw:style-name="gr4"><draw:custom-shape draw:style-name="gr5" draw:text-style-name="P32" svg:width="229.97pt" svg:height="60.32pt" svg:x="161.29pt" svg:y="213.14pt"><text:p text:style-name="P29"><text:span text:style-name="T7">this.createJSON</text:span></text:p><text:p text:style-name="P29"><text:span text:style-name="T7">(this.json ,key,null)</text:span></text:p><text:p text:style-name="P29"><text:span text:style-name="T7"/></text:p><text:p text:style-name="P29"><text:span text:style-name="T7">JSON</text:span><text:span text:style-name="T7">文字列の作成を行う</text:span></text:p><draw:enhanced-geometry svg:viewBox="0 0 21600 21600" draw:text-areas="2540 0 19060 21600" draw:type="flowchart-predefined-process" draw:enhanced-path="M 0 0 L 21600 0 21600 21600 0 21600 Z N M 2540 0 L 2540 21600 N M 19060 0 L 19060 21600 N"/></draw:custom-shape><draw:line draw:style-name="gr61" draw:text-style-name="P29" svg:x1="187.34pt" svg:y1="243.61pt" svg:x2="364.2pt" svg:y2="243.61pt"><text:p/></draw:line></draw:g><draw:custom-shape draw:style-name="gr24" draw:text-style-name="P42" svg:width="23.39pt" svg:height="23.92pt" svg:x="267.85pt" svg:y="298.91pt"><text:p text:style-name="P29"><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85" draw:text-style-name="P32" svg:width="229.97pt" svg:height="69.87pt" svg:x="161.29pt" svg:y="42.69pt"><text:p text:style-name="P29"><text:span text:style-name="T7">this.getJSONMap(jsonString)</text:span></text:p><text:p text:style-name="P29"><text:span text:style-name="T7"/></text:p><text:p text:style-name="P29"><text:span text:style-name="T7">引数の</text:span><text:span text:style-name="T7">JSON</text:span><text:span text:style-name="T7">文字列を変換して、</text:span><text:span text:style-name="T7">JSON</text:span></text:p><text:p text:style-name="P29"><text:span text:style-name="T7">の連想配列を取得してクラスの</text:span></text:p><text:p text:style-name="P29"><text:span text:style-name="T7">オブジェクトのメンバに格納する</text:span></text:p><draw:enhanced-geometry svg:viewBox="0 0 21600 21600" draw:text-areas="2540 0 19060 21600" draw:type="flowchart-predefined-process" draw:enhanced-path="M 0 0 L 21600 0 21600 21600 0 21600 Z N M 2540 0 L 2540 21600 N M 19060 0 L 19060 21600 N"/></draw:custom-shape><draw:line draw:style-name="gr61" draw:text-style-name="P29" svg:x1="187.34pt" svg:y1="67.12pt" svg:x2="364.2pt" svg:y2="67.12pt"><text:p/></draw:line><draw:frame draw:style-name="gr86" draw:text-style-name="P48" svg:width="33.08pt" svg:height="13.63pt" svg:x="367.26pt" svg:y="118.2pt"><draw:text-box><text:p><text:span text:style-name="T22">Fig5</text:span></text:p></draw:text-box></draw:frame></draw:g><draw:g draw:style-name="gr4"><draw:custom-shape draw:style-name="gr87" draw:text-style-name="P34" svg:width="229.97pt" svg:height="30.16pt" svg:x="161.69pt" svg:y="131.81pt"><text:p text:style-name="P33"><text:span text:style-name="T8">this.conn = DBManager.getConnection();</text:span></text:p><draw:enhanced-geometry svg:viewBox="0 0 21600 21600" draw:glue-points="10800 0 0 10800 10800 21600 21600 10800" draw:type="flowchart-process" draw:enhanced-path="M 0 0 L 21600 0 21600 21600 0 21600 0 0 Z N"/></draw:custom-shape><draw:custom-shape draw:style-name="gr88" draw:text-style-name="P35" svg:width="229.97pt" svg:height="30.02pt" svg:x="161.69pt" svg:y="161.94pt"><text:p text:style-name="P33"><text:span text:style-name="T9">DB</text:span><text:span text:style-name="T9">に接続し、接続情報のインスタンスを</text:span></text:p><text:p text:style-name="P33"><text:span text:style-name="T9">JSONDBManager</text:span><text:span text:style-name="T9">クラスのメンバに格納する</text:span></text:p><draw:enhanced-geometry svg:viewBox="0 0 21600 21600" draw:glue-points="10800 0 0 10800 10800 21600 21600 10800" draw:type="flowchart-process" draw:enhanced-path="M 0 0 L 21600 0 21600 21600 0 21600 0 0 Z N"/></draw:custom-shape></draw:g><draw:line draw:style-name="gr3" draw:text-style-name="P28" svg:x1="278.25pt" svg:y1="191.93pt" svg:x2="278.25pt" svg:y2="215.38pt"><text:p/></draw:line><draw:frame draw:style-name="gr89" svg:width="134.48pt" svg:height="35.38pt" svg:x="370.4pt" svg:y="338.34pt"><draw:text-box><text:p>finallyブロック</text:p></draw:text-box></draw:frame><draw:custom-shape draw:style-name="gr24" draw:text-style-name="P42" svg:width="23.39pt" svg:height="23.92pt" svg:x="266pt" svg:y="353.76pt"><text:p text:style-name="P29"><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8" svg:x1="278.25pt" svg:y1="377.66pt" svg:x2="278.25pt" svg:y2="409.1pt"><text:p/></draw:line><draw:custom-shape draw:style-name="gr24" draw:text-style-name="P42" svg:width="23.39pt" svg:height="23.92pt" svg:x="267.85pt" svg:y="508.99pt"><text:p text:style-name="P29"><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87" draw:text-style-name="P34" svg:width="229.97pt" svg:height="30.16pt" svg:x="161.69pt" svg:y="409.1pt"><text:p text:style-name="P33"><text:span text:style-name="T8">this.conn.close()</text:span></text:p><draw:enhanced-geometry svg:viewBox="0 0 21600 21600" draw:glue-points="10800 0 0 10800 10800 21600 21600 10800" draw:type="flowchart-process" draw:enhanced-path="M 0 0 L 21600 0 21600 21600 0 21600 0 0 Z N"/></draw:custom-shape><draw:custom-shape draw:style-name="gr88" draw:text-style-name="P35" svg:width="229.97pt" svg:height="30.02pt" svg:x="161.69pt" svg:y="439.26pt"><text:p text:style-name="P33"><text:span text:style-name="T9">最後に必ず</text:span><text:span text:style-name="T9">DB</text:span><text:span text:style-name="T9">との接続を切る</text:span></text:p><draw:enhanced-geometry svg:viewBox="0 0 21600 21600" draw:glue-points="10800 0 0 10800 10800 21600 21600 10800" draw:type="flowchart-process" draw:enhanced-path="M 0 0 L 21600 0 21600 21600 0 21600 0 0 Z N"/></draw:custom-shape></draw:g><draw:line draw:style-name="gr3" draw:text-style-name="P28" svg:x1="278.25pt" svg:y1="467.01pt" svg:x2="278.25pt" svg:y2="511.71pt"><text:p/></draw:line></draw:g></text:p>
      <text:p text:style-name="P17"><draw:g text:anchor-type="as-char" draw:z-index="8" draw:style-name="gr1"><draw:frame draw:style-name="gr90" draw:text-style-name="P27" svg:width="139.72pt" svg:height="624.08pt" svg:x="0pt" svg:y="6.75pt"><draw:text-box><text:p><text:span text:style-name="T2">Fig5</text:span></text:p><text:p><text:span text:style-name="T2">関数名：</text:span><text:span text:style-name="T2">getJSONMap</text:span></text:p><text:p text:style-name="P22"><text:span text:style-name="T2">概要 <text:s/></text:span><text:span text:style-name="T2">:JSON</text:span><text:span text:style-name="T2">文字列から連想配列を生成する。</text:span></text:p><text:p text:style-name="P23"><text:span text:style-name="T2">引数 <text:s/></text:span><text:span text:style-name="T2">:String jsonString:</text:span><text:span text:style-name="T2">変換する</text:span><text:span text:style-name="T2">JSON</text:span><text:span text:style-name="T2">文字列</text:span></text:p><text:p text:style-name="P23"><text:span text:style-name="T2">戻り値</text:span><text:span text:style-name="T2">:</text:span><text:span text:style-name="T2">なし</text:span></text:p><text:p text:style-name="P22"><text:span text:style-name="T2">変数 　</text:span><text:span text:style-name="T2">:ObjectMapper mapper:JSON</text:span><text:span text:style-name="T2">文字列の変換を行うクラスのインスタンス。</text:span><text:span text:style-name="T2">(</text:span><text:span text:style-name="T2">ライブラリ「</text:span><text:span text:style-name="T2">Jackson</text:span><text:span text:style-name="T2">」のクラス</text:span><text:span text:style-name="T2">)</text:span></text:p><text:p text:style-name="P46"><text:span text:style-name="T2">Map map:</text:span><text:span text:style-name="T2">返却するための連想配列を格納する変数</text:span></text:p><text:p text:style-name="P46"><text:span text:style-name="T2">Map this.json:JSON</text:span><text:span text:style-name="T2">連想配列を格納するための</text:span><text:span text:style-name="T2">JSONDBManager</text:span><text:span text:style-name="T2">クラスのメンバ変数</text:span></text:p></draw:text-box></draw:frame><draw:custom-shape draw:style-name="gr24" draw:text-style-name="P42" svg:width="23.39pt" svg:height="23.92pt" svg:x="266pt" svg:y="0pt"><text:p text:style-name="P29"><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29" svg:x1="144.71pt" svg:y1="5.81pt" svg:x2="144.71pt" svg:y2="682.41pt"><text:p/></draw:line><draw:custom-shape draw:style-name="gr24" draw:text-style-name="P42" svg:width="23.39pt" svg:height="23.92pt" svg:x="266.06pt" svg:y="292.71pt"><text:p text:style-name="P29"><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8" svg:x1="278.25pt" svg:y1="23.9pt" svg:x2="278.25pt" svg:y2="45.1pt"><text:p/></draw:line><draw:g draw:style-name="gr4"><draw:custom-shape draw:style-name="gr91" draw:text-style-name="P34" svg:width="205.82pt" svg:height="31.01pt" svg:x="177.59pt" svg:y="45.1pt"><text:p text:style-name="P33"><text:span text:style-name="T8">ObjectMapper mapper = new ObjectMapper();</text:span></text:p><draw:enhanced-geometry svg:viewBox="0 0 21600 21600" draw:glue-points="10800 0 0 10800 10800 21600 21600 10800" draw:type="flowchart-process" draw:enhanced-path="M 0 0 L 21600 0 21600 21600 0 21600 0 0 Z N"/></draw:custom-shape><draw:custom-shape draw:style-name="gr92" draw:text-style-name="P47" svg:width="205.82pt" svg:height="30.87pt" svg:x="177.59pt" svg:y="76.11pt"><text:p text:style-name="P33"><text:span text:style-name="T20">JSON</text:span><text:span text:style-name="T20">文字列を連想配列に変換する</text:span></text:p><text:p text:style-name="P33"><text:span text:style-name="T20">ための操作を行えるクラスを用意する</text:span></text:p><draw:enhanced-geometry svg:viewBox="0 0 21600 21600" draw:glue-points="10800 0 0 10800 10800 21600 21600 10800" draw:type="flowchart-process" draw:enhanced-path="M 0 0 L 21600 0 21600 21600 0 21600 0 0 Z N"/></draw:custom-shape></draw:g><draw:line draw:style-name="gr3" draw:text-style-name="P28" svg:x1="280.2pt" svg:y1="105.76pt" svg:x2="280.2pt" svg:y2="130pt"><text:p/></draw:line><draw:line draw:style-name="gr3" draw:text-style-name="P28" svg:x1="276.66pt" svg:y1="267.96pt" svg:x2="276.66pt" svg:y2="292.2pt"><text:p/></draw:line><draw:g draw:style-name="gr4"><draw:custom-shape draw:style-name="gr93" draw:text-style-name="P34" svg:width="205.23pt" svg:height="31.92pt" svg:x="177.59pt" svg:y="126.45pt"><text:p text:style-name="P33"><text:span text:style-name="T8"><text:s/></text:span><text:span text:style-name="T8">Map&lt;String, Object&gt; map </text:span></text:p><text:p text:style-name="P33"><text:span text:style-name="T8">= mapper.readValue(jsonString, Map.class);</text:span></text:p><draw:enhanced-geometry svg:viewBox="0 0 21600 21600" draw:glue-points="10800 0 0 10800 10800 21600 21600 10800" draw:type="flowchart-process" draw:enhanced-path="M 0 0 L 21600 0 21600 21600 0 21600 0 0 Z N"/></draw:custom-shape><draw:custom-shape draw:style-name="gr94" draw:text-style-name="P47" svg:width="205.23pt" svg:height="31.78pt" svg:x="177.59pt" svg:y="158.34pt"><text:p text:style-name="P33"><text:span text:style-name="T20">JSON</text:span><text:span text:style-name="T20">文字列を連想配列に変換する</text:span></text:p><draw:enhanced-geometry svg:viewBox="0 0 21600 21600" draw:glue-points="10800 0 0 10800 10800 21600 21600 10800" draw:type="flowchart-process" draw:enhanced-path="M 0 0 L 21600 0 21600 21600 0 21600 0 0 Z N"/></draw:custom-shape></draw:g><draw:g draw:style-name="gr4"><draw:custom-shape draw:style-name="gr95" draw:text-style-name="P34" svg:width="206.22pt" svg:height="31.01pt" svg:x="176.6pt" svg:y="206.05pt"><text:p text:style-name="P33"><text:span text:style-name="T8"><text:s/></text:span><text:span text:style-name="T8">this.json = map;</text:span></text:p><draw:enhanced-geometry svg:viewBox="0 0 21600 21600" draw:glue-points="10800 0 0 10800 10800 21600 21600 10800" draw:type="flowchart-process" draw:enhanced-path="M 0 0 L 21600 0 21600 21600 0 21600 0 0 Z N"/></draw:custom-shape><draw:custom-shape draw:style-name="gr96" draw:text-style-name="P47" svg:width="206.22pt" svg:height="30.93pt" svg:x="176.6pt" svg:y="237.06pt"><text:p text:style-name="P33"><text:span text:style-name="T20">Map</text:span><text:span text:style-name="T20">に変換された</text:span><text:span text:style-name="T20">JSON</text:span><text:span text:style-name="T20">を</text:span><text:span text:style-name="T20">JSONDBManager</text:span></text:p><text:p text:style-name="P33"><text:span text:style-name="T20">クラスのメンバに格納する</text:span></text:p><draw:enhanced-geometry svg:viewBox="0 0 21600 21600" draw:glue-points="10800 0 0 10800 10800 21600 21600 10800" draw:type="flowchart-process" draw:enhanced-path="M 0 0 L 21600 0 21600 21600 0 21600 0 0 Z N"/></draw:custom-shape></draw:g><draw:line draw:style-name="gr3" draw:text-style-name="P28" svg:x1="278.25pt" svg:y1="186.6pt" svg:x2="278.25pt" svg:y2="207.81pt"><text:p/></draw:line></draw:g></text:p>
      <text:p text:style-name="P14"><draw:g text:anchor-type="as-char" draw:z-index="9" draw:style-name="gr1"><draw:custom-shape draw:style-name="gr97" draw:text-style-name="P40" svg:width="201.69pt" svg:height="35.43pt" svg:x="181.16pt" svg:y="432.79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8" svg:x1="287.29pt" svg:y1="468.17pt" svg:x2="287.29pt" svg:y2="492.41pt"><text:p/></draw:line><draw:line draw:style-name="gr8" draw:text-style-name="P29" svg:x1="144.71pt" svg:y1="0pt" svg:x2="144.71pt" svg:y2="676.6pt"><text:p/></draw:line><draw:line draw:style-name="gr3" draw:text-style-name="P28" svg:x1="283.75pt" svg:y1="409.52pt" svg:x2="283.75pt" svg:y2="432.77pt"><text:p/></draw:line><draw:g draw:style-name="gr4"><draw:line draw:style-name="gr3" draw:text-style-name="P28" svg:x1="282.08pt" svg:y1="314.79pt" svg:x2="282.08pt" svg:y2="354.98pt"><text:p/></draw:line><draw:g draw:style-name="gr4"><draw:custom-shape draw:style-name="gr98" svg:width="197.26pt" svg:height="73.16pt" svg:x="184.71pt" svg:y="241.03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99" draw:text-style-name="P50" svg:width="154.46pt" svg:height="82.43pt" svg:x="211.35pt" svg:y="250.36pt"><draw:text-box><text:list text:style-name=""><text:list-item><text:p text:style-name="P29"><text:span text:style-name="T23">結果セットの列を</text:span></text:p></text:list-item><text:list-item><text:p text:style-name="P29"><text:span text:style-name="T23">走査する</text:span></text:p></text:list-item><text:list-item><text:p text:style-name="P29"><text:span text:style-name="T23"/></text:p></text:list-item></text:list><text:p text:style-name="P49"><text:span text:style-name="T24">for(int iLoop = 0 ;iLoop &lt; ccount ; iLoop ++)</text:span></text:p></draw:text-box></draw:frame></draw:g></draw:g><draw:g draw:style-name="gr4"><draw:custom-shape draw:style-name="gr100" draw:text-style-name="P34" svg:width="205.82pt" svg:height="27.27pt" svg:x="181.16pt" svg:y="355.01pt"><text:p text:style-name="P33"><text:span text:style-name="T8">colNameList[iLoop] </text:span></text:p><text:p text:style-name="P33"><text:span text:style-name="T8">= rsm.getColumnLabel(iLoop + 1);</text:span></text:p><draw:enhanced-geometry svg:viewBox="0 0 21600 21600" draw:glue-points="10800 0 0 10800 10800 21600 21600 10800" draw:type="flowchart-process" draw:enhanced-path="M 0 0 L 21600 0 21600 21600 0 21600 0 0 Z N"/></draw:custom-shape><draw:custom-shape draw:style-name="gr101" draw:text-style-name="P47" svg:width="205.82pt" svg:height="27.13pt" svg:x="181.16pt" svg:y="382.25pt"><text:p text:style-name="P33"><text:span text:style-name="T20">列名を取得してリストに加える</text:span></text:p><draw:enhanced-geometry svg:viewBox="0 0 21600 21600" draw:glue-points="10800 0 0 10800 10800 21600 21600 10800" draw:type="flowchart-process" draw:enhanced-path="M 0 0 L 21600 0 21600 21600 0 21600 0 0 Z N"/></draw:custom-shape></draw:g><draw:line draw:style-name="gr3" draw:text-style-name="P28" svg:x1="287.29pt" svg:y1="546.49pt" svg:x2="287.29pt" svg:y2="570.73pt"><text:p/></draw:line><draw:frame draw:style-name="gr90" draw:text-style-name="P27" svg:width="139.72pt" svg:height="624.08pt" svg:x="0pt" svg:y="6.75pt"><draw:text-box><text:p><text:span text:style-name="T2">Fig6</text:span></text:p><text:p><text:span text:style-name="T2">関数名：</text:span><text:span text:style-name="T2">makeColumnList</text:span></text:p><text:p text:style-name="P22"><text:span text:style-name="T2">概要 <text:s/></text:span><text:span text:style-name="T2">:</text:span><text:span text:style-name="T2">結果セットから列名のリストを作る</text:span></text:p><text:p text:style-name="P23"><text:span text:style-name="T2">引数 <text:s/></text:span><text:span text:style-name="T2">:ResultSet rs:</text:span><text:span text:style-name="T2">列名を取り出す結果セット</text:span></text:p><text:p text:style-name="P23"><text:span text:style-name="T2">戻り値</text:span><text:span text:style-name="T2">:String[] :</text:span><text:span text:style-name="T2">列名の配列</text:span></text:p><text:p text:style-name="P22"><text:span text:style-name="T2">変数 　</text:span><text:span text:style-name="T2">:ResultSetMetaData rsm:</text:span><text:span text:style-name="T2">結果セットのメタデータ</text:span><text:span text:style-name="T2">(</text:span><text:span text:style-name="T2">列定義のデータが格納されている</text:span><text:span text:style-name="T2">)</text:span></text:p><text:p text:style-name="P46"><text:span text:style-name="T2">int ccount:</text:span><text:span text:style-name="T2">結果セットの列の数を格納する変数</text:span></text:p><text:p text:style-name="P46"><text:span text:style-name="T2">String[] colNameList:</text:span><text:span text:style-name="T2">返却する列名のリストの配列</text:span></text:p><text:p text:style-name="P46"><text:span text:style-name="T2"/></text:p></draw:text-box></draw:frame><draw:custom-shape draw:style-name="gr24" draw:text-style-name="P42" svg:width="23.39pt" svg:height="23.92pt" svg:x="266pt" svg:y="0pt"><text:p text:style-name="P29"><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42" svg:width="23.39pt" svg:height="23.92pt" svg:x="273.15pt" svg:y="570.81pt"><text:p text:style-name="P29"><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8" svg:x1="278.25pt" svg:y1="23.9pt" svg:x2="278.25pt" svg:y2="45.1pt"><text:p/></draw:line><draw:g draw:style-name="gr4"><draw:custom-shape draw:style-name="gr102" draw:text-style-name="P34" svg:width="205.82pt" svg:height="19.67pt" svg:x="177.59pt" svg:y="45.1pt"><text:p text:style-name="P33"><text:span text:style-name="T8">ResultSetMetaData rsm = rs.getMetaData();</text:span></text:p><draw:enhanced-geometry svg:viewBox="0 0 21600 21600" draw:glue-points="10800 0 0 10800 10800 21600 21600 10800" draw:type="flowchart-process" draw:enhanced-path="M 0 0 L 21600 0 21600 21600 0 21600 0 0 Z N"/></draw:custom-shape><draw:custom-shape draw:style-name="gr103" draw:text-style-name="P47" svg:width="205.82pt" svg:height="19.62pt" svg:x="177.59pt" svg:y="64.74pt"><text:p text:style-name="P33"><text:span text:style-name="T20">結果セットのメタデータを取得する</text:span></text:p><draw:enhanced-geometry svg:viewBox="0 0 21600 21600" draw:glue-points="10800 0 0 10800 10800 21600 21600 10800" draw:type="flowchart-process" draw:enhanced-path="M 0 0 L 21600 0 21600 21600 0 21600 0 0 Z N"/></draw:custom-shape></draw:g><draw:line draw:style-name="gr3" draw:text-style-name="P28" svg:x1="280.2pt" svg:y1="84.39pt" svg:x2="280.2pt" svg:y2="108.62pt"><text:p/></draw:line><draw:line draw:style-name="gr3" draw:text-style-name="P28" svg:x1="280.2pt" svg:y1="215.29pt" svg:x2="280.2pt" svg:y2="239.53pt"><text:p/></draw:line><draw:g draw:style-name="gr4"><draw:custom-shape draw:style-name="gr104" draw:text-style-name="P34" svg:width="205.23pt" svg:height="21.32pt" svg:x="177.59pt" svg:y="109.11pt"><text:p text:style-name="P33"><text:span text:style-name="T8">int ccount = rsm.getColumnCount();</text:span></text:p><draw:enhanced-geometry svg:viewBox="0 0 21600 21600" draw:glue-points="10800 0 0 10800 10800 21600 21600 10800" draw:type="flowchart-process" draw:enhanced-path="M 0 0 L 21600 0 21600 21600 0 21600 0 0 Z N"/></draw:custom-shape><draw:custom-shape draw:style-name="gr105" draw:text-style-name="P47" svg:width="205.23pt" svg:height="21.17pt" svg:x="177.59pt" svg:y="130.39pt"><text:p text:style-name="P33"><text:span text:style-name="T20">結果セットの列の数を取得する</text:span></text:p><draw:enhanced-geometry svg:viewBox="0 0 21600 21600" draw:glue-points="10800 0 0 10800 10800 21600 21600 10800" draw:type="flowchart-process" draw:enhanced-path="M 0 0 L 21600 0 21600 21600 0 21600 0 0 Z N"/></draw:custom-shape></draw:g><draw:g draw:style-name="gr4"><draw:custom-shape draw:style-name="gr106" draw:text-style-name="P34" svg:width="206.22pt" svg:height="23.07pt" svg:x="177.59pt" svg:y="169.26pt"><text:p text:style-name="P33"><text:span text:style-name="T8">String[] colNameList = new String[ccount];</text:span></text:p><draw:enhanced-geometry svg:viewBox="0 0 21600 21600" draw:glue-points="10800 0 0 10800 10800 21600 21600 10800" draw:type="flowchart-process" draw:enhanced-path="M 0 0 L 21600 0 21600 21600 0 21600 0 0 Z N"/></draw:custom-shape><draw:custom-shape draw:style-name="gr107" draw:text-style-name="P47" svg:width="206.22pt" svg:height="22.96pt" svg:x="177.59pt" svg:y="192.3pt"><text:p text:style-name="P33"><text:span text:style-name="T20">列名のリストの配列を作る</text:span></text:p><draw:enhanced-geometry svg:viewBox="0 0 21600 21600" draw:glue-points="10800 0 0 10800 10800 21600 21600 10800" draw:type="flowchart-process" draw:enhanced-path="M 0 0 L 21600 0 21600 21600 0 21600 0 0 Z N"/></draw:custom-shape></draw:g><draw:line draw:style-name="gr3" draw:text-style-name="P28" svg:x1="278.25pt" svg:y1="151.6pt" svg:x2="278.25pt" svg:y2="172.8pt"><text:p/></draw:line><draw:g draw:style-name="gr4"><draw:custom-shape draw:style-name="gr100" draw:text-style-name="P34" svg:width="205.82pt" svg:height="27.27pt" svg:x="181.16pt" svg:y="491.64pt"><text:p text:style-name="P33"><text:span text:style-name="T8">return colNameList;</text:span></text:p><draw:enhanced-geometry svg:viewBox="0 0 21600 21600" draw:glue-points="10800 0 0 10800 10800 21600 21600 10800" draw:type="flowchart-process" draw:enhanced-path="M 0 0 L 21600 0 21600 21600 0 21600 0 0 Z N"/></draw:custom-shape><draw:custom-shape draw:style-name="gr101" draw:text-style-name="P47" svg:width="205.82pt" svg:height="27.13pt" svg:x="181.16pt" svg:y="518.91pt"><text:p text:style-name="P33"><text:span text:style-name="T20">作成した列名リストを返す</text:span></text:p><draw:enhanced-geometry svg:viewBox="0 0 21600 21600" draw:glue-points="10800 0 0 10800 10800 21600 21600 10800" draw:type="flowchart-process" draw:enhanced-path="M 0 0 L 21600 0 21600 21600 0 21600 0 0 Z N"/></draw:custom-shape></draw:g></draw:g></text:p>
      <text:p text:style-name="P14"><draw:g text:anchor-type="as-char" svg:y="-339.51pt" draw:z-index="11" draw:style-name="gr37"><draw:custom-shape draw:style-name="gr97" draw:text-style-name="P40" svg:width="201.69pt" svg:height="35.43pt" svg:x="181.16pt" svg:y="420.75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8" svg:x1="287.29pt" svg:y1="456.15pt" svg:x2="287.29pt" svg:y2="495.04pt"><text:p/></draw:line><draw:line draw:style-name="gr3" draw:text-style-name="P28" svg:x1="283.75pt" svg:y1="324.91pt" svg:x2="283.75pt" svg:y2="420.75pt"><text:p/></draw:line><draw:g draw:style-name="gr4"><draw:line draw:style-name="gr3" draw:text-style-name="P28" svg:x1="282.08pt" svg:y1="223.29pt" svg:x2="282.08pt" svg:y2="252.79pt"><text:p/></draw:line><draw:g draw:style-name="gr4"><draw:custom-shape draw:style-name="gr117" svg:width="197.26pt" svg:height="53.72pt" svg:x="184.71pt" svg:y="169.6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18" draw:text-style-name="P50" svg:width="154.46pt" svg:height="58.11pt" svg:x="211.35pt" svg:y="175.95pt"><draw:text-box><text:list text:style-name=""><text:list-item><text:p text:style-name="P29"><text:span text:style-name="T23">列名リストを走査する</text:span></text:p></text:list-item><text:list-item><text:p text:style-name="P29"><text:span text:style-name="T23"/></text:p></text:list-item></text:list><text:p text:style-name="P49"><text:span text:style-name="T24">for(int i = 0 ;i &lt; listLength ; i ++)</text:span></text:p></draw:text-box></draw:frame></draw:g></draw:g><draw:line draw:style-name="gr3" draw:text-style-name="P28" svg:x1="287.29pt" svg:y1="548.56pt" svg:x2="287.29pt" svg:y2="572.8pt"><text:p/></draw:line><draw:frame draw:style-name="gr90" draw:text-style-name="P27" svg:width="139.72pt" svg:height="624.08pt" svg:x="0pt" svg:y="6.75pt"><draw:text-box><text:p><text:span text:style-name="T2">Fig7</text:span></text:p><text:p><text:span text:style-name="T2">関数名：</text:span><text:span text:style-name="T2">isExistColumn</text:span></text:p><text:p text:style-name="P22"><text:span text:style-name="T2">概要 <text:s/></text:span><text:span text:style-name="T2">:</text:span><text:span text:style-name="T2">列名のリストに指定された列名があるかどうかを調べて結果を返す。</text:span></text:p><text:p text:style-name="P23"><text:span text:style-name="T2">引数 <text:s/></text:span><text:span text:style-name="T2">:String[] colNameList:</text:span><text:span text:style-name="T2">列名のリスト</text:span></text:p><text:p text:style-name="P24"><text:span text:style-name="T2">String key:</text:span><text:span text:style-name="T2">調べる列名。</text:span></text:p><text:p text:style-name="P23"><text:span text:style-name="T2">戻り値</text:span><text:span text:style-name="T2">:boolean :</text:span><text:span text:style-name="T2">引数で指定した列名があるかどうかの判定を返す</text:span></text:p><text:p text:style-name="P22"><text:span text:style-name="T2">変数 　</text:span><text:span text:style-name="T2">:boolean retBoo:</text:span><text:span text:style-name="T2">返却する判定の真理値を格納する変数</text:span></text:p><text:p text:style-name="P46"><text:span text:style-name="T2">int listLength:</text:span><text:span text:style-name="T2">列名リストの要素数を格納する変数</text:span></text:p><text:p text:style-name="P46"><text:span text:style-name="T2"/></text:p></draw:text-box></draw:frame><draw:custom-shape draw:style-name="gr24" draw:text-style-name="P42" svg:width="23.39pt" svg:height="23.92pt" svg:x="266pt" svg:y="0pt"><text:p text:style-name="P29"><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42" svg:width="23.39pt" svg:height="23.92pt" svg:x="276.66pt" svg:y="569.34pt"><text:p text:style-name="P29"><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8" svg:x1="278.25pt" svg:y1="23.9pt" svg:x2="278.25pt" svg:y2="45.1pt"><text:p/></draw:line><draw:g draw:style-name="gr4"><draw:custom-shape draw:style-name="gr102" draw:text-style-name="P34" svg:width="205.82pt" svg:height="19.67pt" svg:x="177.59pt" svg:y="45.1pt"><text:p text:style-name="P33"><text:span text:style-name="T8">boolean retBoo = false;</text:span></text:p><draw:enhanced-geometry svg:viewBox="0 0 21600 21600" draw:glue-points="10800 0 0 10800 10800 21600 21600 10800" draw:type="flowchart-process" draw:enhanced-path="M 0 0 L 21600 0 21600 21600 0 21600 0 0 Z N"/></draw:custom-shape><draw:custom-shape draw:style-name="gr103" draw:text-style-name="P47" svg:width="205.82pt" svg:height="19.62pt" svg:x="177.59pt" svg:y="64.74pt"><text:p text:style-name="P33"><text:span text:style-name="T20">返却する真理値の変数を用意する</text:span></text:p><draw:enhanced-geometry svg:viewBox="0 0 21600 21600" draw:glue-points="10800 0 0 10800 10800 21600 21600 10800" draw:type="flowchart-process" draw:enhanced-path="M 0 0 L 21600 0 21600 21600 0 21600 0 0 Z N"/></draw:custom-shape></draw:g><draw:line draw:style-name="gr3" draw:text-style-name="P28" svg:x1="280.2pt" svg:y1="84.36pt" svg:x2="280.2pt" svg:y2="108.6pt"><text:p/></draw:line><draw:g draw:style-name="gr4"><draw:custom-shape draw:style-name="gr104" draw:text-style-name="P34" svg:width="205.23pt" svg:height="21.32pt" svg:x="177.59pt" svg:y="109.11pt"><text:p text:style-name="P33"><text:span text:style-name="T8">int listLength = colNameList.length;</text:span></text:p><draw:enhanced-geometry svg:viewBox="0 0 21600 21600" draw:glue-points="10800 0 0 10800 10800 21600 21600 10800" draw:type="flowchart-process" draw:enhanced-path="M 0 0 L 21600 0 21600 21600 0 21600 0 0 Z N"/></draw:custom-shape><draw:custom-shape draw:style-name="gr105" draw:text-style-name="P47" svg:width="205.23pt" svg:height="21.17pt" svg:x="177.59pt" svg:y="130.39pt"><text:p text:style-name="P33"><text:span text:style-name="T20">走査する列名リストの要素数を取得する</text:span></text:p><draw:enhanced-geometry svg:viewBox="0 0 21600 21600" draw:glue-points="10800 0 0 10800 10800 21600 21600 10800" draw:type="flowchart-process" draw:enhanced-path="M 0 0 L 21600 0 21600 21600 0 21600 0 0 Z N"/></draw:custom-shape></draw:g><draw:line draw:style-name="gr3" draw:text-style-name="P28" svg:x1="278.25pt" svg:y1="151.6pt" svg:x2="278.25pt" svg:y2="172.8pt"><text:p/></draw:line><draw:g draw:style-name="gr4"><draw:custom-shape draw:style-name="gr100" draw:text-style-name="P34" svg:width="205.82pt" svg:height="27.27pt" svg:x="181.16pt" svg:y="495.04pt"><text:p text:style-name="P33"><text:span text:style-name="T8">return colNameList;</text:span></text:p><draw:enhanced-geometry svg:viewBox="0 0 21600 21600" draw:glue-points="10800 0 0 10800 10800 21600 21600 10800" draw:type="flowchart-process" draw:enhanced-path="M 0 0 L 21600 0 21600 21600 0 21600 0 0 Z N"/></draw:custom-shape><draw:custom-shape draw:style-name="gr101" draw:text-style-name="P47" svg:width="205.82pt" svg:height="27.13pt" svg:x="181.16pt" svg:y="522.31pt"><text:p text:style-name="P33"><text:span text:style-name="T20">作成した列名リストを返す</text:span></text:p><draw:enhanced-geometry svg:viewBox="0 0 21600 21600" draw:glue-points="10800 0 0 10800 10800 21600 21600 10800" draw:type="flowchart-process" draw:enhanced-path="M 0 0 L 21600 0 21600 21600 0 21600 0 0 Z N"/></draw:custom-shape></draw:g><draw:line draw:style-name="gr8" draw:text-style-name="P29" svg:x1="144.71pt" svg:y1="2.41pt" svg:x2="144.71pt" svg:y2="679.01pt"><text:p/></draw:line><draw:custom-shape draw:style-name="gr76" draw:text-style-name="P41" svg:width="187.48pt" svg:height="74.27pt" svg:x="188.25pt" svg:y="250.64pt"><text:p text:style-name="P29"><text:span text:style-name="T13">key</text:span><text:span text:style-name="T13">に該当する列名があれば</text:span></text:p><text:p text:style-name="P29"><text:span text:style-name="T13">if(key.equals(colNameList[i]))</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4"><draw:custom-shape draw:style-name="gr119" draw:text-style-name="P34" svg:width="145.67pt" svg:height="27.27pt" svg:x="392.8pt" svg:y="342.96pt"><text:p text:style-name="P33"><text:span text:style-name="T8">retBoo = true;</text:span></text:p><draw:enhanced-geometry svg:viewBox="0 0 21600 21600" draw:glue-points="10800 0 0 10800 10800 21600 21600 10800" draw:type="flowchart-process" draw:enhanced-path="M 0 0 L 21600 0 21600 21600 0 21600 0 0 Z N"/></draw:custom-shape><draw:custom-shape draw:style-name="gr120" draw:text-style-name="P47" svg:width="145.67pt" svg:height="27.13pt" svg:x="392.8pt" svg:y="370.2pt"><text:p text:style-name="P33"><text:span text:style-name="T20">該当する列名があったという</text:span></text:p><text:p text:style-name="P33"><text:span text:style-name="T20">判定となる</text:span></text:p><draw:enhanced-geometry svg:viewBox="0 0 21600 21600" draw:glue-points="10800 0 0 10800 10800 21600 21600 10800" draw:type="flowchart-process" draw:enhanced-path="M 0 0 L 21600 0 21600 21600 0 21600 0 0 Z N"/></draw:custom-shape></draw:g><draw:polyline draw:style-name="gr20" draw:text-style-name="P29" svg:width="95.53pt" svg:height="56.58pt" svg:x="375.7pt" svg:y="286.36pt" svg:viewBox="0 0 3371 1997" draw:points="0,0 3371,0 3371,1997"><text:p/></draw:polyline><draw:polyline draw:style-name="gr20" draw:text-style-name="P29" svg:width="183.91pt" svg:height="72.96pt" svg:x="287.32pt" svg:y="397.3pt" svg:viewBox="0 0 6489 2575" draw:points="6489,0 6489,2575 0,2575"><text:p/></draw:polyline><draw:frame draw:style-name="gr121" svg:width="24.83pt" svg:height="21.26pt" svg:x="333.24pt" svg:y="318.16pt"><draw:text-box><text:p>N</text:p></draw:text-box></draw:frame><draw:frame draw:style-name="gr36" svg:width="21.23pt" svg:height="17.72pt" svg:x="382.79pt" svg:y="254.49pt"><draw:text-box><text:p>Y</text:p></draw:text-box></draw:frame></draw:g></text:p>
      <text:p text:style-name="P17"><draw:g text:anchor-type="as-char" draw:z-index="10" draw:style-name="gr1"><draw:custom-shape draw:style-name="gr97" draw:text-style-name="P40" svg:width="201.69pt" svg:height="35.43pt" svg:x="181.16pt" svg:y="488.35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8" svg:x1="287.29pt" svg:y1="523.7pt" svg:x2="287.29pt" svg:y2="562.9pt"><text:p/></draw:line><draw:line draw:style-name="gr8" draw:text-style-name="P29" svg:x1="144.71pt" svg:y1="0pt" svg:x2="144.71pt" svg:y2="676.6pt"><text:p/></draw:line><draw:line draw:style-name="gr3" draw:text-style-name="P28" svg:x1="283.75pt" svg:y1="456.52pt" svg:x2="283.75pt" svg:y2="488.32pt"><text:p/></draw:line><draw:g draw:style-name="gr4"><draw:line draw:style-name="gr3" draw:text-style-name="P28" svg:x1="281.99pt" svg:y1="329.44pt" svg:x2="281.99pt" svg:y2="364.62pt"><text:p/></draw:line><draw:g draw:style-name="gr4"><draw:custom-shape draw:style-name="gr108" svg:width="197.26pt" svg:height="64.03pt" svg:x="184.71pt" svg:y="265.29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09" draw:text-style-name="P50" svg:width="154.46pt" svg:height="72.17pt" svg:x="211.35pt" svg:y="272.95pt"><draw:text-box><text:list text:style-name=""><text:list-item><text:p text:style-name="P29"><text:span text:style-name="T23">結果セットの列を</text:span></text:p></text:list-item><text:list-item><text:p text:style-name="P29"><text:span text:style-name="T23">走査する</text:span></text:p></text:list-item><text:list-item><text:p text:style-name="P29"><text:span text:style-name="T23"/></text:p></text:list-item></text:list><text:p text:style-name="P49"><text:span text:style-name="T24">for(int iLoop = 1 ;iLoop &lt;= ccount ; iLoop ++)</text:span></text:p></draw:text-box></draw:frame></draw:g></draw:g><draw:line draw:style-name="gr3" draw:text-style-name="P28" svg:x1="287.29pt" svg:y1="616.99pt" svg:x2="287.29pt" svg:y2="641.23pt"><text:p/></draw:line><draw:frame draw:style-name="gr90" draw:text-style-name="P27" svg:width="139.72pt" svg:height="624.08pt" svg:x="0pt" svg:y="6.8pt"><draw:text-box><text:p><text:span text:style-name="T2">Fig8</text:span></text:p><text:p><text:span text:style-name="T2">関数名：</text:span><text:span text:style-name="T2">checkColumn</text:span></text:p><text:p text:style-name="P22"><text:span text:style-name="T2">概要 <text:s/></text:span><text:span text:style-name="T2">:</text:span><text:span text:style-name="T2">結果セットに指定した列名を持つ列があるかをチェックする</text:span></text:p><text:p text:style-name="P23"><text:span text:style-name="T2">引数 <text:s/></text:span><text:span text:style-name="T2">:ResultSet rs:</text:span><text:span text:style-name="T2">指定した列があるかをチェックする対象の結果セット</text:span></text:p><text:p text:style-name="P24"><text:span text:style-name="T2">String columnName:</text:span><text:span text:style-name="T2">チェック対象の列名</text:span></text:p><text:p text:style-name="P23"><text:span text:style-name="T2">戻り値</text:span><text:span text:style-name="T2">:boolean:</text:span><text:span text:style-name="T2">列の存在を判定して返す</text:span></text:p><text:p text:style-name="P22"><text:span text:style-name="T2">変数 　</text:span><text:span text:style-name="T2">:Boolean retBoo:</text:span><text:span text:style-name="T2">返却する真理値を格納する変数</text:span></text:p><text:p text:style-name="P46"><text:span text:style-name="T2">ResultSetMetaData rsm:</text:span><text:span text:style-name="T2">結果セットのメタデータ</text:span><text:span text:style-name="T2">(</text:span><text:span text:style-name="T2">列定義のデータが格納されている</text:span><text:span text:style-name="T2">)</text:span></text:p><text:p text:style-name="P46"><text:span text:style-name="T2">int ccount:</text:span><text:span text:style-name="T2">結果セットの列の数を格納する変数</text:span></text:p><text:p text:style-name="P46"><text:span text:style-name="T2"/></text:p></draw:text-box></draw:frame><draw:custom-shape draw:style-name="gr24" draw:text-style-name="P42" svg:width="23.39pt" svg:height="23.92pt" svg:x="266pt" svg:y="0.06pt"><text:p text:style-name="P29"><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42" svg:width="23.39pt" svg:height="23.92pt" svg:x="273.15pt" svg:y="641.34pt"><text:p text:style-name="P29"><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8" svg:x1="278.25pt" svg:y1="23.9pt" svg:x2="278.25pt" svg:y2="45.1pt"><text:p/></draw:line><draw:g draw:style-name="gr4"><draw:custom-shape draw:style-name="gr102" draw:text-style-name="P34" svg:width="205.82pt" svg:height="19.67pt" svg:x="177pt" svg:y="134.31pt"><text:p text:style-name="P33"><text:span text:style-name="T8">ResultSetMetaData rsm = rs.getMetaData();</text:span></text:p><draw:enhanced-geometry svg:viewBox="0 0 21600 21600" draw:glue-points="10800 0 0 10800 10800 21600 21600 10800" draw:type="flowchart-process" draw:enhanced-path="M 0 0 L 21600 0 21600 21600 0 21600 0 0 Z N"/></draw:custom-shape><draw:custom-shape draw:style-name="gr103" draw:text-style-name="P47" svg:width="205.82pt" svg:height="19.62pt" svg:x="177pt" svg:y="153.95pt"><text:p text:style-name="P33"><text:span text:style-name="T20">結果セットのメタデータを取得する</text:span></text:p><draw:enhanced-geometry svg:viewBox="0 0 21600 21600" draw:glue-points="10800 0 0 10800 10800 21600 21600 10800" draw:type="flowchart-process" draw:enhanced-path="M 0 0 L 21600 0 21600 21600 0 21600 0 0 Z N"/></draw:custom-shape></draw:g><draw:line draw:style-name="gr3" draw:text-style-name="P28" svg:x1="280.2pt" svg:y1="109.84pt" svg:x2="280.2pt" svg:y2="134.08pt"><text:p/></draw:line><draw:line draw:style-name="gr3" draw:text-style-name="P28" svg:x1="280.2pt" svg:y1="240.69pt" svg:x2="280.2pt" svg:y2="264.93pt"><text:p/></draw:line><draw:g draw:style-name="gr4"><draw:custom-shape draw:style-name="gr104" draw:text-style-name="P34" svg:width="205.23pt" svg:height="21.32pt" svg:x="177.59pt" svg:y="198.31pt"><text:p text:style-name="P33"><text:span text:style-name="T8">int ccount = rsm.getColumnCount();</text:span></text:p><draw:enhanced-geometry svg:viewBox="0 0 21600 21600" draw:glue-points="10800 0 0 10800 10800 21600 21600 10800" draw:type="flowchart-process" draw:enhanced-path="M 0 0 L 21600 0 21600 21600 0 21600 0 0 Z N"/></draw:custom-shape><draw:custom-shape draw:style-name="gr105" draw:text-style-name="P47" svg:width="205.23pt" svg:height="21.17pt" svg:x="177.59pt" svg:y="219.6pt"><text:p text:style-name="P33"><text:span text:style-name="T20">結果セットの列の数を取得する</text:span></text:p><draw:enhanced-geometry svg:viewBox="0 0 21600 21600" draw:glue-points="10800 0 0 10800 10800 21600 21600 10800" draw:type="flowchart-process" draw:enhanced-path="M 0 0 L 21600 0 21600 21600 0 21600 0 0 Z N"/></draw:custom-shape></draw:g><draw:g draw:style-name="gr4"><draw:custom-shape draw:style-name="gr100" draw:text-style-name="P34" svg:width="205.82pt" svg:height="27.27pt" svg:x="181.16pt" svg:y="562.2pt"><text:p text:style-name="P33"><text:span text:style-name="T8">return retBoo;</text:span></text:p><draw:enhanced-geometry svg:viewBox="0 0 21600 21600" draw:glue-points="10800 0 0 10800 10800 21600 21600 10800" draw:type="flowchart-process" draw:enhanced-path="M 0 0 L 21600 0 21600 21600 0 21600 0 0 Z N"/></draw:custom-shape><draw:custom-shape draw:style-name="gr101" draw:text-style-name="P47" svg:width="205.82pt" svg:height="27.13pt" svg:x="181.16pt" svg:y="589.44pt"><text:p text:style-name="P33"><text:span text:style-name="T20">判定を返す</text:span></text:p><draw:enhanced-geometry svg:viewBox="0 0 21600 21600" draw:glue-points="10800 0 0 10800 10800 21600 21600 10800" draw:type="flowchart-process" draw:enhanced-path="M 0 0 L 21600 0 21600 21600 0 21600 0 0 Z N"/></draw:custom-shape></draw:g><draw:g draw:style-name="gr4"><draw:custom-shape draw:style-name="gr110" draw:text-style-name="P34" svg:width="205.82pt" svg:height="32.06pt" svg:x="177.59pt" svg:y="45.84pt"><text:p text:style-name="P33"><text:span text:style-name="T8">Boolean retBoo = false;</text:span></text:p><draw:enhanced-geometry svg:viewBox="0 0 21600 21600" draw:glue-points="10800 0 0 10800 10800 21600 21600 10800" draw:type="flowchart-process" draw:enhanced-path="M 0 0 L 21600 0 21600 21600 0 21600 0 0 Z N"/></draw:custom-shape><draw:custom-shape draw:style-name="gr111" draw:text-style-name="P47" svg:width="205.82pt" svg:height="31.97pt" svg:x="177.59pt" svg:y="77.9pt"><text:p text:style-name="P33"><text:span text:style-name="T20">返却用の真理値の変数を宣言、</text:span></text:p><text:p text:style-name="P33"><text:span text:style-name="T20">false</text:span><text:span text:style-name="T20">で初期化する</text:span></text:p><draw:enhanced-geometry svg:viewBox="0 0 21600 21600" draw:glue-points="10800 0 0 10800 10800 21600 21600 10800" draw:type="flowchart-process" draw:enhanced-path="M 0 0 L 21600 0 21600 21600 0 21600 0 0 Z N"/></draw:custom-shape></draw:g><draw:line draw:style-name="gr3" draw:text-style-name="P28" svg:x1="280.2pt" svg:y1="174.05pt" svg:x2="280.2pt" svg:y2="198.28pt"><text:p/></draw:line><draw:custom-shape draw:style-name="gr112" draw:text-style-name="P41" svg:width="226.43pt" svg:height="92.01pt" svg:x="171.04pt" svg:y="364.56pt"><text:p text:style-name="P29"><text:span text:style-name="T13">結果セットの列に指定した列名の</text:span></text:p><text:p text:style-name="P29"><text:span text:style-name="T13">列が存在する</text:span></text:p><text:p text:style-name="P29"><text:span text:style-name="T13">if(columnName.equals</text:span></text:p><text:p text:style-name="P29"><text:span text:style-name="T13">(rsm.getColumnLabel(iLoop)))</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4"><draw:custom-shape draw:style-name="gr113" draw:text-style-name="P34" svg:width="145.08pt" svg:height="27.27pt" svg:x="393.39pt" svg:y="450.14pt"><text:p text:style-name="P33"><text:span text:style-name="T8">retBoo = true</text:span></text:p><draw:enhanced-geometry svg:viewBox="0 0 21600 21600" draw:glue-points="10800 0 0 10800 10800 21600 21600 10800" draw:type="flowchart-process" draw:enhanced-path="M 0 0 L 21600 0 21600 21600 0 21600 0 0 Z N"/></draw:custom-shape><draw:custom-shape draw:style-name="gr114" draw:text-style-name="P47" svg:width="145.08pt" svg:height="27.13pt" svg:x="393.39pt" svg:y="477.41pt"><text:p text:style-name="P33"><text:span text:style-name="T20">返す変数に</text:span><text:span text:style-name="T20">true</text:span><text:span text:style-name="T20">を格納する</text:span></text:p><draw:enhanced-geometry svg:viewBox="0 0 21600 21600" draw:glue-points="10800 0 0 10800 10800 21600 21600 10800" draw:type="flowchart-process" draw:enhanced-path="M 0 0 L 21600 0 21600 21600 0 21600 0 0 Z N"/></draw:custom-shape></draw:g><draw:polyline draw:style-name="gr20" draw:text-style-name="P29" svg:width="71.12pt" svg:height="36.4pt" svg:x="397.45pt" svg:y="413.69pt" svg:viewBox="0 0 2510 1285" draw:points="0,0 2510,0 2510,1285"><text:p/></draw:polyline><draw:polyline draw:style-name="gr20" draw:text-style-name="P29" svg:width="183.91pt" svg:height="32.06pt" svg:x="287.32pt" svg:y="504.54pt" svg:viewBox="0 0 6489 1132" draw:points="6489,0 6489,1132 0,1132"><text:p/></draw:polyline><draw:frame draw:style-name="gr115" svg:width="24.83pt" svg:height="16.13pt" svg:x="354.7pt" svg:y="427.75pt"><draw:text-box><text:p>N</text:p></draw:text-box></draw:frame><draw:frame draw:style-name="gr116" svg:width="21.23pt" svg:height="13.86pt" svg:x="404.25pt" svg:y="379.59pt"><draw:text-box><text:p>Y</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style:font-face style:name="Times New Roman1" svg:font-family="'Times New Roman'"/>
    <style:font-face style:name="ＭＳ Ｐゴシック2" svg:font-family="'ＭＳ Ｐゴシック'"/>
    <style:font-face style:name="Times New Roman2" svg:font-family="'Times New Roman'" style:font-family-generic="modern"/>
    <style:font-face style:name="メイリオ2" svg:font-family="メイリオ" style:font-family-generic="moder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3" svg:font-family="'Times New Roman'" style:font-family-generic="swiss"/>
    <style:font-face style:name="ＭＳ Ｐゴシック3" svg:font-family="'ＭＳ Ｐゴシック'" style:font-family-generic="swiss"/>
    <style:font-face style:name="Monaco3" svg:font-family="Monaco" style:font-family-generic="modern" style:font-pitch="fixed"/>
    <style:font-face style:name="Arial Unicode MS1" svg:font-family="'Arial Unicode MS'" style:font-pitch="variable"/>
    <style:font-face style:name="Monaco1" svg:font-family="Monaco" style:font-pitch="variable"/>
    <style:font-face style:name="ＭＳ 明朝1" svg:font-family="'ＭＳ 明朝'" style:font-pitch="variable"/>
    <style:font-face style:name="ＭＳ Ｐゴシック" svg:font-family="'ＭＳ Ｐゴシック'" style:font-pitch="variable"/>
    <style:font-face style:name="ＭＳ Ｐゴシック4" svg:font-family="'ＭＳ Ｐゴシック'" style:font-adornments="標準" style:font-pitch="variable"/>
    <style:font-face style:name="ＭＳ Ｐ明朝1" svg:font-family="'ＭＳ Ｐ明朝'" style:font-pitch="variable"/>
    <style:font-face style:name="Arial Unicode MS3" svg:font-family="'Arial Unicode MS'" style:font-family-generic="modern" style:font-pitch="variable"/>
    <style:font-face style:name="Monaco2" svg:font-family="Monaco" style:font-family-generic="modern"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ＭＳ Ｐ明朝2" svg:font-family="'ＭＳ Ｐ明朝'" style:font-family-generic="modern" style:font-pitch="variable"/>
    <style:font-face style:name="Arial Unicode MS2" svg:font-family="'Arial Unicode MS'" style:font-family-generic="swiss" style:font-pitch="variable"/>
    <style:font-face style:name="Tahoma" svg:font-family="Tahoma" style:font-family-generic="swiss" style:font-pitch="variable"/>
    <style:font-face style:name="Tahoma1" svg:font-family="Tahoma" style:font-adornments="標準" style:font-family-generic="swiss" style:font-pitch="variable"/>
    <style:font-face style:name="ＭＳ Ｐゴシック1" svg:font-family="'ＭＳ Ｐゴシック'" style:font-family-generic="swiss" style:font-pitch="variable"/>
    <style:font-face style:name="ＭＳ Ｐ明朝3" svg:font-family="'ＭＳ Ｐ明朝'" style:font-family-generic="swiss" style:font-pitch="variable"/>
    <style:font-face style:name="Arial Unicode MS" svg:font-family="'Arial Unicode MS'"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fo:font-size="14pt" style:font-name-asian="ＭＳ Ｐゴシック5"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4" style:font-family-complex="'Arial Unicode M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4"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285.99pt" style:type="center"/>
          <style:tab-stop style:position="572pt"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94.99pt" fo:page-height="842pt" style:num-format="1" style:print-orientation="portrait" fo:margin-top="56.69pt" fo:margin-bottom="56.69pt" fo:margin-left="20.01pt" fo:margin-right="20.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columns fo:column-count="1" fo:column-gap="0pt"/>
        <style:footnote-sep style:width="0.51pt" style:distance-before-sep="2.86pt" style:distance-after-sep="2.86pt" style:line-style="solid" style:adjustment="left" style:rel-width="25%" style:color="#000000"/>
      </style:page-layout-properties>
      <style:header-style/>
      <style:footer-style>
        <style:header-footer-properties fo:min-height="28.4pt" fo:margin-left="0pt" fo:margin-right="0pt" fo:margin-top="14.2pt" style:dynamic-spacing="false"/>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4:58:43.475933000</meta:creation-date>
    <dc:date>2015-07-05T18:03:10.161554000</dc:date>
    <meta:editing-duration>P1DT3H43M54S</meta:editing-duration>
    <meta:editing-cycles>130</meta:editing-cycles>
    <meta:generator>LibreOffice/4.3.2.2$MacOSX_X86_64 LibreOffice_project/edfb5295ba211bd31ad47d0bad0118690f76407d</meta:generator>
    <meta:document-statistic meta:table-count="0" meta:image-count="0" meta:object-count="0" meta:page-count="14" meta:paragraph-count="18" meta:word-count="36" meta:character-count="59" meta:non-whitespace-character-count="57"/>
  </office:meta>
</office:document-meta>
</file>